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text-properties style:font-name="Courier New1" fo:font-size="10pt" style:font-size-asian="10pt" style:language-asian="de" style:country-asian="DE" style:font-size-complex="10pt"/>
    </style:style>
    <style:style style:name="P2" style:family="paragraph" style:parent-style-name="HTML_20_Preformatted">
      <style:text-properties style:font-name="Courier New1" fo:font-size="10pt" style:font-size-asian="10pt" style:font-size-complex="10pt"/>
    </style:style>
    <style:style style:name="P3" style:family="paragraph" style:parent-style-name="HTML_20_Preformatted">
      <style:text-properties style:font-name="Courier New1" fo:font-size="10pt" officeooo:paragraph-rsid="0099aa89" style:font-size-asian="10pt" style:font-size-complex="10pt"/>
    </style:style>
    <style:style style:name="P4" style:family="paragraph" style:parent-style-name="HTML_20_Preformatted">
      <style:text-properties officeooo:paragraph-rsid="0099aa89"/>
    </style:style>
    <style:style style:name="P5" style:family="paragraph" style:parent-style-name="HTML_20_Preformatted">
      <style:text-properties officeooo:paragraph-rsid="009b8c6c"/>
    </style:style>
    <style:style style:name="P6" style:family="paragraph" style:parent-style-name="Preformatted_20_Text">
      <style:text-properties style:font-name="Courier New1" fo:font-size="10pt" style:font-size-asian="10pt" style:font-size-complex="10pt"/>
    </style:style>
    <style:style style:name="P7" style:family="paragraph" style:parent-style-name="Preformatted_20_Text">
      <style:text-properties style:font-name="Courier New1" fo:font-size="10pt" style:font-size-asian="10pt" style:language-asian="de" style:country-asian="DE" style:font-size-complex="10pt"/>
    </style:style>
    <style:style style:name="P8" style:family="paragraph" style:parent-style-name="Heading_20_1">
      <style:paragraph-properties fo:margin-left="0in" fo:margin-right="0in" fo:margin-top="0in" fo:margin-bottom="0in" loext:contextual-spacing="false" fo:text-indent="0in" style:auto-text-indent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New1"/>
    </style:style>
    <style:style style:name="P10" style:family="paragraph" style:parent-style-name="Standard">
      <style:text-properties style:font-name="Courier New1" fo:font-size="10pt" style:font-size-asian="10pt" style:font-size-complex="10pt"/>
    </style:style>
    <style:style style:name="P11" style:family="paragraph" style:parent-style-name="Standard">
      <loext:graphic-properties draw:fill="solid" draw:fill-color="#ffffff"/>
      <style:paragraph-properties fo:background-color="#ffffff"/>
      <style:text-properties style:font-name="Courier New1" fo:font-size="10pt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background-color="#ffffff"/>
      <style:text-properties style:font-name="Courier New1" fo:font-size="10pt" officeooo:paragraph-rsid="00abcccb" style:font-size-asian="10pt" style:font-size-complex="10pt"/>
    </style:style>
    <style:style style:name="P13" style:family="paragraph" style:parent-style-name="Standard">
      <style:text-properties style:font-name="Courier New1" fo:font-size="10pt" style:font-size-asian="10pt" style:language-asian="de" style:country-asian="DE" style:font-size-complex="10pt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style:font-name="Courier New1" fo:font-size="10pt" style:font-size-asian="10pt" style:language-asian="de" style:country-asian="DE" style:font-size-complex="10pt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style:font-name="Courier New1" fo:font-size="10pt" officeooo:paragraph-rsid="009a6cf9" style:font-size-asian="10pt" style:language-asian="de" style:country-asian="DE" style:font-size-complex="10pt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style:font-name="Courier New1" officeooo:paragraph-rsid="009892d3"/>
    </style:style>
    <style:style style:name="P17" style:family="paragraph" style:parent-style-name="Standard">
      <style:text-properties style:font-name="Courier New1" style:language-asian="de" style:country-asian="DE"/>
    </style:style>
    <style:style style:name="P18" style:family="paragraph" style:parent-style-name="Standard">
      <style:text-properties style:font-name="Courier New1" officeooo:paragraph-rsid="0099aa89" style:language-asian="de" style:country-asian="DE"/>
    </style:style>
    <style:style style:name="P19" style:family="paragraph" style:parent-style-name="Standard">
      <style:text-properties style:font-name="Courier New1" officeooo:paragraph-rsid="009a6cf9" style:language-asian="de" style:country-asian="DE"/>
    </style:style>
    <style:style style:name="P20" style:family="paragraph" style:parent-style-name="Standard">
      <style:text-properties style:font-name="Courier New1" officeooo:paragraph-rsid="0099aa89"/>
    </style:style>
    <style:style style:name="P21" style:family="paragraph" style:parent-style-name="Standard">
      <style:text-properties style:font-name="Courier New1" officeooo:paragraph-rsid="009a6cf9"/>
    </style:style>
    <style:style style:name="P22" style:family="paragraph" style:parent-style-name="Standard">
      <style:text-properties officeooo:paragraph-rsid="0099aa89"/>
    </style:style>
    <style:style style:name="P23" style:family="paragraph" style:parent-style-name="Standard">
      <style:text-properties officeooo:paragraph-rsid="009b8c6c"/>
    </style:style>
    <style:style style:name="P24" style:family="paragraph" style:parent-style-name="Standard" style:list-style-name="">
      <style:text-properties style:font-name="Courier New1"/>
    </style:style>
    <style:style style:name="P25" style:family="paragraph" style:parent-style-name="Preformatted_20_Text" style:master-page-name="">
      <style:paragraph-properties style:page-number="auto"/>
      <style:text-properties officeooo:rsid="0013a93d" officeooo:paragraph-rsid="00ad25bb"/>
    </style:style>
    <style:style style:name="P26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ad25bb"/>
    </style:style>
    <style:style style:name="T1" style:family="text">
      <style:text-properties style:font-name="Courier New1" fo:font-size="10pt" style:font-size-asian="10pt" style:language-asian="de" style:country-asian="DE" style:font-size-complex="10pt"/>
    </style:style>
    <style:style style:name="T2" style:family="text">
      <style:text-properties style:font-name="Courier New1" fo:font-size="10pt" officeooo:rsid="009b8c6c" style:font-size-asian="10pt" style:language-asian="de" style:country-asian="DE" style:font-size-complex="10pt"/>
    </style:style>
    <style:style style:name="T3" style:family="text">
      <style:text-properties style:font-name="Courier New1" fo:font-size="10pt" officeooo:rsid="009e1f18" style:font-size-asian="10pt" style:language-asian="de" style:country-asian="DE" style:font-size-complex="10pt"/>
    </style:style>
    <style:style style:name="T4" style:family="text">
      <style:text-properties style:font-name="Courier New1" fo:font-size="10pt" officeooo:rsid="00a5b33c" style:font-size-asian="10pt" style:language-asian="de" style:country-asian="DE" style:font-size-complex="10pt"/>
    </style:style>
    <style:style style:name="T5" style:family="text">
      <style:text-properties style:font-name="Courier New1" fo:font-size="10pt" officeooo:rsid="00a72f2e" style:font-size-asian="10pt" style:language-asian="de" style:country-asian="DE" style:font-size-complex="10pt"/>
    </style:style>
    <style:style style:name="T6" style:family="text">
      <style:text-properties style:font-name="Courier New1" fo:font-size="10pt" officeooo:rsid="00abc130" style:font-size-asian="10pt" style:language-asian="de" style:country-asian="DE" style:font-size-complex="10pt"/>
    </style:style>
    <style:style style:name="T7" style:family="text">
      <style:text-properties style:font-name="Courier New1" fo:font-size="10pt" style:font-size-asian="10pt" style:font-size-complex="10pt"/>
    </style:style>
    <style:style style:name="T8" style:family="text">
      <style:text-properties style:font-name="Courier New1" fo:font-size="10pt" officeooo:rsid="009d3687" style:font-size-asian="10pt" style:font-size-complex="10pt"/>
    </style:style>
    <style:style style:name="T9" style:family="text">
      <style:text-properties style:font-name="Courier New1" fo:font-size="10pt" officeooo:rsid="009e1f18" style:font-size-asian="10pt" style:font-size-complex="10pt"/>
    </style:style>
    <style:style style:name="T10" style:family="text">
      <style:text-properties style:font-name="Courier New1" fo:font-size="10pt" officeooo:rsid="00a30a67" style:font-size-asian="10pt" style:font-size-complex="10pt"/>
    </style:style>
    <style:style style:name="T11" style:family="text">
      <style:text-properties style:font-name="Courier New1" fo:font-size="10pt" officeooo:rsid="00a4fdab" style:font-size-asian="10pt" style:font-size-complex="10pt"/>
    </style:style>
    <style:style style:name="T12" style:family="text">
      <style:text-properties style:font-name="Courier New1" fo:font-size="10pt" officeooo:rsid="00a5b33c" style:font-size-asian="10pt" style:font-size-complex="10pt"/>
    </style:style>
    <style:style style:name="T13" style:family="text">
      <style:text-properties fo:font-size="10pt" style:font-size-asian="10pt" style:language-asian="de" style:country-asian="DE" style:font-size-complex="10pt"/>
    </style:style>
    <style:style style:name="T14" style:family="text">
      <style:text-properties fo:font-size="10pt" officeooo:rsid="009892d3" style:font-size-asian="10pt" style:language-asian="de" style:country-asian="DE" style:font-size-complex="10pt"/>
    </style:style>
    <style:style style:name="T15" style:family="text">
      <style:text-properties fo:font-size="10pt" officeooo:rsid="00a791d9" style:font-size-asian="10pt" style:language-asian="de" style:country-asian="DE" style:font-size-complex="10pt"/>
    </style:style>
    <style:style style:name="T16" style:family="text">
      <style:text-properties fo:font-size="10pt" fo:font-weight="bold" officeooo:rsid="009d3687" style:font-size-asian="10pt" style:font-weight-asian="bold" style:font-size-complex="10pt" style:font-weight-complex="bold"/>
    </style:style>
    <style:style style:name="T17" style:family="text">
      <style:text-properties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18" style:family="text">
      <style:text-properties style:language-asian="de" style:country-asian="DE"/>
    </style:style>
    <style:style style:name="T19" style:family="text">
      <style:text-properties officeooo:rsid="0099aa89" style:language-asian="de" style:country-asian="DE"/>
    </style:style>
    <style:style style:name="T20" style:family="text">
      <style:text-properties officeooo:rsid="009e1f18" style:language-asian="de" style:country-asian="DE"/>
    </style:style>
    <style:style style:name="T21" style:family="text">
      <style:text-properties officeooo:rsid="00a30a67" style:language-asian="de" style:country-asian="DE"/>
    </style:style>
    <style:style style:name="T22" style:family="text">
      <style:text-properties officeooo:rsid="00a4fdab" style:language-asian="de" style:country-asian="DE"/>
    </style:style>
    <style:style style:name="T23" style:family="text">
      <style:text-properties officeooo:rsid="00a5b33c" style:language-asian="de" style:country-asian="D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a5b33c" style:font-weight-asian="normal" style:font-weight-complex="normal"/>
    </style:style>
    <style:style style:name="T26" style:family="text">
      <style:text-properties fo:font-weight="normal" style:language-asian="de" style:country-asian="DE" style:font-weight-asian="normal" style:font-weight-complex="normal"/>
    </style:style>
    <style:style style:name="T27" style:family="text">
      <style:text-properties fo:font-weight="normal" officeooo:rsid="00a5b33c" style:language-asian="de" style:country-asian="DE" style:font-weight-asian="normal" style:font-weight-complex="normal"/>
    </style:style>
    <style:style style:name="T28" style:family="text">
      <style:text-properties style:font-name="Courier New" fo:font-size="10pt" style:text-underline-style="none" fo:font-weight="normal" style:font-size-asian="10pt" style:language-asian="de" style:country-asian="DE" style:font-weight-asian="normal" style:font-name-complex="Courier New2" style:font-size-complex="10pt" style:font-weight-complex="normal"/>
    </style:style>
    <style:style style:name="T29" style:family="text">
      <style:text-properties style:font-name="Courier New" fo:font-size="10pt" style:text-underline-style="none" fo:font-weight="normal" officeooo:rsid="009a210d" style:font-size-asian="10pt" style:language-asian="de" style:country-asian="DE" style:font-weight-asian="normal" style:font-name-complex="Courier New2" style:font-size-complex="10pt" style:font-weight-complex="normal"/>
    </style:style>
    <style:style style:name="T30" style:family="text">
      <style:text-properties officeooo:rsid="009d3687"/>
    </style:style>
    <style:style style:name="T31" style:family="text">
      <style:text-properties officeooo:rsid="009e1f18"/>
    </style:style>
    <style:style style:name="T32" style:family="text">
      <style:text-properties officeooo:rsid="00a0201b"/>
    </style:style>
    <style:style style:name="T33" style:family="text">
      <style:text-properties officeooo:rsid="00a1e891"/>
    </style:style>
    <style:style style:name="T34" style:family="text">
      <style:text-properties officeooo:rsid="00a30a67"/>
    </style:style>
    <style:style style:name="T35" style:family="text">
      <style:text-properties officeooo:rsid="00a4fdab"/>
    </style:style>
    <style:style style:name="T36" style:family="text">
      <style:text-properties officeooo:rsid="00a5b33c"/>
    </style:style>
    <style:style style:name="T37" style:family="text">
      <style:text-properties officeooo:rsid="00abc130"/>
    </style:style>
    <style:style style:name="T38" style:family="text">
      <style:text-properties fo:color="#000000" style:text-underline-style="none" fo:font-weight="normal" officeooo:rsid="00af6956" style:language-asian="de" style:country-asian="DE" style:font-weight-asian="normal" style:font-name-complex="Courier New2" style:font-weight-complex="normal"/>
    </style:style>
    <style:style style:name="T39" style:family="text">
      <style:text-properties fo:color="#000000" style:font-name="Courier New1" fo:font-size="10pt" style:text-underline-style="solid" style:text-underline-width="auto" style:text-underline-color="font-color" fo:font-weight="bold" officeooo:rsid="0014f3e5" style:font-size-asian="10pt" style:font-weight-asian="bold" style:font-size-complex="10pt" style:font-weight-complex="bold"/>
    </style:style>
    <style:style style:name="T40" style:family="text">
      <style:text-properties fo:color="#000000" style:font-name="Courier New1" fo:font-size="10pt" style:text-underline-style="solid" style:text-underline-width="auto" style:text-underline-color="font-color" fo:font-weight="bold" officeooo:rsid="00141fd8" style:font-size-asian="10pt" style:font-weight-asian="bold" style:font-size-complex="10pt" style:font-weight-complex="bold"/>
    </style:style>
    <style:style style:name="T41" style:family="text">
      <style:text-properties fo:color="#000000" style:font-name="Courier New1" fo:font-size="10pt" style:text-underline-style="solid" style:text-underline-width="auto" style:text-underline-color="font-color" officeooo:rsid="0014f3e5" style:font-size-asian="10pt" style:font-size-complex="10pt"/>
    </style:style>
    <style:style style:name="T42" style:family="text">
      <style:text-properties fo:color="#000000" style:font-name="Courier New1" fo:font-size="10pt" style:text-underline-style="solid" style:text-underline-width="auto" style:text-underline-color="font-color" officeooo:rsid="00141fd8" style:font-size-asian="10pt" style:font-size-complex="10pt"/>
    </style:style>
    <style:style style:name="T43" style:family="text">
      <style:text-properties fo:color="#000000" style:font-name="Courier New1" fo:font-size="10pt" style:text-underline-style="solid" style:text-underline-width="auto" style:text-underline-color="font-color" fo:font-weight="normal" officeooo:rsid="0014f3e5" style:font-size-asian="10pt" style:font-weight-asian="normal" style:font-size-complex="10pt" style:font-weight-complex="normal"/>
    </style:style>
    <style:style style:name="T44" style:family="text">
      <style:text-properties fo:color="#000000" style:font-name="Courier New1" fo:font-size="10pt" style:text-underline-style="solid" style:text-underline-width="auto" style:text-underline-color="font-color" fo:font-weight="normal" officeooo:rsid="00141fd8" style:font-size-asian="10pt" style:font-weight-asian="normal" style:font-size-complex="10pt" style:font-weight-complex="normal"/>
    </style:style>
    <style:style style:name="T45" style:family="text">
      <style:text-properties fo:color="#000000" style:font-name="Courier New1" fo:font-size="10pt" fo:font-weight="normal" officeooo:rsid="0014f3e5" style:font-size-asian="10pt" style:font-weight-asian="normal" style:font-size-complex="10pt" style:font-weight-complex="normal"/>
    </style:style>
    <style:style style:name="T46" style:family="text">
      <style:text-properties fo:color="#000000" style:font-name="Courier New1" fo:font-size="10pt" fo:font-weight="normal" officeooo:rsid="00141fd8" style:font-size-asian="10pt" style:font-weight-asian="normal" style:font-size-complex="10pt" style:font-weight-complex="normal"/>
    </style:style>
    <style:style style:name="T47" style:family="text">
      <style:text-properties fo:color="#000000" style:font-name="Courier New1" fo:font-size="10pt" style:text-underline-style="none" fo:font-weight="normal" officeooo:rsid="0014f3e5" style:font-size-asian="10pt" style:font-weight-asian="normal" style:font-size-complex="10pt" style:font-weight-complex="normal"/>
    </style:style>
    <style:style style:name="T48" style:family="text">
      <style:text-properties fo:color="#000000" style:font-name="Courier New1" fo:font-size="10pt" style:text-underline-style="none" fo:font-weight="normal" officeooo:rsid="00141fd8" style:font-size-asian="10pt" style:font-weight-asian="normal" style:font-size-complex="10pt" style:font-weight-complex="normal"/>
    </style:style>
    <style:style style:name="T49" style:family="text">
      <style:text-properties fo:color="#000000" style:font-name="Courier New1" fo:font-size="10pt" style:text-underline-style="none" fo:font-weight="normal" officeooo:rsid="009d3687" style:font-size-asian="10pt" style:font-weight-asian="normal" style:font-size-complex="10pt" style:font-weight-complex="normal"/>
    </style:style>
    <style:style style:name="T50" style:family="text">
      <style:text-properties fo:color="#000000" style:font-name="Courier New1" fo:font-size="10pt" style:text-underline-style="none" fo:font-weight="normal" officeooo:rsid="00ad25bb" style:font-size-asian="10pt" style:font-weight-asian="normal" style:font-size-complex="10pt" style:font-weight-complex="normal"/>
    </style:style>
    <style:style style:name="T51" style:family="text">
      <style:text-properties fo:color="#000000" fo:font-size="10pt" style:text-underline-style="solid" style:text-underline-width="auto" style:text-underline-color="font-color" fo:font-weight="bold" officeooo:rsid="0014f3e5" style:font-size-asian="10pt" style:font-weight-asian="bold" style:font-size-complex="10pt" style:font-weight-complex="bold"/>
    </style:style>
    <style:style style:name="T52" style:family="text">
      <style:text-properties fo:color="#000000" fo:font-size="10pt" style:text-underline-style="solid" style:text-underline-width="auto" style:text-underline-color="font-color" fo:font-weight="bold" officeooo:rsid="00141fd8" style:font-size-asian="10pt" style:font-weight-asian="bold" style:font-size-complex="10pt" style:font-weight-complex="bold"/>
    </style:style>
    <style:style style:name="T53" style:family="text">
      <style:text-properties fo:color="#0000ff" style:font-name="Courier New1" fo:font-size="10pt" style:text-underline-style="solid" style:text-underline-width="auto" style:text-underline-color="font-color" fo:font-weight="bold" officeooo:rsid="00141fd8" style:font-size-asian="10pt" style:font-weight-asian="bold" style:font-size-complex="10pt" style:font-weight-complex="bold"/>
    </style:style>
    <style:style style:name="T54" style:family="text">
      <style:text-properties fo:color="#0000ff" style:font-name="Courier New1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55" style:family="text">
      <style:text-properties fo:color="#0000ff" style:font-name="Courier New1" fo:font-size="10pt" style:text-underline-style="solid" style:text-underline-width="auto" style:text-underline-color="font-color" officeooo:rsid="00141fd8" style:font-size-asian="10pt" style:font-size-complex="10pt"/>
    </style:style>
    <style:style style:name="T56" style:family="text">
      <style:text-properties fo:color="#0000ff" style:font-name="Courier New1" fo:font-size="10pt" style:text-underline-style="solid" style:text-underline-width="auto" style:text-underline-color="font-color" officeooo:rsid="009d3687" style:font-size-asian="10pt" style:font-size-complex="10pt"/>
    </style:style>
    <style:style style:name="T57" style:family="text">
      <style:text-properties fo:color="#0000ff" style:font-name="Courier New1" fo:font-size="10pt" style:text-underline-style="solid" style:text-underline-width="auto" style:text-underline-color="font-color" fo:font-weight="normal" officeooo:rsid="00141fd8" style:font-size-asian="10pt" style:font-weight-asian="normal" style:font-size-complex="10pt" style:font-weight-complex="normal"/>
    </style:style>
    <style:style style:name="T58" style:family="text">
      <style:text-properties fo:color="#0000ff" style:font-name="Courier New1" fo:font-size="10pt" style:text-underline-style="solid" style:text-underline-width="auto" style:text-underline-color="font-color" fo:font-weight="normal" officeooo:rsid="009d3687" style:font-size-asian="10pt" style:font-weight-asian="normal" style:font-size-complex="10pt" style:font-weight-complex="normal"/>
    </style:style>
    <style:style style:name="T59" style:family="text">
      <style:text-properties fo:color="#0000ff" style:font-name="Courier New1" fo:font-size="10pt" style:text-underline-style="none" fo:font-weight="bold" officeooo:rsid="00141fd8" style:font-size-asian="10pt" style:font-weight-asian="bold" style:font-size-complex="10pt" style:font-weight-complex="bold"/>
    </style:style>
    <style:style style:name="T60" style:family="text">
      <style:text-properties fo:color="#0000ff" style:font-name="Courier New1" fo:font-size="10pt" style:text-underline-style="none" officeooo:rsid="00141fd8" style:font-size-asian="10pt" style:font-size-complex="10pt"/>
    </style:style>
    <style:style style:name="T61" style:family="text">
      <style:text-properties fo:color="#0000ff" style:font-name="Courier New1" fo:font-size="10pt" style:text-underline-style="none" fo:font-weight="normal" officeooo:rsid="00141fd8" style:font-size-asian="10pt" style:font-weight-asian="normal" style:font-size-complex="10pt" style:font-weight-complex="normal"/>
    </style:style>
    <style:style style:name="T62" style:family="text">
      <style:text-properties fo:color="#0000ff" style:font-name="Courier New1" fo:font-size="10pt" style:text-underline-style="none" fo:font-weight="normal" officeooo:rsid="009d3687" style:font-size-asian="10pt" style:font-weight-asian="normal" style:font-size-complex="10pt" style:font-weight-complex="normal"/>
    </style:style>
    <style:style style:name="T63" style:family="text">
      <style:text-properties fo:color="#0000ff" style:font-name="Courier New1" fo:font-size="10pt" fo:font-weight="bold" officeooo:rsid="009d3687" style:font-size-asian="10pt" style:font-weight-asian="bold" style:font-size-complex="10pt" style:font-weight-complex="bold"/>
    </style:style>
    <style:style style:name="T64" style:family="text">
      <style:text-properties fo:color="#0000ff" style:font-name="Courier New1" fo:font-size="10pt" officeooo:rsid="009d3687" style:font-size-asian="10pt" style:font-size-complex="10pt"/>
    </style:style>
    <style:style style:name="T65" style:family="text">
      <style:text-properties fo:color="#0000ff" style:font-name="Courier New1" fo:font-size="10pt" fo:font-weight="normal" officeooo:rsid="009d3687" style:font-size-asian="10pt" style:font-weight-asian="normal" style:font-size-complex="10pt" style:font-weight-complex="normal"/>
    </style:style>
    <style:style style:name="T66" style:family="text">
      <style:text-properties fo:color="#0000ff" style:font-name="Courier New1" fo:font-size="10pt" fo:font-weight="normal" officeooo:rsid="00141fd8" style:font-size-asian="10pt" style:font-weight-asian="normal" style:font-size-complex="10pt" style:font-weight-complex="normal"/>
    </style:style>
    <style:style style:name="T67" style:family="text">
      <style:text-properties fo:color="#0000ff" fo:font-size="10pt" style:text-underline-style="solid" style:text-underline-width="auto" style:text-underline-color="font-color" fo:font-weight="bold" officeooo:rsid="00141fd8" style:font-size-asian="10pt" style:font-weight-asian="bold" style:font-size-complex="10pt" style:font-weight-complex="bold"/>
    </style:style>
    <style:style style:name="T68" style:family="text">
      <style:text-properties fo:color="#0000ff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69" style:family="text">
      <style:text-properties fo:color="#0000ff" fo:font-size="10pt" style:text-underline-style="none" fo:font-weight="bold" officeooo:rsid="00141fd8" style:font-size-asian="10pt" style:font-weight-asian="bold" style:font-size-complex="10pt" style:font-weight-complex="bold"/>
    </style:style>
    <style:style style:name="T70" style:family="text">
      <style:text-properties fo:color="#0000ff" fo:font-size="10pt" fo:font-weight="bold" officeooo:rsid="009d3687" style:font-size-asian="10pt" style:font-weight-asian="bold" style:font-size-complex="10pt" style:font-weight-complex="bold"/>
    </style:style>
    <style:style style:name="T71" style:family="text">
      <style:text-properties style:font-name="Courier New1" fo:font-size="10pt" fo:font-weight="bold" officeooo:rsid="009d3687" style:font-size-asian="10pt" style:font-weight-asian="bold" style:font-size-complex="10pt" style:font-weight-complex="bold"/>
    </style:style>
    <style:style style:name="T72" style:family="text">
      <style:text-properties style:font-name="Courier New1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73" style:family="text">
      <style:text-properties style:font-name="Courier New1" fo:font-size="10pt" style:text-underline-style="solid" style:text-underline-width="auto" style:text-underline-color="font-color" officeooo:rsid="009d3687" style:font-size-asian="10pt" style:font-size-complex="10pt"/>
    </style:style>
    <style:style style:name="T74" style:family="text">
      <style:text-properties style:font-name="Courier New1" fo:font-size="10pt" style:text-underline-style="solid" style:text-underline-width="auto" style:text-underline-color="font-color" fo:font-weight="normal" officeooo:rsid="009d3687" style:font-size-asian="10pt" style:font-weight-asian="normal" style:font-size-complex="10pt" style:font-weight-complex="normal"/>
    </style:style>
    <style:style style:name="T75" style:family="text">
      <style:text-properties style:font-name="Courier New1" fo:font-size="10pt" officeooo:rsid="009d3687" style:font-size-asian="10pt" style:font-size-complex="10pt"/>
    </style:style>
    <style:style style:name="T76" style:family="text">
      <style:text-properties style:font-name="Courier New1" fo:font-size="10pt" fo:font-weight="normal" officeooo:rsid="009d3687" style:font-size-asian="10pt" style:font-weight-asian="normal" style:font-size-complex="10pt" style:font-weight-complex="normal"/>
    </style:style>
    <style:style style:name="T77" style:family="text">
      <style:text-properties style:font-name="Courier New1" fo:font-size="10pt" style:text-underline-style="none" fo:font-weight="normal" officeooo:rsid="009d3687" style:font-size-asian="10pt" style:font-weight-asian="normal" style:font-size-complex="10pt" style:font-weight-complex="normal"/>
    </style:style>
    <style:style style:name="T78" style:family="text">
      <style:text-properties style:font-name="Courier New1" fo:font-size="10pt" style:text-underline-style="none" fo:font-weight="normal" officeooo:rsid="0014f3e5" style:font-size-asian="10pt" style:font-weight-asian="normal" style:font-size-complex="10pt" style:font-weight-complex="normal"/>
    </style:style>
    <style:style style:name="T79" style:family="text">
      <style:text-properties style:font-name="Courier New1" fo:font-size="10pt" style:text-underline-style="none" fo:font-weight="normal" officeooo:rsid="00141fd8" style:font-size-asian="10pt" style:font-weight-asian="normal" style:font-size-complex="10pt" style:font-weight-complex="normal"/>
    </style:style>
    <style:style style:name="T80" style:family="text">
      <style:text-properties style:font-name="Courier New1" fo:font-size="10pt" style:text-underline-style="none" fo:font-weight="normal" officeooo:rsid="00ad25bb" style:font-size-asian="10pt" style:font-weight-asian="normal" style:font-size-complex="10pt" style:font-weight-complex="normal"/>
    </style:style>
    <style:style style:name="T81" style:family="text">
      <style:text-properties fo:color="#ff0000" style:font-name="Courier New1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82" style:family="text">
      <style:text-properties fo:color="#ff0000" style:font-name="Courier New1" fo:font-size="10pt" style:text-underline-style="solid" style:text-underline-width="auto" style:text-underline-color="font-color" officeooo:rsid="009d3687" style:font-size-asian="10pt" style:font-size-complex="10pt"/>
    </style:style>
    <style:style style:name="T83" style:family="text">
      <style:text-properties fo:color="#ff0000" style:font-name="Courier New1" fo:font-size="10pt" style:text-underline-style="solid" style:text-underline-width="auto" style:text-underline-color="font-color" fo:font-weight="normal" officeooo:rsid="009d3687" style:font-size-asian="10pt" style:font-weight-asian="normal" style:font-size-complex="10pt" style:font-weight-complex="normal"/>
    </style:style>
    <style:style style:name="T84" style:family="text">
      <style:text-properties fo:color="#ff0000" style:font-name="Courier New1" fo:font-size="10pt" fo:font-weight="bold" officeooo:rsid="009d3687" style:font-size-asian="10pt" style:font-weight-asian="bold" style:font-size-complex="10pt" style:font-weight-complex="bold"/>
    </style:style>
    <style:style style:name="T85" style:family="text">
      <style:text-properties fo:color="#ff0000" style:font-name="Courier New1" fo:font-size="10pt" officeooo:rsid="009d3687" style:font-size-asian="10pt" style:font-size-complex="10pt"/>
    </style:style>
    <style:style style:name="T86" style:family="text">
      <style:text-properties fo:color="#ff0000" style:font-name="Courier New1" fo:font-size="10pt" fo:font-weight="normal" officeooo:rsid="009d3687" style:font-size-asian="10pt" style:font-weight-asian="normal" style:font-size-complex="10pt" style:font-weight-complex="normal"/>
    </style:style>
    <style:style style:name="T87" style:family="text">
      <style:text-properties fo:color="#ff0000" style:font-name="Courier New1" fo:font-size="10pt" style:text-underline-style="none" fo:font-weight="normal" officeooo:rsid="009d3687" style:font-size-asian="10pt" style:font-weight-asian="normal" style:font-size-complex="10pt" style:font-weight-complex="normal"/>
    </style:style>
    <style:style style:name="T88" style:family="text">
      <style:text-properties fo:color="#ff0000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89" style:family="text">
      <style:text-properties fo:color="#ff0000" fo:font-size="10pt" fo:font-weight="bold" officeooo:rsid="009d3687" style:font-size-asian="10pt" style:font-weight-asian="bold" style:font-size-complex="10pt" style:font-weight-complex="bold"/>
    </style:style>
    <style:style style:name="T90" style:family="text">
      <style:text-properties fo:color="#008400" style:font-name="Courier New1" fo:font-size="10pt" fo:font-weight="bold" officeooo:rsid="009d3687" style:font-size-asian="10pt" style:font-weight-asian="bold" style:font-size-complex="10pt" style:font-weight-complex="bold"/>
    </style:style>
    <style:style style:name="T91" style:family="text">
      <style:text-properties fo:color="#008400" style:font-name="Courier New1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92" style:family="text">
      <style:text-properties fo:color="#008400" style:font-name="Courier New1" fo:font-size="10pt" style:text-underline-style="solid" style:text-underline-width="auto" style:text-underline-color="font-color" fo:font-weight="bold" officeooo:rsid="00ad25bb" style:font-size-asian="10pt" style:font-weight-asian="bold" style:font-size-complex="10pt" style:font-weight-complex="bold"/>
    </style:style>
    <style:style style:name="T93" style:family="text">
      <style:text-properties fo:color="#008400" style:font-name="Courier New1" fo:font-size="10pt" style:text-underline-style="solid" style:text-underline-width="auto" style:text-underline-color="font-color" officeooo:rsid="009d3687" style:font-size-asian="10pt" style:font-size-complex="10pt"/>
    </style:style>
    <style:style style:name="T94" style:family="text">
      <style:text-properties fo:color="#008400" style:font-name="Courier New1" fo:font-size="10pt" style:text-underline-style="solid" style:text-underline-width="auto" style:text-underline-color="font-color" officeooo:rsid="00ad25bb" style:font-size-asian="10pt" style:font-size-complex="10pt"/>
    </style:style>
    <style:style style:name="T95" style:family="text">
      <style:text-properties fo:color="#008400" style:font-name="Courier New1" fo:font-size="10pt" style:text-underline-style="solid" style:text-underline-width="auto" style:text-underline-color="font-color" fo:font-weight="normal" officeooo:rsid="009d3687" style:font-size-asian="10pt" style:font-weight-asian="normal" style:font-size-complex="10pt" style:font-weight-complex="normal"/>
    </style:style>
    <style:style style:name="T96" style:family="text">
      <style:text-properties fo:color="#008400" style:font-name="Courier New1" fo:font-size="10pt" style:text-underline-style="solid" style:text-underline-width="auto" style:text-underline-color="font-color" fo:font-weight="normal" officeooo:rsid="00ad25bb" style:font-size-asian="10pt" style:font-weight-asian="normal" style:font-size-complex="10pt" style:font-weight-complex="normal"/>
    </style:style>
    <style:style style:name="T97" style:family="text">
      <style:text-properties fo:color="#008400" style:font-name="Courier New1" fo:font-size="10pt" officeooo:rsid="009d3687" style:font-size-asian="10pt" style:font-size-complex="10pt"/>
    </style:style>
    <style:style style:name="T98" style:family="text">
      <style:text-properties fo:color="#008400" style:font-name="Courier New1" fo:font-size="10pt" fo:font-weight="normal" officeooo:rsid="009d3687" style:font-size-asian="10pt" style:font-weight-asian="normal" style:font-size-complex="10pt" style:font-weight-complex="normal"/>
    </style:style>
    <style:style style:name="T99" style:family="text">
      <style:text-properties fo:color="#008400" style:font-name="Courier New1" fo:font-size="10pt" fo:font-weight="normal" officeooo:rsid="00ad25bb" style:font-size-asian="10pt" style:font-weight-asian="normal" style:font-size-complex="10pt" style:font-weight-complex="normal"/>
    </style:style>
    <style:style style:name="T100" style:family="text">
      <style:text-properties fo:color="#008400" style:font-name="Courier New1" fo:font-size="10pt" style:text-underline-style="none" fo:font-weight="normal" officeooo:rsid="009d3687" style:font-size-asian="10pt" style:font-weight-asian="normal" style:font-size-complex="10pt" style:font-weight-complex="normal"/>
    </style:style>
    <style:style style:name="T101" style:family="text">
      <style:text-properties fo:color="#008400" style:font-name="Courier New1" fo:font-size="10pt" style:text-underline-style="none" fo:font-weight="normal" officeooo:rsid="00ad25bb" style:font-size-asian="10pt" style:font-weight-asian="normal" style:font-size-complex="10pt" style:font-weight-complex="normal"/>
    </style:style>
    <style:style style:name="T102" style:family="text">
      <style:text-properties fo:color="#008400" fo:font-size="10pt" fo:font-weight="bold" officeooo:rsid="009d3687" style:font-size-asian="10pt" style:font-weight-asian="bold" style:font-size-complex="10pt" style:font-weight-complex="bold"/>
    </style:style>
    <style:style style:name="T103" style:family="text">
      <style:text-properties fo:color="#008400" fo:font-size="10pt" style:text-underline-style="solid" style:text-underline-width="auto" style:text-underline-color="font-color" fo:font-weight="bold" officeooo:rsid="009d3687" style:font-size-asian="10pt" style:font-weight-asian="bold" style:font-size-complex="10pt" style:font-weight-complex="bold"/>
    </style:style>
    <style:style style:name="T104" style:family="text">
      <style:text-properties fo:color="#008400" fo:font-size="10pt" style:text-underline-style="solid" style:text-underline-width="auto" style:text-underline-color="font-color" fo:font-weight="bold" officeooo:rsid="00ad25bb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HTML_20_Code"><text:span text:style-name="T47">&gt;001-</text:span></text:span><text:span text:style-name="HTML_20_Code"><text:span text:style-name="T48">nm_014365.2-hspb8-homo-sapiens-primates</text:span></text:span></text:p>
      <text:p text:style-name="P26"><text:span text:style-name="HTML_20_Code"><text:span text:style-name="T48">atggctgacggtcagatgcccttctcctgccactacccaagccgcctgcgccgagacccc</text:span></text:span><text:span text:style-name="feat_5f_h"><text:span text:style-name="T49">ttccgggactctcccctctcctctcgcctgctggatgatggctttggcatggaccccttcccagacgacttgacagcctcttggcccgactgggctctgcctcgtctctcctccgcctggccaggcaccctaaggtcgggcatggtgccccggggccccactgccaccgccaggtttggggtgcctgccgagggcaggacccccccacccttccctggggagccctggaaagtgtgtgtgaatgtgcacagcttcaagccagaggagttgatggtgaagaccaaagatggatacgtggaggtgtctggcaaacatgaagagaaacagcaagaaggtggcattgtttctaagaacttcacaaagaaaatccagcttcctgcagaggtggatcctgtgacagtatttgcctcactttccccagagggtctgctgatcatcgaagctccccaggtccctccttactcaacatttggagagagcagtttcaacaacgagcttccccaggacagccaggaagtcacctgtacc</text:span></text:span><text:span text:style-name="feat_5f_h"><text:span text:style-name="T50">---</text:span></text:span></text:p>
      <text:p text:style-name="P10">&gt;002-enscjat00000017713-hspb8-callithrix-jacchus-primates</text:p>
      <text:p text:style-name="P10">atggctgacggtcagatgcccttctcctgccactacccaagccgcctgcgccgagaccccttccgggactctcccctctcctctcgcctgctggatgatggctttggtatggaccccttcccagatgacttgacggccccttggcccgactgggctctgcctcgtctctcctcagcctggccaggcaccctaaggtcaggcatggtgccccggggccccactgccacggccaggtttggggtgcctgccgagggcaggacccccccacccttccctggggagccctggaaagtgtgtgtgaatgtgcacagcttcaagccggaggagttgaaggtgaagaccaaagatggatacgtggaggtgtctggcaaacatgaagagaaacagcaggaaggtggcatcgtttctaagaacttcacaaagaaaatccagcttcctgcagaggtggatcctgtgacagtatttgcctcactttccccagagggtctactgatcatcgaagctccccaggtccctccttactcaacatttggagagagcagtttcaacaacgagcttccccaggacagccaggaagtcacctgtacc<text:span text:style-name="T30">---</text:span></text:p>
      <text:p text:style-name="P14">&gt;003-xm_008053630.1-hspb8-carlito-syrichta-primates</text:p>
      <text:p text:style-name="P14">atggctgacggtcagatacccttctcctgccactacccaagccgcctgcgccgagaccccttccgggactcccccctctcctcccgcctgctggacgatggctttggcatggaccccttccccgatgacttgactgcctcttggcctgactgggccctgcctcgtctctcctctgcctggccggggaccctgaggtcgggcatggtgccccgagggcccggtgccacagccaggtttggggtgcccacggagggcaggaccctcccacccttccctggggagccctggaaagtgtgtgtgaatgtgcacagcttcaagccggaggagctgatggtgaagaccaaggatggctacgtggaggtgtctggcaaacacgaagagaaacagcaagaaggtggcatcgtttctaagaacttcacaaagaaaatccagcttcctgcagaggtggatcctgtgacagtattcgcttcactctcccccgagggtctgctgatcatcgaagcaccccaggtccctccttactcatcatttggagagagcagtttcaacaaccagcttccccaagacagccaggaagtcacctgcacc<text:span text:style-name="T30">---</text:span></text:p>
      <text:p text:style-name="P9">&gt;004-xm_017529563.1-hspb8-cebus-capucinus-primates</text:p>
      <text:p text:style-name="P1">atggctgacggtcagatgcccttctcctgccactacccaagccgcctgcgccgagaccccttccgggactctcccctctcctctcgcctgctggatgatggctttggtatggaccccttcccagacgacttgacggccccttggcctgactgggctctgcctcgtctctcctcagcctggccaggcaccctaaggtcaggcatggtgccccggggccccactgccaccgccagatttggggtgcctgccgagggcaggacccccccaccctttcctggggagccctggaaagtgtgtgtgaatgtgcacagcttcaagccggaggagttgatggtgaagaccaaagatggatacgtggaggtgtctggcaaacacgaagagaaacagcaagaaggtggcatcgtttctaagaacttcacaaagaaaatccagcttcctgcagaggtggatcctgtgacagtatttgcctcactttccccagagggtctgctgatcatcgaagctccccaggtccctccttactcaacatttggagaaagcagtttcaacaatgatcttccccaggacagccaggaagtcacctgtacc<text:span text:style-name="T30">---</text:span></text:p>
      <text:p text:style-name="Standard"><text:span text:style-name="T1">&gt;005-enscsat00000000316-hspb8-</text:span><text:span text:style-name="species"><text:span text:style-name="T7">chlorocebus-sabaeus</text:span></text:span><text:span text:style-name="T1">-primates</text:span></text:p>
      <text:p text:style-name="P1">atggctgatggtcagatgcccttctcctgccactacccaagccgcctgcgccgagaccccttccgggactctcccctctcctctcgcctgctggatgatggctttggcatggaccccttcccagacgacttgacggcctcttggcccgactgggctctgcctcgtctctcctctgcctggccaggcaccctaaggtctggcatggtgccccggggccccactgccaccgccaggtttggggtacctgccgagggcaggacccccccacccttccctggggagccctggaaagtgtgtgtgaatgtgcacagcttcaagccagaggaattgatggtgaagaccaaagatggatacgtggaggtgtctggcaaacacgaagagaaacagcaagaaggtggcatcgtttctaagaacttcacaaagaaaatccagcttcctgcagaggtggatcctgtgacagtgtttgcctcactttccccagagggtctactgatcatcgaagctccccaggtccctccttactcaacatttggagagagcagtttcaacaacgagcttccccaggacagccaggaagtcacctgtacc<text:span text:style-name="T30">---</text:span></text:p>
      <text:p text:style-name="P2">&gt;007-ensggot00000013431<text:span text:style-name="T18">-hspb8</text:span>-gorilla-gorilla<text:span text:style-name="T18">-primates</text:span></text:p>
      <text:p text:style-name="P2">atggctgacggtcagatgcccttctcctgccactacccaagccgcctgcgccgagaccccttccgggactctcccctctcctctcgcctgctggatgatggctttggcatggaccccttcccagacgacttgacagcctcttggcccgactgggctctacctcgtctctcctccgcctggccaggcaccctaaggtcgggcatggtgccccggggccccactgccaccgccaggtttggggtgcctgccgagggcaggacccccccacccttccctggggagccctggaaagtgtgtgtgaatgtgcacagcttcaagccagaggagttgatggtgaagaccaaagatggatacgtggaggtgtctggcaaacatgaagagaaacagcaagaaggtggcatcgtttctaagaacttcacaaagaaaatccagcttcctgcagaggtggatcctgtgacagtatttgcctcactttccccagagggtctgctgatcatcgaagctccccaggtccctccttactcaacatttggagagagcagtttcaacaacgagcttccccaggacagccaggaagtcacctgtacc<text:span text:style-name="T31">---</text:span></text:p>
      <text:p text:style-name="P14">&gt;008-xm_005572374.2-hspb8-macaca-fascicularis-primates</text:p>
      <text:p text:style-name="Standard"><text:span text:style-name="T1">atggctgatggtcagatgcccttctcctgccactacccaagccgcctgcgccgagaccccttccgggactctcccctctcctctcgcctgctggatgatggctttggcatggaccccttcccagacgacttgacggcctcttggcccgactgggctctgcctcgtctctcctccgcctggccaggcaccctaaggtctggcatggtgccccggggccccactgccaccgccaggtttggggtacctgccgagggccggacccccccgcccttccctggggagccctggaaagtgtgtgtgaatgtgcacagcttcaagccagaggagttgatggtgaagaccaaagatggatatgtggaggtgtctggcaaacacgaagagaaacagcaagaaggtggcatcgtttctaagaacttcacaaagaaaatccagcttcctgcagaggtggatcctgtgacagtgtttgcctcactttccccagagggtctactgatcatcgaagctccccaggtccctccttactcaacatttggagagagcagtttcaacaacgagcttccccaggacagccaggaagtcacctgtacc</text:span><text:span text:style-name="T3">---</text:span><text:span text:style-name="HTML_20_Code"><text:span text:style-name="T7"> </text:span></text:span></text:p>
      <text:p text:style-name="HTML_20_Preformatted"><text:span text:style-name="T7">&gt;009-ensmmut00000029873</text:span><text:span text:style-name="T1">-hspb8</text:span><text:span text:style-name="T7">-macaca-mulatta</text:span><text:span text:style-name="T1">-primates</text:span><text:span text:style-name="HTML_20_Code"><text:span text:style-name="T7"> </text:span></text:span></text:p>
      <text:p text:style-name="P2">atggctgatggtcagatgcccttctcctgccactacccaagccgcctgcgccgagaccccttccgggactctcccctctcctctcgcctgctggatgatggctttggcatggaccccttcccagacgacttgacggcctcttggcccgactgggctctgcctcgtctctcctccgcctggccaggcaccctaaggtctggcatggtgccccggggccccactgccaccgccaggtttggggtacctgccgagggccggacccccccgcccttccctggggagccctggaaagtgtgtgtgaatgtgcacagcttcaagccagaggagttgatggtgaagaccaaa<text:soft-page-break/>gatggatatgtggaggtgtctggcaaacacgaagagaaacagcaagaaggtggcatcgtttctaagaacttcacaaagaaaatccagcttcctgcagaggtggatcctgtgacagtgtttgcctcactttccccagagggtctactgatcatcgaagctccccaggtccctccttactcaacatttggagagagcagtttcaacaacgagcttccccaggacagccaggaagtcacctgtacc<text:span text:style-name="T31">---</text:span></text:p>
      <text:p text:style-name="Standard"><text:span text:style-name="T7">&gt;010-ensmict00000012392</text:span><text:span text:style-name="T1">-hspb8</text:span><text:span text:style-name="T7">-</text:span><text:span text:style-name="summary-subhead"><text:span text:style-name="T7">microcebus-murinus</text:span></text:span><text:span text:style-name="T1">-primates</text:span></text:p>
      <text:p text:style-name="P2">atggcggatggtcagatgcccttctcttgccactaccccagccgcctgcgccgagaccccttccgggactctcccctgtcctcccgtctgctggatgatggctttggcatggaccctttccctgacgacttgacggccccttggcctgactgggctctgccgcggctctcctccccctggccggggaccctgaggtcgggcatggtgccccggggccccagtgccacggccaggtttggggtacctacggagggcaggagtcccccacccttccctggcgagccctggaaggtgtgtgtcaacgtgcacagctttaagccggaggagctgatggtgaagaccaaggatggctacgtggaggtgtctggcaaacacgaagaaaaacagcaagaaggcggcatcgtttctaagaatttcaccaagaaaatccagcttccagcggaggtggatcctgcaacagtatttgcctcactttccccagagggtctgctgatcatcgaagctccccaggtccccccttactcaccatttggagagagcagcttcaaccacgagcttccccaagacagccaggaagtcacctgcact<text:span text:style-name="T31">---</text:span></text:p>
      <text:p text:style-name="P2">&gt;011-ensnlet00000000278<text:span text:style-name="T18">-hspb8</text:span>-nomascus-leucogenys<text:span text:style-name="T18">-primates</text:span></text:p>
      <text:p text:style-name="P2">atggctgatggtcagatgcccttctcctgccactacccaagccgcctgcgccgagaccccttccgggactctcccctctcctctcgcctgctggatgatggctttggcatggaccccttcccggacgacttgacggcctcttggcccgactgggctctgcctcgtctctcctccgcctggccaggcaccctaaggtcgggcatggtgccccgaggccccactgccaccgccaggtttggggtgcctgctgagggcaggacccccccacccttccctggggagccctggaaagtgtgtgtgaatgtgcacagcttcaagccagaggagttgatggtgaagaccaaagatggatatgtggaggtgtctggcaaacacgaagagaaacagcaagaaggtggcatcgtttctaagaacttcacaaagaaaatccagcttcctgcagaggtggatcctgtgacagtatttgcctcactttccccagagggtctgttgatcatcgaagctccccaggtccctccttactcaacatttggagagagcagtttcaataatgagcttccccaggacagccaggaagtcacctgtacc<text:span text:style-name="T31">---</text:span></text:p>
      <text:p text:style-name="P11"><text:span text:style-name="T18">&gt;012-xm_003789928.1-hspb8-otolemur-garnettii</text:span>-primates</text:p>
      <text:p text:style-name="P14">atggctgacggtcagatgcccttctcctgccactacccaagccgcctgcgccgagaccccttccgggactctcccctgtcctcccgcctgctggatgatggctttggcatggaccccttccctgacgacttgaccgcctcctggcctgactgggctctgccacggctgtcctccccctggccggggaccctgagatcaggcatggtgcctcggggccccactaccacggccaggtttggggtacctgctgagggcaggaatccaccacccttccctggggagccctggaaagtgtgtgtcaatgtgcacagctttaagccagaggagctgatggtgaagaccaaggatggctacgtggaggtgtctggcaaacatgaagagaaacagcaagaaggtgggatcgtttctaagaacttcacgaagaaaatccagcttcctgcagaggtggatcctgtgacagtatttgcctccctttcaccagagggtctgctgatcatcgaagctccccaggttcctccttactcaccatttggagagagtggtttcaacatcgacgctccccaagacagccaagaagtcacttgtact<text:span text:style-name="T31">---</text:span></text:p>
      <text:p text:style-name="P2">&gt;013-ensptrt00000010131<text:span text:style-name="T18">-hspb8</text:span>-pan-troglodytes-primates</text:p>
      <text:p text:style-name="P2">atggctgacggtcagatgcccttctcctgccactacccaagccgcctgcgccgagaccccttccgggactctcccctctcctctcgcctgctggatgatggctttggcatggaccccttcccagacgacttgacagcctcttggcccgactgggctctacctcgtctctcctccgcctggccaggcaccctaaggtcgggcatggtgccccggggccccactgccaccgccaggtttggggtgcctgccgagggcaggacccccccacccttccctggggagccctggaaagtgtgtgtgaatgtgcacagcttcaagccagaggagttgatggtgaagaccaaagatggatacgtggaggtgtctggcaaacatgaagagaaacagcaagaaggtggcatcgtttctaagaacttcacaaagaaaatccagcttcctgcagaggtggatcctgtgacagtatttgcctcactttccccagagggtctgctgatcatcgaagctccccaggtccctccttactcaacatttggagagagcagtttcaacaacgagcttccccaggacagccaggaagtcacctgtacc<text:span text:style-name="T31">---</text:span></text:p>
      <text:p text:style-name="P2">&gt;014-ensppyt00000005936<text:span text:style-name="T18">-hspb8</text:span>-pongo-abelii-primates</text:p>
      <text:p text:style-name="HTML_20_Preformatted"><text:span text:style-name="feat_5f_h"><text:span text:style-name="T7">atggctgacggtcagatgcccttctcctgccactacccaagccgcctgcgccgagaccccttccgggactctcccctctcctctcgcctgctggatgatggctttggcatggaccccttcccagacgacttgacagcctcttggcccgactgggctctgcctcgtctctcctccgcctggccaggcaccctaaggtcgggcatggtgccccggggccccactgccaccgccaggtttggggtgcctgccgagggcaggacccccccacccttccctggggagccctggaaagtgtgtgtgaatgtgcacagcttcaagccagaggagttgatggtgaagaccaaagatggatacgtggaggtgtctggcaaacatgaagagaaacagcaagaaggtggcattgtttctaagaacttcacaaagaaaatccagcttcctgcagaggtggatcctgtgacagtatttgcctcactttccccagagggtctgctgatcatcgaagctccccaggtccctccttactcaacatttggagagagcagtttcaacaacgagcttccccaggacagccaggaagtcacctgtacc</text:span></text:span><text:span text:style-name="feat_5f_h"><text:span text:style-name="T9">---</text:span></text:span></text:p>
      <text:p text:style-name="P11"><text:span text:style-name="T18">&gt;015-</text:span>xm_012650230.1<text:span text:style-name="T18">-hspb8</text:span>-<text:span text:style-name="T18">propithecus-coquereli</text:span>-primates</text:p>
      <text:p text:style-name="P14">atggcggatggtcagatgcccttctcctgtcactacccaagccgcctgcgccgagaccccttccgggactctcccctgtcctcccgtctgctggatgatggctttggcatggaccccttccctgacgacttgacggccccttggcctgactgggctctgccgcggctctcctccgcctggccggggaccctgaggtcaggcatggtgccccggggccccactgccacggccaggtttggggtacctgcagagggcaggagtcccccaccattccctggcgagccctggaaagtgtgtgtcaacgtgcacagctttaagccagaggagctgatggtgaagaccaaggatggctatgtggaggtgtctggcaaacacgaagaaaaacagcaagaaggcggcatcgtttctaagaatttcaccaagaaaatccagcttcctgcggaggtggatcctgcaacagtatttgcctcactttccccagagggtctgctgatcatcgaagctccccaggtccccccttactcaccatttggagagagcagtttcaacaacgagcttccccaagacagccaggaagtcacctgcact<text:span text:style-name="T31">---</text:span></text:p>
      <text:p text:style-name="P11"><text:span text:style-name="T18">&gt;016-xm_003932197.2-hspb8-saimiri-boliviensis</text:span>-primates</text:p>
      <text:p text:style-name="P14">atggctgacggtcagatgcccttctcctgccactacccaagccgcctgcgccgagaccccttccgggactctcccctctcctctcgcctgctggatgatggcttcggtatggaccccttcccagacgacttgacggccccttggcccgactgggctctgcctcggctctcctcagcctggccaggcaccctaaggtcaggcatggtgccccggggccccaccgccaccgccaggtttggagtgcctgccgagggcaggacccctccaccctttcctggggagccctggaaagtgtgtgtgaatgtgcacagcttcaagccggaggagttgatggtgaagaccaaagatggatacgtggaggtgtctggcaaacacgaagagaaacagcaagaaggtggcatcgtttctaagaacttcacaaagaaaatccagcttcctgcagaggtggatcccgtgacagtatttgcctcactttccccagagggtctgctgatcatcgaagctcctcaggtccctccttactcaacatttggagagagcagtttcaacaacgagctcccccaggacagccaggaagtcacctgtacc<text:span text:style-name="T31">---</text:span></text:p>
      <text:p text:style-name="P14">&gt;030-xm_020163619.1-hspb8-castor-canadensis-gliresscandentia</text:p>
      <text:p text:style-name="P14"><text:soft-page-break/>atggctgatggtcagatgcctttttcctgccactacccaagccgcctgagaagggaccccttccgggactcgcccctctcctcccgcctgctggacgatggttttggcatggaccccttccccgacgacttgacggcctcttggcctgactgggctttgcctcggctctcctctgcctggccagggcccctgaggtccggcatggtgcccaggggtcccactgctacagccaggtttggggtacctgccgagggcaggagccctccacccttctctggagagccatggaaagtgtgtgtcaacgtgcacagcttcaagcctgaggaactgacagtgaagaccaaggatggatatgtggaggtgtccggcaaacacgaagagaaacaacaggaaggtggcattgtttccaagaacttcacaaagaaaatccagcttcctgcagaggtggatcccgtgacggtgtttgcctcactttctccagagggactgctgatcatcgaagctccccaggttcccccctactcaccgtttggagaaagcagcttcaacaacgagcttccccaagacagccaggaagtcacctgttcc<text:span text:style-name="T31">---</text:span></text:p>
      <text:p text:style-name="P10">&gt;031-xm_003478311.3-hspb8-cavia-porcellus<text:span text:style-name="T18">-gliresscandentia</text:span></text:p>
      <text:p text:style-name="HTML_20_Preformatted"><text:span text:style-name="ff_5f_line"><text:span text:style-name="T7">atggctgatggtcagatgcctttctcctgccactacccaagccggctgcgccgagaccccttccgggactcgcccctctcctcccgcctgctggatgatggcttcggcatggaccccttccctgatgacttgaccgcctcttggcccgactgggctctgcctcgcctcccctccgcctggtcggggaccctgaggtccggcatggtgccccgggggcccactgccactgccaggtttgggatgcctgctgagggcaggagccccccaccctttcccggagagccctggaaggtgtgtgtcaatgtgcacagcttcaagccagaggagctgatggtgaagaccaaggatggatacgtggaggtctccggcaaacatgaagagaagcagcaagaaggaggtattgtttccaaaaacttcacaaagaaaattcagcttcctgcagaggtggatcctgtaacagtgttcgcctcgctttcccccgaggggctgctgatcatcgaagctccccaggtgcccccttactcaccatttggagagagcagtttcaacaacgagcttccccaggacacccaggaagtcacctgtacc</text:span></text:span><text:span text:style-name="ff_5f_line"><text:span text:style-name="T9">---</text:span></text:span></text:p>
      <text:p text:style-name="P14">&gt;032-xm_005396529.2-hspb8-chinchilla-lanigera-gliresscandentia</text:p>
      <text:p text:style-name="P14">atggctgacggtcagatgccattctcctgccactacccaagccggctgcgccgagaccccttccgggactcgcccctctcctctcgcctgctggatgatggctttggcatggaccccttccccgacgacttgaccgcctcttggcctgactgggctctgcctcgtctcccctctgcctggcccgggaccctgagatccggcatggtgccccgggggcccactgccacagccaggtttggggtacctgctgagggcaggagccccccacctttccctggagagccctggaaagtgtgtgtcaacgtgcacagcttcaagccagaggagctgatggtgaagaccaaggacggatacgtggaggtgtcaggtaaacacgaagagaagcagcaagaaggaggcattgtttccaagaacttcaccaagaaaatccagcttcctgcagaggtggatcctgtaacagtgtttgcctcgctctccccagaggggctgctgatcatcgaagctccccaagtgcccccttactcaccatttggagagagcagtttcaacaacgagcttccccaggacacccaggaagtgacttgtacc<text:span text:style-name="T31">---</text:span></text:p>
      <text:p text:style-name="Standard"><text:span text:style-name="T1">&gt;033-xm_007630429.2</text:span><text:span text:style-name="feature"><text:span text:style-name="T1">-hspb8</text:span></text:span><text:span text:style-name="T1">-</text:span><text:span text:style-name="T7">cricetulus-griseus</text:span><text:span text:style-name="T1">-gliresscandentia</text:span></text:p>
      <text:p text:style-name="P14">atggctgatgggcagttgcctttcccgtgctcctacccaagccgcttgcgcagagaccccttccgggactcaccgctctcttcccgcctgctggacgatggctttggcatggaccccttcccagatgacttgacagccccttggcctgattgggctttgcctcggctctcatctgcctggcccggaaccctaagatccggcatggtgccccgggggcctacagccacagccaggtttggagtgcctgctgagggcaggagccccccacccttccccggggagccctggaaagtgtgtgtcaacgtgcacagcttcaaacctgaagagctgatggtgaagaccaaggatggatacgtagaggtgtcaggcaaacacgaagagaagcagcaggaaggtggaattgtctccaagaacttcaccaagaaaatccagcttcccgcagaagtggatccagtgaccgtatttgcctcactgtccccagagggtctgcttatcatcgaagctccccaagtccctccttactcaacctttggagagaacagcttcaatcacgagcttccccaagacaacccggaagtcacctgttcc<text:span text:style-name="T31">---</text:span></text:p>
      <text:p text:style-name="P11"><text:span text:style-name="T18">&gt;034-xm_013014338.1-hspb8-dipodomys-ordii-</text:span>gliresscandentia</text:p>
      <text:p text:style-name="P14">atggccgatggtcagatccctttctcctgccactaccctagccgcctgcgccgagaccccttccgggactcacccctgtcctcccgcctgctggacgatggctttggcgtggaccccttccccgacgacctcaccgccccctggcccgactgggctctgcctcggttctcctcggcctggcctggcacgctgaggtcaggcatggtgccccgggggcccacggccaccgctagattcggggtgcctgcagagggcaggagccccccacccttccccggggagccgtggaaagtatgcgtgaacgtgcacagcttcaagccggaggagctgatggtgaagacgaaggacggctatgtggaagtgtctggcaaacacgaggagaagcagcacgaaggcggcatcgtttccaagaacttcaccaagaaaatccagctccctgctgaggtggatcctgtgaccgtctttgcctcgctttccccagagggcctgctgatcatcgaggctccccagatccccccttactcgccgttcggagagaccagcttcaacaaccagcttcctcaagacagcgctgaagtcccctgcacc<text:span text:style-name="T31">---</text:span></text:p>
      <text:p text:style-name="P11"><text:span text:style-name="T18">&gt;035-xm_010604080.2-hspb8-fukomys-damarensis-</text:span>gliresscandentia</text:p>
      <text:p text:style-name="P14">atggctgatggtcagatgcctttctcctgccactacccaagccggctgcgccgagaccccttccgggactcaccgctctcctcccgcctgctggatgacggctttggcatggaccccttcccggacgacttgaccgcctcttggcctgactgggctctgcctcgtctcccctctgcctggccggggaccctgaggtccggtatggtgccccggggacccactgccccagccaggtttggggttcctgccgagggcaggagccccccacccttccccggagagccctggaaagtgtgtgtcaatgtgcatagcttcaagccggaggagctgatggtgaagaccaaggatggctacgtggaggtgtctggcaaacacgaagagaagcagcaagaaggaggcattgtttccaagaacttcacaaagaaaatccagcttcctgcagatgtggatcctgtaacggtgttcgcctcactttccccagaggggctgctgatcatcgaagctcctcaggtgccaccttatgcaccatttggagagagcggtttcaacaatgagcttccccaggacagccaggaagtcacctgtacc<text:span text:style-name="T31">---</text:span></text:p>
      <text:p text:style-name="P11"><text:span text:style-name="T18">&gt;036-xm_004843691.2-hspb8-</text:span>heterocephalus-glaber-gliresscandentia</text:p>
      <text:p text:style-name="P11"><text:span text:style-name="T18">atggccgatggtcagatgcctttctcctgccactacccgagccggctgcgcagagaccccttccgggactcacccctctcctcccgcctgctggatgacggctttggcatggaccccttccctgatgacttgaccgcctcttggcctgactgggctctgcctcgtctgccctctgcctggcctgggtccctgaggtcggggatggtgccccgggggcccactgcagcagccaggtttggggttcctgccgagggcaggagccccccacccttccctggagagccctggaaagtgtgcgtcaatgtgcacagcttcaagccggaggagctgatggtgaagaccaaggacggatacgtggaggtgtctggcaaacacgaagagaagcagcaagaaggaggcattgtttccaagaacttcacaaagaaaatccagcttcctgcagatgtggatcctgtaacggtgtttgcctcgctttccccagaagggctgctgatcatcgaagcgccccaggtgccaccttatgcaccatttggagagagcagtttcaacaatgagcttcctcaggacagccaggaagtcacctgtacc</text:span><text:span text:style-name="T20">---</text:span></text:p>
      <text:p text:style-name="P11"><text:span text:style-name="T18">&gt;037-xm_004664142.1-hspb8-jaculus-jaculus-</text:span>gliresscandentia</text:p>
      <text:p text:style-name="P14">atggctgacggtcagttaccattctcttgccactaccccagccgcctgcgcagagacccctttcgggactcgcccctctcttcccgtctgctggatgatggctttggcatggaccccttccccgatgacttgacggccccttggcctgactgggctctgcctcgtctatcctctgcctggccggggaccctgaggtcaggcatggtgccccggggacccactgctgcggctaggtttggggtgcccactgctgagggcaggagccctccacccttccctggggagccctggaaagtgtgtgtcaacgtgcacagcttcaagcctgaggagctgatggtgaagaccaaggatggatacgtggaggtgtccggcaaacatgaagagaagcaacaagaaggcggcattgtttctaagaacttcacaaagaaaatccagcttcctgcagaagtggaccccatga<text:soft-page-break/>ccgtcttcgcctcgctttccccagagggtctgctgatcatcgaagccccccaggtgcctccttactcaccatttggagagagcagcttcaacaatgagcttccccaagacaaccaggaagtcacctgttcc<text:span text:style-name="T31">---</text:span></text:p>
      <text:p text:style-name="P11"><text:span text:style-name="T18">&gt;037</text:span><text:span text:style-name="T21">a</text:span><text:span text:style-name="T18">-xm_015505174.1-hspb8-marmota-marmota</text:span>-gliresscandentia</text:p>
      <text:p text:style-name="P14">atggctgacggtcagatgcctttctcctgccactacccaagccgcctgcgccgagaccccttcagggactcgcccctctcctcccgcctgctggacgatggctttggcatggaccccttcccagacgacttgaccgcttcttggcccgactgggctctgccgcgcctctcctctgcctggccggggaccctgaggtcgggcatggtgccccgagggcccacggccgcggccaggtttggggtacccgccgagggcaggggccccccacccttccccggggagccctggaaggtttgcgtcaatgtgcacagcttcaagcccgaggagttgacggtgaagaccaaggatgggtacgtggaggtctcaggcaaacacgaggagaagcagcaggaaggaggcatcgtctccaagaacttcaccaagaagattcagcttcctgcggaggtggatcctgtgaccgtgtttgcctcgctgtccccagagggtctgctgatcatcgaggctccccaggtgcccccttactcaccatttggagagagcagcttcagccatgagctccctcaggacagctccgaagtcacctgcacc<text:span text:style-name="T33">---</text:span></text:p>
      <text:p text:style-name="P9"><text:span text:style-name="T18">&gt;038-xm_021631814.1-hspb8-</text:span>meriones-unguiculatus-gliresscandentia</text:p>
      <text:p text:style-name="P14">atggctgatgggcaattgcctttcccgtgcgcctacccaagccgcttgcgccgagacccattccgggactcaccgctctcttcccgcctgctggacgatggctttgggatggaccccttcccagacgacttgacggccccttggcctgactgggctttgcctcggctctcctctgcctggcctggaaccctgagatccggcatggtaccccgggggcctacttccacagccaggtttggggtgcctgctgagggcaggagccccccacccttccctggggagccctggaaagtgtgtgtcaatgtgcacagcttcaagccggaagagctgatggtaaagaccaaggatggatacgtggaagtgtcaggcaagcatgaagaaaagcagcaggaaggtggcattgtctccaagaacttcaccaagaaaatacagcttcccgcagaagtggatccagtgaccgtgtttgcctcactttccccagagggtctactcatcatcgaggctccccaagtccctccttattcaacctttggagagagcagcttcaacaacgagcttcctcaagacaaccaggaagtcacctgttcc<text:span text:style-name="T34">---</text:span></text:p>
      <text:p text:style-name="P11"><text:span text:style-name="T18">&gt;039-xm_005078985.3-hspb8-mesocricetus-auratus</text:span>-gliresscandentia</text:p>
      <text:p text:style-name="P14">atggctgacgggcagttgcctttcccgtgctcctacccaagccgcttgcgcagagaccccttccgggactcaccgctctcttcccgcctgctggacgatggctttggcatggaccccttcccagacgacttgacagccccttggcctgagtgggctttgcctcggctctcatctgcctggcccggaaccctaagatccggcatggttccccgggggcctacagccacagccaggtttggagtgcctgctgagggcaggagccccccacccttccccggggagccctggaaagtgtgtgtcaatgtgcacagcttcaagcctgaagagctgatggtgaagaccaaggatggatacgtagaggtgtcaggcaaacatgaagagaagcagcaggaaggtgggattgtctccaagaacttcaccaagaaaatccagcttcccgcagaagtggatccagtgaccgtatttgcctcactttccccagagggcctgctcatcatcgaagctccccaagtacctccttactcaccctttggagagagcagcttcaaccacgagcttccccaagacaacccggaagtcacctgttcc<text:span text:style-name="T34">---</text:span></text:p>
      <text:p text:style-name="P11"><text:span text:style-name="T18">&gt;040-xm_005344327.1-hspb8-microtus-ochrogaster</text:span>-gliresscandentia</text:p>
      <text:p text:style-name="P14">atggctgatgggcagttgcctttcccgtgctcctacccaagccgcttgcgcagagaccccttccgagactcaccgctctcttcccgcctgctggacgatggctttggtatggaccccttcccagacgacttgactgccccttggcctgagtgggctttgcctcggctctcctctgcctggcctggaaccctaagatccgggatggtgccccgggggcctacagtcacaaacagatttggagtgcctgctgaaggcaggagccccccacccttccctggggagccctggaaagtgtgtgtcaatgtgcacagcttcaagccggaagaactgatggtaaagaccaaggatggatacgtagaggtgtcaggcaaacatgaagagaagcagcaggaaggtggtattgtctccaagaacttcaccaagaaaatccagcttcccgcagaagtggatccagtgaccgtatttgcctcactttctccagagggtctgctcatcatcgaagctccccaagtccctccttactcaccctttggagagagcagcttcaaccatgagcttccccaagacaatccagaagtcacctgttcc<text:span text:style-name="T34">---</text:span></text:p>
      <text:p text:style-name="P9">&gt;041-<text:span text:style-name="T18">nm_030704.3-hspb8-</text:span>mus-musculus-gliresscandentia</text:p>
      <text:p text:style-name="Standard"><text:span text:style-name="HTML_20_Typewriter"><text:span text:style-name="T7">atggctgacgggcaattgcctttcccgtgctcctacccaagccgcctgcgccgagacccctttcgggactcaccgctctcctcccgccttctggacgatggctttggcatggacccttttccagacgacttgacagccccttggccagagtgggctttgcctcggctctcctctgcctggcctggaaccctaaggtctggcatggtaccccgagggcctccagccacagctaggtttggagtgcccgctgagggcaggagtcccccacccttccctggggagccttggaaagtgtgtgtcaacgtgcacagcttcaagccggaagagctgatggtaaagaccaaggatggatacgtggaagtttcaggcaaacatgaagagaagcagcaggaaggtgggattgtctccaagaacttcaccaagaaaatacagctccctgcagaagtggatccagccactgtatttgcctcgctttctccagagggcctgctcatcatcgaggctccccaggtccctccgtactcaccctttggagagagcagcttcaacaacgagcttcctcaagacaaccaggaagtcacctgttcc</text:span></text:span><text:span text:style-name="HTML_20_Typewriter"><text:span text:style-name="T10">---</text:span></text:span></text:p>
      <text:p text:style-name="P11"><text:span text:style-name="T18">&gt;04</text:span><text:span text:style-name="T22">1a</text:span><text:span text:style-name="T18">-xm_021186952.1-hspb8-mus-pahari</text:span>-gliresscandentia</text:p>
      <text:p text:style-name="P14">atggctgacgggcaattgcctttcccgtgcgcctacccaagccgcctgcgccgagacccctttcgggactcaccgctctcctcccgcctgctggacgatggctttggcatggaccccttcccagacgacttgacagccccttggcccgagtgggctttgcctcggctctcctctgcctggcctggaaccctaaggcctggcatggtaccccgagggcctccagccacagccaggtttggggtgcctgctgagggcaggagccccccacccttccctggggagccttggaaagtgtgtgtcaatgtgcacagtttcaagccggaagagctgatggtaaagaccaaggatggatacgtggaagtgtcaggcaagcatgaagagaagcagcaggaaggtgggatcgtctccaagaacttcaccaagaaaatacagcttcccgcagaagtggatccagcgaccgtatttgcctccctttctccagagggtctgctcatcatcgaggctccccaggtccctccatactcaccctttggagagagcagcttcaacaacgagcttcctcaagacaaccaggaagtcacctgttcc<text:span text:style-name="T35">---</text:span></text:p>
      <text:p text:style-name="P11"><text:span text:style-name="T18">&gt;042-xm_008824419.2-hspb8-nannospalax-galili</text:span>-gliresscandentia</text:p>
      <text:p text:style-name="P14">atggctgatggccagatgcccttctcctgtcattacccgagccgcctgcgccgagaccccttccgggactcacccctctcctcccgcctgctggacgatggctttggcatggaccccttccccgacgacttgacagccccttggcctgactgggctttgcctcgtctctcctctgcttggcctgggacactaaggtctggcatggtgcccagggggcccactgccacagccaggtttggggtgcctgctgagggcaggagtcccccacccttccctggggagccctggaaagtgtgtgtaaacgtgcacagcttcaagccagaagagctgatggtgaaaacaaaggatggctatgtggaggtgtcaggcaaacatgaagagaagcaacaggaaggtggcattgtctccaagaacttcacaaagaaaatccagcttcctgcagaagtggatccagtgactgtatttgcctcactttccccagagggtttgctgatcattgaagctccccaggtccctccttactcaccatttggagagagcagcttcaacaatgagcttcccccagacaaccaggaagtcacctgttcc<text:span text:style-name="T35">---</text:span></text:p>
      <text:p text:style-name="P10">&gt;043-ensoprt00000016991-hspb8-ochotona-princeps-gliresscandentia</text:p>
      <text:p text:style-name="P2"><text:soft-page-break/>atggccgatgggcagatgccattctcttgccactacccgagccgcctgcgccgggaccccttccgggactcgtccctctcctcccgcctgctggacgatggctttggcatggaccccttcgctgacgacttgaccgcctcgtggccggactgggctcttccccggctctcctcaccatggtccgggaccctgaggtcaggcatggtgccccgggggcccactgccacggccaggttcggggtacctgctgagggcaggagccccccgcccttcccaggggagccctggaaagtgtgcgtcaatgtgcacagcttcaagcccgaggagctgatggtgaagaccaaggatggctatgtggaggtgtctggcaagcatgaagagaagcagcatgaagggggcatcgtttccaagaacttcaccaagaaaatccagattcctgcggaggtggatccttcaacagtgtttgcttccctctccccagagggtctgctgatcatcgaagccccccaggtcccgccctacgcaccatatggagagagcagtttcaacaacgagctgccccaagacagccaggaagtcacatgtact<text:span text:style-name="T35">---</text:span></text:p>
      <text:p text:style-name="P11"><text:span text:style-name="T18">&gt;044-xm_004636239.2-hspb8-octodon-degus</text:span>-gliresscandentia<text:span text:style-name="T18"> </text:span></text:p>
      <text:p text:style-name="P14">atggctgatggtcagatgcctttctcctgccactacccaagccggctgcgcagagaccccttcagggactcgcccctctcttcccgcctgctggatgatggctttggcatggaccccttccctgacgacttgaccgcctcttggcctgactgggctttgcctcgactcccctcagcctggccgggaaccctgaggtccggcatggtgcccaggggtcccactgccacagccaggtttggggtacctgctgagggcaggaaccccccacccttccctggagagccctggaaagtttgcgtcaatgtgcacagcttcaagccggaggagctgatggtgaagaccaaggacggatatgtggaggtgtccgggaaacatgaagagaagcagcaggaaggaggtattgtttccaagaacttcacaaagaaaatccagcttcctgcagaggtggatcctgcaacggtgtttgcctcactttccccagaggggctgctgatcatcgaagctccccaggtgcccccttactcatcatttggagagagcgccttcaacaacgagcttccccaggacacccaggaagtgacctgtacc<text:span text:style-name="T35">---</text:span></text:p>
      <text:p text:style-name="P11"><text:span text:style-name="T18">&gt;045-xm_006970817.2-hspb8-peromyscus-maniculatus</text:span>-gliresscandentia</text:p>
      <text:p text:style-name="P14">atggcagacgggcaactgcctttcccatgctcctacccaagccgcttgcgcagagaccccttccgggactcaccgctctcttcccgcctgctggacgatggctttggcatggaccccttcccagacgacttgacagccccttggcctgagtgggcgatgcctcggctctccgcctggcctggaaccctaaggtccggcatggtgccccgggggcctacagccacagccaggtttggagtgcctgctgagggcaggagccccccacccttccctggggagccctggaaagtgtgtgtcaatgtgcacagcttcaagccagaagagctgatggtcaagaccaaggatggatacgtggaggtgtcaggcaaacatgaagagaagcagcaggaaggtggtattgtctccaagaacttcaccaagaaaatccagcttcctgcagaagtggatccggtgaccgtctttgcctcactttccccagagggcctgctcatcatcgaagctcctcaagtccctccttactcgccctttggagagagcagcttcaaccacgagcttccccaagacaacccggaagtcacctgttcc<text:span text:style-name="T35">---</text:span></text:p>
      <text:p text:style-name="P9">&gt;046-<text:span text:style-name="T18">nm_053612.2-hspb8</text:span>-rattus-norvegicus-gliresscandentia</text:p>
      <text:p text:style-name="P2">atggctgacgggcaattgcctttcccgtgctcctacccaagccgcttgcgccgagacccctttcgggactcaccgctctcttcccgcctgctggacgatggctttggcatggaccccttcccagacgacttgacagccccttggcccgagtgggctttgcctcggctctcctctgcctggcctggaaccctaaggtctggcatggtaccccgagggcctacagccacagccaggtttggggtacctgctgagggtaggaaccccccacccttccctggggagccctggaaagtgtgtgtcaatgtgcacagcttcaagccggaagaactgatggtaaagaccaaggatggatacgtggaagtgtcagggaagcacgaagagaagcagcaagaaggtgggattgtctccaagaacttcaccaagaaaatacagcttcctgcagaagtggatccagtgactgtatttgcctcactttctccagagggtctgctcatcattgaggctccccaggtccctccttactcaccctttggagagagcagctttaacaacgagcttcctcaagacaaccaggaagtcacctgctcc<text:span text:style-name="T35">---</text:span></text:p>
      <text:p text:style-name="P11"><text:span text:style-name="T18">&gt;047-xm_006151554.2-hspb8-tupaia-chinensis</text:span>-gliresscandentia<text:span text:style-name="T18"> </text:span></text:p>
      <text:p text:style-name="P14">atggcagatggtcaaatgcctttctcctgccactaccccagccgcctgcgcagagaccccttccgggactcgcccctctcctcacgcctgctggacgatggctttggtatggaccccttccccaacgacttgaccgcctcttggcctgactgggccctgcctcgtctctcctctgcctggcccgggaccctgaggtctggcatggtgccccgggggcccactgccacaaacatctttggggttcctgccgagggcaggagccccccacctttccctggagagccctggaaagtgtgtgtcaacgtgcacagcttcaagccagaggagctgatggtgaagaccaaggatggctacgtggaggtgtcgggcaagcacgaagagaagcaacaggaaggcggcatcgtttccaagaacttcacaaagaaaatccagcttcctgcagaggtggatcctgtgacagtgtttgcttccctatctcctgagggtctgctgatcatcgaggcaccccaggttccgccttactcaccatttggagagagcagtttcaaccacgagcttccccaggacagccaggaagtcacctgtacc<text:span text:style-name="T35">---</text:span></text:p>
      <text:p text:style-name="P2">&gt;050-xm_002919673.3<text:span text:style-name="T18">-hspb8</text:span>-ailuropoda-melanoleuca-laurasitheria</text:p>
      <text:p text:style-name="HTML_20_Preformatted"><text:span text:style-name="ff_5f_line"><text:span text:style-name="T7">atggctgatggtcagatgcccttctcctgccactacccaagccgcctgcgccgggaccccttccgagactcgtccctcccctcgtgcctgctggatgatgactttggcatggaccccttccccgacgacctgaccgcctcatggcgcaactgggccctgcctcgattctccccggggtggcctgggaccctgaggtcaggcatggtgcctcgggggccgacggctgcagccaggttcggggtgcctgcggagggcaggagtcccccacccttccccggggagccctggaaagtgtgcgtcaacgtgcacagctttaagccagaggagctgatggtgaagaccaaggacggatacgtggaggtgtccggcaaacatgaagagaagcagcaagaaggtggcatcgtttccaagaacttcacaaagaaaatccagctccctgcagaggtggatcctgtcacggtcttcgcctcgctttctccagagggcctgctgatcatcgaagctccccaggtccccccttactcaccatttggagagagcaatttcaacaacgagcttccccaagacagccaggaagtcacctgttcc</text:span></text:span><text:span text:style-name="ff_5f_line"><text:span text:style-name="T11">---</text:span></text:span></text:p>
      <text:p text:style-name="P23"><text:span text:style-name="T1">&gt;050</text:span><text:span text:style-name="T2">a</text:span><text:span text:style-name="T1">-xm_007189481.1</text:span><text:span text:style-name="T28">-</text:span><text:span text:style-name="T29">HspB8</text:span><text:span text:style-name="T1">-balaenoptera-acutorostrata</text:span><text:span text:style-name="HTML_20_Code"><text:span text:style-name="T7">-laurasitheria</text:span></text:span></text:p>
      <text:p text:style-name="P11"><text:span text:style-name="T18">atggctgacggtcagatgcccttcccctgccattacacgagccgccggcgccgggaccccttccgggactcatccctgtcctcccgcctgctggatgatggcttcggcatggaccccttccccgacgacttgactgcctcttggcccgactgggccctgcctcgactctcctccgcctggccggggaccctgaggtcgggcatggtgccccgggggccctccgctgtggccagatttggggtgcctgccgagggcaggagcccgccccccttccccggggagccctggaaagtgtgtgtcaatgtgcacagctttaagccggaggagctgatggtaaagaccaaggacggatacgtggaggtgtctggtaaacatgaagagaagcagcaagaaggtggcattgtttccaagaacttcacaaagaaaatccagcttcctgcagaggtggatcctgtgacagtattcgcctcgctttccccagaaggcctgctgatcatcgaagccccccagatccccccttactcaccatttggagagagcagtttcaacaacgagcttccccaagacagccaggaagtcacttgtacc</text:span><text:span text:style-name="T22">---</text:span></text:p>
      <text:p text:style-name="HTML_20_Preformatted"><text:span text:style-name="T7">&gt;052-nm_001014955.1</text:span><text:span text:style-name="T1">-hspb8</text:span><text:span text:style-name="T7">-bos-taurus</text:span><text:span text:style-name="HTML_20_Code"><text:span text:style-name="T7">-laurasitheria</text:span></text:span></text:p>
      <text:p text:style-name="HTML_20_Preformatted"><text:span text:style-name="ff_5f_line"><text:span text:style-name="T7">atggctgacggtcagatgcccttcccctgccactacacgagccgccggcgccgggaccccttcagggactcgcccctgtcctcccgcctgctggacgatggctttggcatggaccccttccccgacgacttgactgcctcttggcctgactgggccctgcctcgactctcctccgcctggccggggaccctgaggtcgggcatggtgccccgggggcccactgccatgaccagatttggggtgcctgctgagggcaggagccccccaccattccccggggagccctggaaagtgtgtgtcaacgtgcacagctttaagccggaggagctgatggtaaagaccaaggacggatacgtggaggtgtctggtaaacacgaagaaaagcagcaagaggggggcatcgtctccaagaacttcacaaagaaaatccagcttcctgcagaggtggatcctgtgacag</text:span></text:span><text:soft-page-break/><text:span text:style-name="ff_5f_line"><text:span text:style-name="T7">tgtttgcctccctttccccagaaggcctgctgatcatcgaagctccccaggttcccccttactcaccgtttggagagagcagtttcaacaatgagcttcctcaggacggccaggaagtcacttgtacc</text:span></text:span><text:span text:style-name="ff_5f_line"><text:span text:style-name="T11">---</text:span></text:span></text:p>
      <text:p text:style-name="P11"><text:span text:style-name="T18">&gt;053-xm_006192699.2-hspb8-camelus-ferus</text:span>-laurasitheria</text:p>
      <text:p text:style-name="P14">atggctgatggtcagatgcccttcccctgcccttatggaagtcgcctgcgccgggacccattccgagactcatccctgtcctcccgcctgctggacgatggctttggcatggaccccttccctgacgacttgactgccccttggcctgactgggccctgcctcgcatctcctctgcctggccgggcaccctgagatcagggatggtgcaccgggggcccacttccgggggcaggtttagggtacctgccgagggcaggagcccccctcccttccctggggagccctggaaagtgtgtgtcaacgtgcacagctttaagccggaggagctgatggtaaaaacgaaggatggatacgtggaggtgtctggtaaacacgaagagaagcagcaagaaggcggcatcgtttccaagaacttcacaaagaaaatccagcttcctgcagaggtggatcctgcgaccgtatttgcctcactttccccagaaggcctgctgatcatcgaagctccccaggtccccccttactcaccatttggagagagcagtttcaacaatgagcttccccaagacagccaggaagtcacttgtacc<text:span text:style-name="T35">---</text:span></text:p>
      <text:p text:style-name="Standard"><text:span text:style-name="T7">&gt;054-</text:span><text:span text:style-name="T1">nm_001003029.1-hspb8-</text:span><text:span text:style-name="T7">canis-familiaris</text:span><text:span text:style-name="HTML_20_Code"><text:span text:style-name="T7">-laurasitheria</text:span></text:span></text:p>
      <text:p text:style-name="HTML_20_Preformatted"><text:span text:style-name="ff_5f_line"><text:span text:style-name="T7">atggctgacggtcagatgcccttctcctgccactacccgagccgcctgcgccgcgaccccttccgagactcgcccctgccctcccgcctgctggatgatgactttggcatggaccccttccccgacgacttgacttcctcatggcgcaactgggccctgcctcgattttccaccgggtggcctgggaccctgaggtcaggcatggtgccccgggggcccacggccgcagccaggtttggggtacctgcggagggcaggagtcccccacccttccccggggagccctggaaagtgtgtgtcaacgtgcacagctttaagccagaggagctgatggtgaagaccaaggatggatacgtggaggtgtccggcaaacacgaagagaagcaacaagaaggtggcatcgtttccaagaatttcacaaagaaaatccagcttcccgcagaggtggatcctgtgacagtatttgcctcactttccccagaaggcctgctgatcatcgaagctccccaggttcccccttactcaccatttggagagagcaacttcaacaatgagcttccccaagacagtcaggaagtcacctgtacc</text:span></text:span><text:span text:style-name="ff_5f_line"><text:span text:style-name="T11">---</text:span></text:span></text:p>
      <text:p text:style-name="Standard"><text:span text:style-name="T1">&gt;055-xm_004429927.2-hspb8-ceratotherium-simum</text:span><text:span text:style-name="HTML_20_Code"><text:span text:style-name="T7">-laurasitheria</text:span></text:span></text:p>
      <text:p text:style-name="P14">atggctgatggtcagatgcccttcccctacacaggccgcctgcgccgagaccccttccgagactcgcccctctcctcccgcctgctggacgatggctttggcatggaccccttccacgacaatttgactgcctcttggcacgactgggccctgcctccattctcctcggcctggccggggaccctgaggtcaggcatggtgccccgggggcccactgccacggcgaggtttggggtaccctccgagggcaggagccccccacccttccctggggagccctggaaagtgtgtgtcaacgtgcacagcttcaagccagaggagctgatggtgaagaccaaggatggctatgtggaggtgtctggcaaacacgaggagaagcagcaagaaggcggcatcgtttccaagaacttcacaaagaaaatccagcttcctgcagaggtggaccctgtgacagtatttgcctcactttccccagagggcctgctgatcatcgaagctccccaggtccccccttactcaccatttggagagagcagtttcaacaatgagcttcctcaagacagccaggaagtcacctgtacc<text:span text:style-name="T35">---</text:span></text:p>
      <text:p text:style-name="Standard"><text:span text:style-name="T1">&gt;056-xm_004690995.2-hspb8-condylura-cristata</text:span><text:span text:style-name="HTML_20_Code"><text:span text:style-name="T7">-laurasitheria</text:span></text:span></text:p>
      <text:p text:style-name="P14">atggctgacggtcagatgcccttcccctgccactaccccagccggctgcgcagagaccccttccgagactcgcccctctcctcccgcctgctggacgatggctttggcatggacccttttcccgacgacctgactgcctcctggcctgactgggccctgcctcgactctcctcggcctggccaggaaccctgaggtccggcatggtgccccgggggcccactgcctcagccaggtttggggtacctgccgaaggcaggagccccccacctttccctggggagccctggaaagtatgtgtcaacgtgcacagcttcaaaccagaggagctgatggtgaagaccaaggatggatacgtggaggtgtctggcaagcacgaagagaagcagcatgaaggaggaatcgtttccaagaacttcacaaagaaaatccagcttcctgcagaggtggaccctgtgacagtatttgcctcgctttccccagagggtctgctgatcatcgaagctccccagatccccccttactcatcctatggagagagcaacttcaacaacgagcttccccaggacaaccaggaagtcacctgcacc<text:span text:style-name="T35">---</text:span></text:p>
      <text:p text:style-name="Standard"><text:span text:style-name="T1">&gt;057-xm_022597851.1-hspb8-delphinapterus-leucas</text:span><text:span text:style-name="HTML_20_Code"><text:span text:style-name="T7">-laurasitheria</text:span></text:span></text:p>
      <text:p text:style-name="P14">atggctgatggtcagatgcccttcccctgccattacacgagccgccggcgccgggaccccttccgggactcatctctgtcctcccgcctgctggatgatggcttcggcatggaccccttccccgacgacttgactgccccttggcccaactgggccctgcctcgactctcctccgcctggccggggaccctgaggtcgggcatggtgccccgggggccctctgctgtggccagatttggggtgcctgccgagggcaggagcccgccccctttccccggggagccctggaaagtgtgtgtcaatgtgcacagctttaagccggaggagctgatggtaaagaccaaggacggatacgtggaggtgtctggtaaacatgaagagaagcagcaagaaggtggcattgtttccaagaacttcacaaagaaaatccagcttcctgcagaggtggatcctgtgacagtattcgcctcgctttccccagaaggcctgctgatcatcgaagccccccagatccccccttactcaccatttggagagagcagtttcaacaacgagcttccccaagacagccaggaagtcacttgtacc<text:span text:style-name="T35">---</text:span></text:p>
      <text:p text:style-name="Standard"><text:span text:style-name="T1">&gt;058-xm_022517444.1-enhydra-lutris-</text:span><text:span text:style-name="HTML_20_Code"><text:span text:style-name="T7">laurasitheria</text:span></text:span></text:p>
      <text:p text:style-name="P14">atggctgatggtcagatgcccttctcctgccactacccaagccgcctgcgccgggaccccttccgggactcgtccctcccctcgcgcctgctggatgatgactttggcatggaccccttccccgacgacctgacggcctcatggcgcaactgggctctgcctcgattctcccccgggtggcctgggaccctgaggtcaggcatggtgcctcgggggccgacagctacagccaggtttggggtacccgcagagggcaggagtcccccacccttccccggggagccctggaaagtgtgcgtcaatgtgcacagctttaagccagaggaactgatggtgaagaccaaggacggctacgtggaggtgtctggcaaacacgaagagaagcagcaagaaggtggcatcgtttccaagaacttcacaaagaaaatccagcttccggcagaggtggaccctgtgacagtctttgcctcgctttccccagagggcctgctgatcatcgaagctccccaggtccccccttactcaccatttggagagagcagtttcaacaacgagcttccccaagacagccgggaagttacctgttcc<text:span text:style-name="T35">---</text:span></text:p>
      <text:p text:style-name="Standard"><text:span text:style-name="T1">&gt;059-xm_008142767.1-hspb8-eptesicus-fuscus</text:span><text:span text:style-name="HTML_20_Code"><text:span text:style-name="T7">-laurasitheria</text:span></text:span></text:p>
      <text:p text:style-name="P14">atggctgatggtcagatgcccttctcctgccactacccaagccgcctgcgccgggaccccttccgagactcgcccctctcctcccgcctgctggacgatggctttggcatggaccccttccccgacgacctgacggccccctggcccgactgggcgctgccccgactctcctcggcctggccggggtccctgaggccgggcacggtgccccgggtgccgacggccacaggcaggtttggggtccctgcagatggcaggagccccccacccttccctggggagccctggaaagtgtgtgtcaacgtgcacagcttcaagccggaggagctgatggtgaagaccaaggacagatacgtggaggtgtctggcaaacacgaagagaagcagcacgaggggggcattgtgtccaagaacttcaccaagaagatccagctgcctgcggaggtggatcccgccacggtgtttgcctcgctgtccccggagggcctgctgatcatcgaggctccccaggtgcccccgtactccccctctggagacagcagcttcagcagccagcttcctcacgacggccaggaagtcacctgcact<text:span text:style-name="T35">---</text:span></text:p>
      <text:p text:style-name="HTML_20_Preformatted"><text:span text:style-name="T7">&gt;060-xm_001490413.4</text:span><text:span text:style-name="T1">-hspb8</text:span><text:span text:style-name="T7">-equus-caballus</text:span><text:span text:style-name="HTML_20_Code"><text:span text:style-name="T7">-laurasitheria</text:span></text:span></text:p>
      <text:p text:style-name="HTML_20_Preformatted"><text:soft-page-break/><text:span text:style-name="ff_5f_line"><text:span text:style-name="T7">atggctgatggtcagatgcccttcccctacacgggccgcctgcgccgggaccccttccgagactcgcccctctcctcccgcctgctggatgatggctttggcatggaccccttccacgacaatttgactgcctcttggcatgactggggcctgcctccattctcctcggcctggccggggaccctgaggtcgggcatggtgccccgggggcccaccgccacggccaggtttggggtacctgctgagggcaggacccccccaccgttccctggggagccctggaaagtgtgtgtcaacgtgcacagcttcaagccggaggagctgatggtgaagaccaaggacggatacgtggaggtgtctggcaaacacgaggagaagcagcaagaaggcggcattgtttccaagaacttcacaaagaaaatccagcttcctgcagaggtggatcctgtgacagtatttgcctcgctttccccagagggcctgctgatcatcgaagctccccaggtccccccttactcaccatttggagaaagcagtttcaacaacgagcttccccaagacagccaggaagtcacctgtacc</text:span></text:span><text:span text:style-name="ff_5f_line"><text:span text:style-name="T11">---</text:span></text:span></text:p>
      <text:p text:style-name="Preformatted_20_Text"><text:bookmark text:name="feature_XP_007528704.1_CDS_0"/><text:span text:style-name="ff_5f_line"><text:span text:style-name="T7">&gt;60a-xm_007528642.2-hspb8-erinaceus-europaeus</text:span></text:span><text:span text:style-name="ff_5f_line"><text:span text:style-name="T1">-laurasitheria</text:span></text:span></text:p>
      <text:p text:style-name="Standard"><text:span text:style-name="ff_5f_line"><text:span text:style-name="T7">atggctgacggacagatgcccttctcttgtca</text:span></text:span><text:bookmark text:name="XM_007528642.2_61"/><text:span text:style-name="T7">ctaccccagccgcctgcgcagggaccccttccgtgactccgggctgtcctcccgcctgct</text:span><text:bookmark text:name="XM_007528642.2_121"/><text:span text:style-name="T7">ggatgacagcttcggcatggacccctttcccgacgacctgacggccccctggcccgactg</text:span><text:bookmark text:name="XM_007528642.2_181"/><text:span text:style-name="T7">ggcgctgcctcggctctcctccgcctggcccggcagcctgagggcgggcatggtgccccg</text:span><text:bookmark text:name="XM_007528642.2_241"/><text:span text:style-name="T7">gggtccctcggccgcagccaggtttggggtccccgcagaaggcaggagccccccaccctt</text:span><text:bookmark text:name="XM_007528642.2_301"/><text:span text:style-name="T7">ccccggggagccctggaaagtgtgcgtcaatgtgcacagcttcaagcccgaggagctgat</text:span><text:bookmark text:name="XM_007528642.2_361"/><text:span text:style-name="T7">ggtgaagaccaaggatggctacgtggaggtgtctggcaaacatgaagagaagcagcacga</text:span><text:bookmark text:name="XM_007528642.2_421"/><text:span text:style-name="T7">agggggcattgtttccaagaacttcaccaagaagatccagcttcctgcagaagtggatcc</text:span><text:bookmark text:name="XM_007528642.2_481"/><text:span text:style-name="T7">tgtgacagtctttgcctcgctttcccctgaaggcctgctgatcatcgaagctccccaggt</text:span><text:bookmark text:name="XM_007528642.2_541"/><text:span text:style-name="T7">ccccccttactcgccctatggagagagcagtttcaacaacgagcttcctaaagacagcca</text:span><text:bookmark text:name="XM_007528642.2_601"/><text:span text:style-name="T7">ggaagtcacctgcacc</text:span><text:span text:style-name="T11">---</text:span></text:p>
      <text:p text:style-name="P14">&gt;061-xm_003994712.5-hspb8-felis-catus-laurasitheria</text:p>
      <text:p text:style-name="P14">atggctgatggtcagatgcccttctcctgccacctcccaagccgcctgcgcagagaccccttccgagactcatccctcccctcgcgcctgctggatgatgactttggcatggaccccttcccggacgacttgactgcctcttggcacaactgggccctgcctcgattctccccagcatggcctggaaccctaaggtcaggcatggtgcctcgggggcccacggctgcagccaggttcggggtacctgctcagggcaggagccccccacccttccctggggagccctggaaagtgtgtgttaacgtgcacagctttaagccagaggagctgatggtgaagaccaaggacggatacgtggaggtgtctggcaaacatgaagagaagcagcaagaaggtggcatcgtttccaagaacttcacgaagaagatccagcttcctgcagaggtggatcctgtgacagtttttgcctcgctttccccagagggcctgctgatcatcgaagccccccaggtccccccttactcaccatttggagagagcagtttcaacaacgagcttccccaagacagccaggaagtcacctgttcc<text:span text:style-name="T35">---</text:span></text:p>
      <text:p text:style-name="Standard"><text:span text:style-name="T1">&gt;06</text:span><text:span text:style-name="T5">2</text:span><text:span text:style-name="T1">-xm_019649044.1-hspb8-hipposideros-armiger</text:span><text:span text:style-name="HTML_20_Code"><text:span text:style-name="T7">-laurasitheria</text:span></text:span></text:p>
      <text:p text:style-name="P14">atggcggatggtcagatgcccttcccctgccactacccaagccgcctgcgcagagaccccttccgagactcgcccctctcctcccaccgcctgctggatgatggctttggcatggaccccttccccgacgacttgactgcctcttggcccgactgggccctgcctcgactctcctcggcctggccggggtccctgagatcgggcacgttgccccgggtgcccactgccacatccaggtttggggtacctgccgagggcaggagccccccacccttccctggggagccctggaaagtgtgtgtcaacgtgcacagcttcaagccagaggagctgatggtgaagaccaaggacggatacgtggaggtgtctggcaaacatgaagagaagcagcacgaaggtggcatcgtttccaagaacttcacaaagaaaatccagcttcccgcagaggtggatcctgcgacagtgtttgcctcactttccccagagggtctgctgatcattgaagctcctcaggtccccccttactcaccatttggagagagcagtttcaacgagcatccccaagacagcccggaagtcacctgtact<text:span text:style-name="T35">---</text:span></text:p>
      <text:p text:style-name="Standard"><text:span text:style-name="T1">&gt;063-xm_007464865.1-hspb8-lipotes-vexillifer</text:span><text:span text:style-name="HTML_20_Code"><text:span text:style-name="T7">-laurasitheria</text:span></text:span></text:p>
      <text:p text:style-name="P14">atggctgatggtcagatgcccttcccctgccattacacgagccgccggcgccgggaccccttccgggactcatctctgtcctcccgcctgctggatgatggcttcggcatggaccccttccccgacgacctgactgcctcttggcccgactgggccctgcctcgactctcccccgcctggccggggaccctgaggtcgggcatggtgccccgggggccctctgctgtggccagatttggggtgcctgccgagggcaggagcccgccccccttccccggggagccctggaaagtgtgtgtcaatgtgcacagctttaagccggaggagctgatggtaaagaccaaggacggatacgtggaggtgtctggtaaacatgaagagaagcagcaagaaggtggcattgtttccaagaacttcacaaagaaaatccagcttcctgcagaggtggatcctgtgacagtattcgcctcgctttccccagaaggcctgctgatcatcgaagccccccagatccccccttactcaccatttggagagagcagtttcaacaatgagcttccccaagacagccaggaagtcacttgtacc<text:span text:style-name="T35">---</text:span></text:p>
      <text:p text:style-name="Standard"><text:span text:style-name="T1">&gt;064-xm_017666754.1-hspb8-manis-javanica</text:span><text:span text:style-name="HTML_20_Code"><text:span text:style-name="T7">-laurasitheria</text:span></text:span></text:p>
      <text:p text:style-name="P14">atgggtgacggtcagatgccctttccctgccactacccaagccgcctgcgccgagaccctttcctagattcgcccctctcctcccgtctgctggacgatggctttggtatggaccccttccccgacgacctgaccacctcgtggcacaactgggccctgccccggctctccccggcctggccagggaccctgaggtcgggcatgatgccccgggggtccaccagcacagccaggtatggtgtgcctgccgagggtaggagccccccacccttccctggggagccctggaaagtgtgtgtcaacgtgcacaacttcaagccagaggagctgatggtgaagaccaaggacggatacgtggaggtgtctggcaaccacgaagagaagcagcaagaagggggcatcgtttccaagaacttcacaaagaaaatccagctgcctgcagaagtggatccggtgacagtgtttgcctcactttccccagagggcctgttgatcattgaagctccgcagatacctccgtactcaccttttggggacagcagtttcaacgactttccccaagatagccaagaggtcacctgtacc<text:span text:style-name="T35">---</text:span></text:p>
      <text:p text:style-name="P11"><text:span text:style-name="T18">&gt;065-xm_016201564.1-hspb8-miniopterus-natalensis</text:span>-laurasitheria</text:p>
      <text:p text:style-name="P11"><text:span text:style-name="T18">atggcagatggtcagatgcccttcccctgccactaccccagccgcctgcgccgagaccctttccgagactcgccgctctcctcccgcctgctggacgatggctttggcatggaccccttccccgacgacttgactgcctcttggcccgactgggccctgcctcggctctcctcgccctggccgggacccctgaggccgggcacggtgccccgggtgccgactgccacgggcaggtttggggtacctgctgacggcaggagccccccacccttccctggggagccctggaaagtgtgtgtcaacgtgcacagcttcaagccggaggagctgatggtgaagaccaaggacagatacgtggaggtgtctggcaaacatgaagagaagcagcatgaaggcggcatcgtgtccaagaacttcacaaagaaaatccagcttcctgcagaggtggatcctgcaacagtatttgcctcgctttccccagagggcctgttgatcatcgaagctccacaggtgcccccttactcaccgtttggagagagcagcttcaacaacgagcttccccaagacggccaggaggtcacctgtact</text:span><text:span text:style-name="T22">---</text:span></text:p>
      <text:p text:style-name="HTML_20_Preformatted"><text:span text:style-name="ff_5f_line"><text:span text:style-name="T7">&gt;066-</text:span></text:span><text:span text:style-name="T7">ensmput00000002968</text:span><text:span text:style-name="T1">-hspb8</text:span><text:span text:style-name="T7">-mustela-putorius</text:span><text:span text:style-name="HTML_20_Code"><text:span text:style-name="T7">-laurasitheria</text:span></text:span><text:span text:style-name="T7"> </text:span></text:p>
      <text:p text:style-name="P13">atggctgatggtcagatgcccttctgccactacccaagccgcctgcgccgggaccccttccgggactcgtccctctcctcccgcctgctggatgatgactttggcatggaccccttccccgacgacctgacggcctcatggcgcaactgggccctgcctcgattctcccctgggtggcctgggaccctgaggtcaggcatggtgcctcgggggccgacggctgcagccaggtttggggtacctgccgagggcaggagtccccctcccttcccgggggagccctggaaagtgtgcgtcaacgtgcacagctttaagccagaggaactgatggtgaagaccaaggacggctacgtggaggtgtctggcaaacatgaagagaagcagcaagaaggtggcatcgtttccaagaacttcacaaagaaaatccagcttcccgcagaggtggaccctgtgacagtct<text:soft-page-break/>ttgcctcgctttccccagagggcctgctgatcatcgaagctccccaggtccccccttactcaccatttggagagagcagtttcaacaacgagcttccccaagacagccgggaagttacctgttcc<text:span text:style-name="T35">---</text:span></text:p>
      <text:p text:style-name="Standard"><text:span text:style-name="T1">&gt;067-xm_005863777.2-hspb8-myotis-brandtii</text:span><text:span text:style-name="HTML_20_Code"><text:span text:style-name="T7">-laurasitheria</text:span></text:span></text:p>
      <text:p text:style-name="P14">atggctgatggtcagatgcccttctcctgccactacccaagccgcctgcgccgggaccccttccgagactcgcccctctcctcgcgcctgctggacgatggctttggcatggaccccttccccgacgacttgactgccccctggcccgactgggcgctgcctcgactctcctcggcctggccaggatccctgaggccgggcacggtgccgcgggtgccgactgccacaggcaggtttggggtacccgcggatggcaggagccccccacccttccctggagagccctggaaagtgtgtgtcaacgtgcacagcttcaagccagaggagctgatggtaaagaccaaggacagatacgtggaggtgtctggcaatcacgaagagaagcagcatgaggggggcattgtgtccaagaacttcaccaagaaaatccagcttcctgcagaggtggaccccaccacggtgttcgcctcgctctccccggagggcctgctgatcatcgaggctccccaggtgcccccgtactcgccatcgggagagagcggcttcagcaaccagcttcctcaagacggccaggaggtcacctgcact<text:span text:style-name="T35">---</text:span></text:p>
      <text:p text:style-name="Standard"><text:span text:style-name="T7">&gt;068-ensmlut00000016852</text:span><text:span text:style-name="T1">-hspb8</text:span><text:span text:style-name="T7">-</text:span><text:span text:style-name="summary-subhead"><text:span text:style-name="T7">myotis-lucifugus-</text:span></text:span><text:span text:style-name="T1">laurasitheria</text:span></text:p>
      <text:p text:style-name="P2">atggctgatggtcagatgcccttctcctgccactacccaagccgcctgcgccgggaccccttccgagactcgcccctctcctcgcgcctgctggacgatggctttggcatggaccccttccccgacgacttgactgccccctggcccgactgggcgctgcctcgactctcctcggcctggccaggatccctgaggccgggcacggtgccgcgggtgccgactgccacaggcaggtttggggtacccgcggatggcaggagccccccgcccttccctggagagccctggaaagtgtgtgtcaacgtgcacagcttcaagccagaggagctgatggtaaagaccaaggacagatacgtggaggtgtctggcaatcacgaagagaagcagcatgaggggggcattgtgtccaagaacttcaccaagaaaatccagcttcctgcggaggtggaccccgccacggtgttcgcctcgctctccccggagggcctgctgatcatcgaggctccccaggtgcccccgtactcgccatcgggagagagcggcttcagcaaccagcttcctcaagacggccaggaggtcacctgctct<text:span text:style-name="T35">---</text:span></text:p>
      <text:p text:style-name="P14">&gt;069-xm_021703393.1-hspb8-neomonachus-schauinslandi-laurasitheria</text:p>
      <text:p text:style-name="P14">atggctgatggtcagatgcccttctcctgccactatccaagccgcctgcgccgggaccccttccgggactcgtccctcccctcgcgcctgctggatgatgactttggcatggaccccttccccgacgacctgacggcctcatggcgcaactgggccctgcctcgattctccccggggtggcctgggaccctgaggtcaggcatggtgcctcgggggcctacggctgcagccaggtttggggtacctggggagggcagaaatcccccacccttccccggggagccctggaaagtgtgcgtcaacgtgcacagctttaagccagaggagctgatggtgaagacgaaagacggatacgtggaagtgtctggcaaacatgaagagaagcagcaagaaggtggcatcgtttccaagaacttcacaaagaaaatccagcttcccgcagaggtggatcctgtgacagtctttgcctcgctttccccagagggcctgctgatcatcgaagctccccaggtccccccttactcaccatttggagagagcaatttcaacaatgagcttccccaagacagccaggaagtcacctgttcc<text:span text:style-name="T35">---</text:span></text:p>
      <text:p text:style-name="P11"><text:span text:style-name="T18">&gt;070-xm_004396682.</text:span>2<text:span text:style-name="T18">-hspb8</text:span>-odobenus-rosmarus<text:span text:style-name="T18">-laurasitheria</text:span></text:p>
      <text:p text:style-name="P14">atggctgatggtcagatgcccttctcctgccactacccaagccgcctgcgccgggaccccttccgggactcgtccctcccctcacgcctgctggatgatgactttggcatggaccccttccccgacgacctgacggcctcatggcgcaactgggccctgcctcgattctccccggggtggcctgggaccctgaggtcaggcatggtgcctcgggggccgacagctgcagccaggtttggggtacctggggagggcaggagtcccccacccttccccggggagccctggaaagtgtgcgtcaacgtgcacagctttaagccagaggagctgatggtgaagacaaaggacggatacgtggaggtgtctggcaaacatgaagagaagcagcaagaaggtggcatcgtttccaagaacttcacaaagaaaatccagcttcccgcagaggtggatcctgtgacagtctttgcctcgctttccccagagggcctgctgatcatcgaagctccccaggtccccccttactcaccatttggagagagcaatttcagcaatgagcttccccaagacagccaggaagtcacctgttcc<text:span text:style-name="T35">---</text:span></text:p>
      <text:p text:style-name="P14">&gt;071-xm_004276749.1-hspb8-orcinus-orca-laurasitheria </text:p>
      <text:p text:style-name="P14">atggctgatggtcagatgcccttcccctgccattacacgagccgccggcgccgggaccccttccgggactcatctctgtcctctcgcctgctggatgatggcttcggcatggaccccttccccgacgacttgactgccccttggcccgactgggccctgcctcgactctcctccgcctggccggggaccctgaggtcgggcatggtgccccgggggccctctgctgtggccagatttggggtgcctgccgagggcaggagcccgccccccttccccggggagccctggaaagtgtgtgtcaatgtgcacagctttaagccggaggagctgatggtaaagaccaaggacggatacgtggaggtgtctggtaaacatgaagagaagcagcaagaaggtggcattgtttccaagaacttcacaaagaaaatccagcttcctgcagaggtggatcctgtgacagtattcgcctcgctttccccagaaggcctgctgatcatcgaagccccccagatccccccttactcaccatttggagagagcagtttcaacaatgagcttccccaagacagccaggaagtcacttgtacc<text:span text:style-name="T35">---</text:span></text:p>
      <text:p text:style-name="P14">&gt;07<text:span text:style-name="T32">2</text:span>-xm_012110114.2-hspb8-ovis-aries-laurasitheria</text:p>
      <text:p text:style-name="P14">atggctgacggtcagatgcccttcccctgccactacacgagccgccggcgccgagaccccttccgggactcgcccctgtcctcccgcctgctggacgatggctttggcatggaccccttccccgacgacttgactgcctcttggcctgactgggccctgcctcgactctcctccgcctggccggggaccctgaggtcgggcatggtgccccgggggcccactgccatgaccagatttggggtgcctgctgagggcaggagccccccaccattccccggggagccctggaaagtgtgtgtcaacgtgcacagctttaagccggaggagctgatggtaaagaccaaggacggatacgtggaggtgtctggtaaacacgaagaaaagcagcaagagggtggcatcgtttccaagaacttcacaaagaaaatccagcttcctgcagaggtggatcctgtgacagtgtttgcctccctttccccagaaggcctgctgatcatcgaagctccccaggttcccccttactcaccgtttggagagagcagtttcaacaacgagcttcctcaagacggccaggaagtcacttgtacc<text:span text:style-name="T35">---</text:span></text:p>
      <text:p text:style-name="Standard"><text:span text:style-name="T1">&gt;073-xm_007079634.2-hspb8-panthera-tigris</text:span><text:span text:style-name="HTML_20_Code"><text:span text:style-name="T7">-laurasitheria</text:span></text:span></text:p>
      <text:p text:style-name="P14">atggctgatggtcagatgcccttctcctgccatctcccaagccgcctgcgcagagaccccttccgagactcttccctcccctcgcgcctgctggatgatgactttggcatggaccccttcccggacgacttgactgcctcttggcgcaactgggccctgcctcgattctccccggcatggcctggaaccctaaggtcaggcatggtgcctcgggggcccacggctgcagccaggttcggggtacctgctgagggcaggagccccccacccttccctggggagccctggaaagtgtgtgttaacgtgcacagctttaagccagaggagctgatggtgaagaccaaggacggttacgtggaggtgtctggcaaacatgaagagaagcagcaagaaggtggcatcgtttccaagaacttcacgaagaaaatccagcttcctgcagaggtggatcctgtgacagtttttgcctcgctttccccagagggcctgctgatcatcgaagccccccaggtccccccttactcaccatttggagagagcagtttcaacaacgagcttccccaagacagccaggaagtcacctgttcc<text:span text:style-name="T35">---</text:span></text:p>
      <text:p text:style-name="Standard"><text:span text:style-name="T1">&gt;074-xm_006908601.2-hspb8-pteropus-alecto</text:span><text:span text:style-name="HTML_20_Code"><text:span text:style-name="T7">-laurasitheria</text:span></text:span></text:p>
      <text:p text:style-name="P14"><text:soft-page-break/>atggccgatggtcagatgccctttccctgccactaccccagccgcctgcgccgagaccctttccgagactcgtccctctcctcccgcctgctggatgatggctttggcatggaccccttccccgacgacttgactgcttcttggcccgactgggccctgcctcgactctcctcggcctggccagggtccctgaggtcgggcacggtgccccgcgtgcccaccgccaccagccggtttggggtacctgccgagggcaggagccccccacccttccctggggagccctggaaagtgtgcgtcaacgtgcacagcttcaagccggaggagctgatggtgaagaccaaggacggctacgtggaggtgtctggcaaacacgaggagaagcagcaagaaggtggcatcgtgtccaagaacttcaccaagaaaatccaacttcctgcagaggtggatcctgcgacagtatttgcctcgctttccccagagggcctactgatcatcgaagctccccaggtccccccttactcaccatttggagagagcagtttcaacaacgagcttccccaagacagccaggaagtcacctgtact<text:span text:style-name="T35">---</text:span></text:p>
      <text:p text:style-name="P11"><text:span text:style-name="T18">&gt;075-xm_007114647.2-hspb8</text:span>-physeter-catodon-laurasitheria</text:p>
      <text:p text:style-name="P14">atggctgatggtcagatgcccttcccctgccattacacgagccgccggcgccgggaccccttccgggactcacccctgtcctcccgcctgctggatgatggcttcggcatggaccccttccccgacgacttgactgcctcttggcccgactgggccctgcctcgactctcctccgcctggccggggaccctgaggtcgggcatggtgccccgggggccctctgctgtggccagatttggggtgcctgccgagggcaggagcccaccccccttccccggggagccctggaaagtgtgtgtcaatgtgcacagctttaagccggaggagctgatggtaaagaccaaggacggatacgtggaggtgtctggtaaacatgaagagaagcagcaagaaggtggcattgtttccaagaacttcacaaagaaaatccagcttcctgcagaggtggatcctgtgacagtattcgcctcgctttccccagaaggcctgctgatcatcgaagccccccagatccccccttactcaccatttggagagagcagtttcaacaacgagcttccccaagacagccaggaagtcacttgtacc<text:span text:style-name="T35">---</text:span></text:p>
      <text:p text:style-name="HTML_20_Preformatted"><text:span text:style-name="T7">&gt;076-enspvat00000017488</text:span><text:span text:style-name="T1">-hspb8</text:span><text:span text:style-name="T7">-</text:span><text:span text:style-name="summary-subhead"><text:span text:style-name="T7">pteropus-vampyrus-</text:span></text:span><text:span text:style-name="HTML_20_Code"><text:span text:style-name="T7">laurasitheria</text:span></text:span></text:p>
      <text:p text:style-name="P2">atggccgatggtcagatgccctttccctgccactaccccagccgcctgcgccgagaccctttccgagactcgtccctctcctcccgcctgctggatgatggctttggcatggaccccttccccgatgacttgactgcttcttggcccgactgggccctgcctcgactctcctcggcctggccagggtccctgaggtcgggcacggtgccccgcgtgcccaccgccaccagccggtttggggtacctgccgagggcaggagccccccacccttccctggggagccctggaaagtgtgcgtcaacgtgcacagcttcaagccggaggagctgatggtgaagaccaaggacggctacgtggaggtgtccggcaaacacgaggagaagcagcaagaaggtggcatcgtgtccaagaacttcaccaagaaaatccaacttcctgcagaggtggatcctgcgacagtatttgcctcgctttccccagagggcctactgatcatcgaagctccccaggtccccccttactcaccatttggagagagcgagttcaacaacgagcttccccaagacagccaggaagtcacctgtact<text:span text:style-name="T35">---</text:span></text:p>
      <text:p text:style-name="Standard"><text:span text:style-name="T1">&gt;077-xm_016149531.1-hspb8-rousettus-aegyptiacus</text:span><text:span text:style-name="HTML_20_Code"><text:span text:style-name="T7">-laurasitheria</text:span></text:span></text:p>
      <text:p text:style-name="P14">atggccgatggtcagatgcccttttcctgccacctccccagccgcctgcgccgagaccctttccgagactcgtccctctcctcccgcctgctggacgatggctttggcatggaccccttccccgacgacttgactgcttcttggcccgactgggccctgcctcgactctcctcagcctggccagggtccctgagatcaggcacggtaccccgcgtgcccaccgccgccagccggtttggggtacccaccgagagcaggagcccccctcccttccctggggagccctggaaagtgtgcgtcaacgtgcacagcttcaagccggaggagctgatggtgaagaccaaggatggctatgtggaggtgtctggcaaacacgaggagaagcagcaagaaggtggcatcgtgtccaagaacttcaccaagaaaatccaacttcctgcagaggtggatcctgcgacggtatttgcctcgctttccccagagggcctactgatcatcgaagctccccaggtccctccttactcaccatttggagagagcagtttcaacaacgagcttccccaagacagccaggaagtcacctgtacc<text:span text:style-name="T35">---</text:span></text:p>
      <text:p text:style-name="Standard"><text:span text:style-name="T1">&gt;078-xm_019753966.1-hspb8-rhinolophus-sinicus</text:span><text:span text:style-name="HTML_20_Code"><text:span text:style-name="T7">-laurasitheria</text:span></text:span></text:p>
      <text:p text:style-name="P14">atggcggatggtcagatgcccttctcctgccactacccaagccgcctgcgcagagaccccttccgagactcacccctcacctcccaccgcctgctggatgacggttttggcatggaccccttccccgacgacttgactgccccttggcccgactgggccctgcctcgactctcatcagcctggccagggtccctgagatccggcacattgccccgggtgcccactgccacggccaggtttggggtacctgccgagggcaggaaccccccaccctttcctggggagccctggaaagtgtgtgtcaacgtgcacagcttcaagccagaggaacttatggtgaagaccaaggacggatacgtggaggtgtctggcaaacatgaagagaagcagcaagaaggtggcatcgtttccaagaacttcacaaagaaaatccagcttcctgcagaggtggatcctgcgacggtatttgcctcactttccccggagggcctgctgatcattgaagctccccaggtgcccccgtactcaccgtttggagagagcagtttcaacaacgagcatccccaagacagccaggaagtcacctgtact<text:span text:style-name="T35">---</text:span></text:p>
      <text:p text:style-name="Standard"><text:span text:style-name="T1">&gt;079-xm_004611071.1-hspb8-sorex-araneus</text:span><text:span text:style-name="HTML_20_Code"><text:span text:style-name="T7">-laurasitheria</text:span></text:span><text:span text:style-name="T1"> </text:span></text:p>
      <text:p text:style-name="P14">atggccgacgggcagctgcccttcccctgccactaccccagccgcctgcgccgagaccccttccgggactcgcccctgtcctcccgcctgctggacgacggcttcggcatggaccccttcccagacgacctgacggcctcctggcccgactgggccctgccccgactctcctcgggctggcccgggaccctgaggccgggcatggtgccacgggggcccaccgcctcggccaggtacggggtgccgccggcggaggtcaggaatcccccgcctttccccggggagccctggaaagtgtgtgtcaacgtgcacagcttcaaacccgaggagctgatggtgaagaccaaggatggctacgtggaggtgtccggcaaacacgaggagaagcagcaagaagggggcatcgtttccaagaacttcaccaagaagatccagcttcctgccgaagtggaccccgtgacagtattcgcctcgctttccccagagggtctgctgatcatcgaagccccccagatccccccgtactcaacatttggagagagcagcttcaaccatgagctcccccaagacagccaggaagtcccctgtacc<text:span text:style-name="T35">---</text:span></text:p>
      <text:p text:style-name="P2">&gt;080-xm_001929585.5<text:span text:style-name="T18">-hspb8</text:span>-sus-scrofa-laurasitheria</text:p>
      <text:p text:style-name="HTML_20_Preformatted"><text:span text:style-name="ff_5f_line"><text:span text:style-name="T7">atggctgacggtcagatgcccttcccctgccactacgccagccgccggcgccgggaccccttccgagactcccctctgtcctcccgcctgttggacgatggctttggcatggaccccttcccagacgacctgactgcctcttggcccgactgggccctgcctcgtctctcctctgcctggccagggaccttgaggtcgggcatggtgccccgggggccaacgtcgatggccagatttggggtccctgccgagggcaggagccccccacccttccctggggagccctggaaagtgtgtgtcaacgtgcacagctttaagccggaggagctgatggtaaagaccaaggatggctacgtggaggtgtctggcaaacacgaggagaagcagcaggaaggcggcatcgtttctaagaacttcaccaagaaaattcagcttcctgcagaggtggatcctgtgacagtatttgcctcgctttccccagaaggcctgctgatcatcgaagctccccaggtccccccttactcaccatttggagagagcagtttcaacaacgagcttccccaagacaaccaggaagtcacttgtact</text:span></text:span><text:span text:style-name="ff_5f_line"><text:span text:style-name="T11">---</text:span></text:span></text:p>
      <text:p text:style-name="P11"><text:span text:style-name="T18">&gt;081-xm_008707686.1-hspb8-ursus-maritimus</text:span>-laurasitheria</text:p>
      <text:p text:style-name="P14">atggctgacggtcagatgcccttctcctgccattacccaagccgcctgcgccgggaccccttccgagactcgtccctcccctcgcgcctgctggatgatgactttggcatggaccccttccccgacgacctgaccgcctcatggcgcaactgggccctgcctcgattctccccggggtggcctgggaccctgaggtcaggcatggtgcctcgggggccaacggctgcagccaggtttggggtacctgcggagggcaggagtcccccacccttccctggggagccctggaaagtgtgtgtcaacgtgcacagctttaagccagaggagctgatggtgaagaccaaggacggatacgtggaggtgtccggcaaacatgaagagaagcagcaagaaggtggcatcgtttccaagaacttcacaaagaaaatccagctccccgcagaggtggatcctgtgacag<text:soft-page-break/>tcttcgcctcgctttctccagagggcctgctgatcatcgaagctccccaggtccccccttactcaccatttggagagagcaatttcaacaacgagcttccccaagacagccaggaagtcacctgttcc<text:span text:style-name="T35">---</text:span></text:p>
      <text:p text:style-name="P11"><text:span text:style-name="T18">&gt;082-xm_006204799.2-hspb8-</text:span>vicugna-pacos-laurasitheria</text:p>
      <text:p text:style-name="P14">atggctgatggtcagatgcccttcccctgcccttatggaagtcgcctgcgccgggaccccttccgagactcatctctgtcctctcgcctgctggacgatggctttggcatggaccccttccccgacgacttgactgccccttggcctgactgggccctgcctcgcatctcctctgcctggccgggcaccctgaggtcagggatggtgcaccgggggcccacttccgggggcaggtttagggtacctgccgagggcaggagcccccctcccttccctggggagccctggaaagtgtgtgtcaacgtgcacagctttaagccggaggagctgatggtaaaaacgaaggatggatacgtggaggtgtctggtaaacatgaagagaagcagcaagaaggcggcatcgtttccaagaacttcacaaagaaaatccagcttcctgcagaggtggatcctgcgaccgtattcgcctcactttccccagaaggcctgctgatcatcgaagctccccaggtccccccttactcaccatttggagagagcagtttcaacaatgagcttccccaagacaaccaggaagtcacttgtacc<text:span text:style-name="T35">---</text:span></text:p>
      <text:p text:style-name="P16"><text:span text:style-name="T13">&gt;090-xm_008592760.1-hspb8-galeopterus</text:span><text:span text:style-name="T15">-</text:span><text:span text:style-name="T13">variegatu</text:span><text:span text:style-name="T14">s-euarchontoglires</text:span></text:p>
      <text:p text:style-name="P14">atggctgatggtcagatgcctttttcttgccactaccccagccgcctgcgccgagacccctttcgggactctcccctctcctcccgcctgctggacgatggttttggcatggaccccttccctgacgacctgactgccccttggcctgactgggccctgcctcgtctctcctccgcctggccaggaaccctgaggtctggcatggtgccccgggggccaactgccacagccaggtttggggtacctgctgaaggcaggagccccccacccttccccggggagccctggaaagtgtgcgtcaatgtgcacagcttcacaccagaggagctgacagtcaagaccaaggatggatatgtggaggtttccggcaaacatgaagagaagcagcaagaaggtggtatcgtttccaagaacttcacaaagaaaatccagcttcctgcagaagtggatcctgtgacagtatttgcctcactttctccagagggtctgctgatcatcgaagctccccagatccccccttactcaccatttggagagagcagtttcaacaatgagcttcctcaagacagccaggaagtcacctgtacc<text:span text:style-name="T35">---</text:span></text:p>
      <text:p text:style-name="P14">&gt;100-xm_006865455.1-hspb8-chrysochloris-asiatica-afrotheria</text:p>
      <text:p text:style-name="P14">atggctgacggtcagatgcctttcccctgccactacccaagccgcctccgccgagaccccttccgggactcgcccctctcctcgcgcctactggacgacggatttggcatggaccccttccccgatgacctgaccgccacttggcccgactgggccctgccccgtctctcctcagcctggccagggaccctgaggcctggcatggtgccccgggggcccactaccacatctaggttcggggtgcctgcagagggcaggagccccccaccacccttccctggagagccctggaaagtgtgtgtcaatgtgcacagcttcaagcctgaggagctgatggtgaagaccaaggacggatacgtcgaggtgtccggcaaacatgaagagaagcagcatgaaggtggcatcgtttccaagaacttcacaaagaaaatccagcttcctctggaggtggatcctgtgacagtgtttgcctcactttccccagagggcctgctgatcatcgaagctccccaggttcctccttactccacatatggagaaagctgtttcaaccatgagctttccccagacagccaggaagtcacctgtacc<text:span text:style-name="T35">---</text:span></text:p>
      <text:p text:style-name="P14">&gt;101-xm_006890415.1-hspb8-elephantulus-edwardii-afrotheria</text:p>
      <text:p text:style-name="P14">atggctgatggtcagatgcccttcccctgccactaccctggccgcatccgcagagaccctttccgggactcgcccctgtcctctcgcctgctggacgatggcttcggcatggaccccttccccgacgacttgacagctgcgtggcccgactgggccctgccccggctctcctctgcctggccggggaccctcaggtctggcctggtgccacgggggccgacggccccttccagatttggagtgccctccgaaggcaggagccccccacctttccccggggagccctggaaagtgtgtgttaatgtgcacagcttcaagccagaggagctgatggtcaagaccaaggatggctacgtggaggtgtccggcaaacacgaagagaagcagcaagaaggcggcatcgtctccaagaacttcacaaagaaaatccagcttcccgcagaagtggatcccgtgaccgtctttgcctcgctttccccagaaggtctgctgattatcgaagctccccaagttcccccatactccccatctggagagagcagtttcaacaatgagcttcctcaagacagccaggaagtgccctgtacc<text:span text:style-name="T35">---</text:span></text:p>
      <text:p text:style-name="P4"><text:span text:style-name="T7">&gt;102-xm_003419267.3</text:span><text:span text:style-name="T1">-hspb8</text:span><text:span text:style-name="T7">-loxodonta-africana-afrotheria</text:span></text:p>
      <text:p text:style-name="P4"><text:span text:style-name="ff_5f_line"><text:span text:style-name="T7">atggctgatggtcagatgcccttctcctgccactatccaacccgtctccgccgagatcccttccgggactcgcccctctcctcacgcctgctggatgatggctttggcatggaccccttccccgacgacttgaccacctcttggcctgactgggccctgccccggctctcctcggcctggccagggaccctgaggtcgggcatagtgccccgggggcccaccaccacggctaggttcggggtacctgcggagggcaggagccccccacccttccctggagagccctggaaagtgtgtgtcaacgtgcacagcttcaagccagaggagctgatggtgaagaccaaggatggatacgtggaggtgtctggcaaacacgaagagaaacagcaagaaggcggcatcgtctccaagaacttcacaaagaaaatccagcttcctgcagaagtggatcccgtgacagtatttgcctcactgtccccagagggcctgctgatcatcgaagctccccaggtccccccttattcaccatttggagagagcagtttcaacaatgagcttccccaagacagccaggaagtcacctgtacc</text:span></text:span><text:span text:style-name="ff_5f_line"><text:span text:style-name="T11">---</text:span></text:span></text:p>
      <text:p text:style-name="P14">&gt;103-xm_007938210.1-hspb8-orycteropus-afer-afrotheria</text:p>
      <text:p text:style-name="P14">atggctgacggtcagatgccctttccctgccactacccaagccgcttccgccgagaccctttccgcgactcgcccctctcctcgcgcctgctggacgatggctttggcatggacccctttcctgacgacttgaccgcctcttggcccgattgggccctgccccggctctcctcggcctggccagggaccctgaggtccggcatggtgccccgggggcccactgcagcagctaggttcggggtacctgcagagggcaggagccccccacccttccctggagagccctggaaagtgtgtgtcaacgtgcacagcttcaagccagaggagctgatggtgaaaaccaaggacggatatgtagaggtgtccggtaatcatgaagagaagcagcaagaaggcggcattgtttccaagaacttcacaaagaaaatccagcttcctgcagaggtggaccctgtgacagtatttgcctccctttccccagaaggcctgctgatcatcgaagcgccccaggttcccccgtactcaccatttggagagaccagtttcaacaatgagcttccccaagacggccaggaagtcacctgtacc<text:span text:style-name="T35">---</text:span></text:p>
      <text:p text:style-name="P11"><text:span text:style-name="T18">&gt;104-xm_004379029.1-hspb8-trichechus-manatus</text:span>-afrotheria</text:p>
      <text:p text:style-name="P14">atggctgatggtcagatgcccttctcctgccactacccaagccgtctccgccgagaccccttccgggactcgcccctctcctcacgcctgctggacgatggctttggcatggaccccttccccgacgacttgaccgcctcctggcctgactgggccctgccccggctctcctcggcctggccagggaccctgaggtcgggcatggtgccccgggctcccaccaccacggctaggttcggggtacctgcagagggcaggagccccccaccctttcctggggagccctggaaagtgtgcgtcaacgtgcacagcttcaagccagaggagctgatggtgaagaccaaggacggatacgtggaggtgtctggcaaacacgaagagaaacagcaagaaggtggcatcgtttccaagaacttcacaaagaaaatccagcttcctgcagaggtggatcctgtgacagtatttgcctcactttccccagaaggcctcctgatcatcgaagctccccaggtccccccttattcaccatttggagagagcagtttcaacaacgagcttccccaagacagccaggaagttacctgtacc<text:span text:style-name="T35">---</text:span></text:p>
      <text:p text:style-name="Standard"><text:span text:style-name="T7">&gt;110-ensshat00000020774</text:span><text:span text:style-name="T1">-hspb8</text:span><text:span text:style-name="T7">-</text:span><text:span text:style-name="summary-subhead"><text:span text:style-name="T7">sarcophilus-harrisii-metatheria</text:span></text:span></text:p>
      <text:p text:style-name="P2"><text:soft-page-break/>atggccgacggccaaatccccttctcttgcacctacccttcttcccgccggaggatagcccccgccagggagtcgggcctgtccagccggctgctggatgatgatttcgccatggcccctttccccgatgacctgacggccgactggcccgactgggcccggcccagactgtccccgtggccgggccccctgaggaccggcatgacccccctggtccccagcatggcccctccggtctacggagccaggtacgggcccgtggagaaccgaagcccacccccctgccgcggggaaccctggaaagtctgtgtcaacgtgcacagctacaagccagaggaactgactgtcaaaaccaaggatggctttgtggaggtgtcaggcagacatgaagagaagcaacaagaagggggaattgtttccaagaacttcacaaagaaaattcaactcccagctgaggtggacccagtgacagtctttgcttccctgtcccctgaaggcctgctcatcatcgaagccccccaggtgcctccttactctgcattcggagacagcagcttaggcaatgagctgcccatggacaaccatgaagtcacctgcgct<text:span text:style-name="T35">---</text:span></text:p>
      <text:p text:style-name="P14">&gt;120-xm_014593637.2-hspb8-alligator-mississippiensis-sauriatestidunes</text:p>
      <text:p text:style-name="P14">atggccgacggccagatgcccttttcctgccattatcccaccaggcaccgaagtgtccgggacccattcagagagactggcttgacctctcgcctgctggacgatgactttggcatgtccccattctctggggatctaactgcagactggccagactgggcacgaccacgactgaccacgacatggccaggccctttgcgatcaggagtgacccgaagcagtggcatgtcccctcctggatacggcaccagattcagcagctaccctgagagccggagtcctactgccttctcaagggagccctggaaggtgtgtgtcaacgtgcacagttttaaacctgaggagctgacagtgaagaccaaggatggctatgtggaagtgtcaggcaaacatgaagaacaacaggaagaaggagggattgtctccaagaacttcaccaagaaaatccaactcccctatgaggtggatcctgtcacagtttttgcatccttatctccagaagggctgctgatcatcgaagcgccacagatacctccgtaccagcagtacggagacagcagctgtggtaacgagataccaatggacaaccaagaagcaacctgtgct<text:span text:style-name="T35">---</text:span></text:p>
      <text:p text:style-name="P14">&gt;121-xm_006027370.2-hspb8-alligator-sinensis-sauriatestidunes</text:p>
      <text:p text:style-name="P14">atggccgacggccagatgcccttttcctgccattatcccaccaggcaccgaagtgtccgggacccattcagagagactggcttgacctctcgcctgctggacgatgactttggcatgtccccattctctggggatctaactgcagactggccagactgggcacgaccacgactgaccacgacatggccaggccctttgcgatcaggaatgacccgaagcagtggcatgtcccctcctggatacggcaccagattcagcagctaccctgagagccggagtcccactgccttctcaagggagccctggaaggtgtgtgtcaacgtgcacagttttaaacctgaggagctgacagtgaagaccaaggatggctatgtggaagtgtcaggcaaacatgaagagcaacaggaagaaggagggattgtctccaagaacttcaccaagaaaatccaactcccctatgaggtggatcctgtcacagtttttgcatccttatctccagaagggctgctgatcatcgaagcgccacagatacctccgtaccagcagtacggagacagcagctgtggtaacgagataccaatggacaaccaagaagcaacctgtgct<text:span text:style-name="T35">---</text:span></text:p>
      <text:p text:style-name="P3">&gt;122-ensacat00000004096<text:span text:style-name="T18">-hspb8</text:span>-anolis-carolinensis<text:span text:style-name="T18">-sauriatestidunes</text:span></text:p>
      <text:p text:style-name="P3">atggcggacagccagctgcccttctcgtgccactaccccgggcggcatcgcagccttcgcgaccctttccgggagcccagcctctcctctcgccttttggatgaagactttggcatgtcccccttttcgggggatctgaccgcggactggccggactgggcccgctcacgcctgacctcgccgtggtcgggccccattcgatccgggatggtccgaaccgccggcctttccccgccgggctacacccggttcggcgggtacgccgaaggagcgccctttggaggcccacccatgcccttcaccggggagccctggaaagtctgcgtcaacgtgcaaagcttcaagcccgaggagctgacggtgaagaccaaggacggttacgtggaagtttcaggtaaacatgaagagcaacaagtggaaggcgggatcgtatcgaagaacttcaccaagaaaatccagcttcccggagaggtggatcccaccacggtgtttgcctccttgtccccggagggtctgctgatcatcgaggcgccgcagatcccgccctactgccaatacggagacctgagctacggcgacgacatccccgtcgacaaccaagaagccacctgtgcc<text:span text:style-name="T35">---</text:span></text:p>
      <text:p text:style-name="P14">&gt;123-xm_011592666.1-hspb8-aquila-chrysaetos-sauriatestidunes</text:p>
      <text:p text:style-name="P14">atggccgacagccagatgcccttctcctgccattaccccggcaggcgcagcgtccgcgaccctttccgggagcccggcttgacctcgcgcctgctggacgatgatttcggcatgtcgcccttccccggggacctgacggcggactggcccgactgggctcggccccggcttaccactacctggccgggtcccctgcgtgccggcatggcccgagcctccaccatggcccccggttacggttcccgcttcggggggtaccccgagagccgcagccccgtgccttttccccgcgagccctggaaggtgtgcgtcaacgtgcacagcttcaaacccgaggagctgacggtcaaaaccaaggatggctacgtcgaggtgtcaggcaaacacgaggagcagcaggtggaaggagggatcgtctccaagaacttcaccaagaaaatccagctgccctacgaggtggaccccatcacggtcttcgcctctttgtcgccggaggggctgctgatcatcgaggcaccccagatccccccctaccagcagtacggcgagggcggctgcggcagcgagatccccgtcgagagccaggaggccacctgcgcc<text:span text:style-name="T35">---</text:span></text:p>
      <text:p text:style-name="P14">&gt;124-xm_014965486.1-hspb8-calidris-pugnax-sauriatestidunes</text:p>
      <text:p text:style-name="P14">atggccgacagccagatgcccttctcctgccattaccccggcaggcgcagcgtccgcgaccctttccgggagcccggcttgacctcgcgcctgctggacgatgacttcggcatgtcacccttccccggggacctgacggcggactggcccgactgggctcggccccggctcaccaccacctggccgggccctctgcgtgccggcatggcccgcgcctccaccatggcccccagctacggcgcccgtttcggggggtaccccgagagccgcagccccgctccctttccccgcgagccctggaaggtgtgtgtcaacgtgcacagcttcaaacccgaggagctgaccgtcaaaaccaaggatggctacgtcgaggtgtcaggcaaacacgaggagcagcaggtggaaggagggatcgtctccaagaacttcaccaagaaaatccagctgccctacgaggtggaccccatcacggtcttcgcctccttgtcgccggaggggctgctgatcatcgaggccccccagatccccccctaccagcagtacggcgagggcggctgcggcagcgagatccccgtggagagccaggaggccacctgcacc<text:span text:style-name="T35">---</text:span></text:p>
      <text:p text:style-name="P14">&gt;125-xm_008497491.1-hspb8-calypte-anna-sauriatestidunes</text:p>
      <text:p text:style-name="P11"><text:span text:style-name="T18">atggccgacagccagatgcccttctcctgccattaccccggccggcgcagcgtccgcgacccattccgggagcccggcttgacctcacgcctgctggatgatgatttcggcatgtcccccttccccgcggacctgacggccgactggcctgactgggctcggccccggctcaccaccacctggccggggcccctgcgtgctggcatggcccgcgcctccgccatggcccccggctacggcgcccgcttcggggggtaccccgagagccgcagccccgcgcccttgccccgcgagccctggaaggtgtgcgtcaatgtccacagcttcaaaccggaggagctgacggtcaaaaccaaggacggctacgtcgaggtgtcaggcaaacacgaggagcagcaggtggaaggagggatcgtctccaagaacttcaccaagaaaatccagctgccctatgaggtggatcccatcacggtcttcgcctccttgtcaccagaggggctgctgatcatcgaggcaccccagattcccccctaccagcagtccagcgagggcagctgtggcagcgagatccccgtggagagccaggaggccacctgtgcc</text:span><text:span text:style-name="T22">---</text:span></text:p>
      <text:p text:style-name="P11"><text:span text:style-name="T18">&gt;126-xm_005303256.3-hspb8-chrysemys-picta</text:span>-<text:span text:style-name="T18">sauriatestidunes</text:span></text:p>
      <text:p text:style-name="P9">atggctgacagccagatgcccttttcctgccattactcccccaggcaccgaaatgtccgagaccgattcagagagcctggcttgtcctctcgactcctggacgatgacttcggcatgtgccccttctctggggacctgactgcagacttgctggactgggctcgcccacgactgaccagtacctggcccggtccactgcgatcaggaatggcccgagcccctggcatgccccctcccggatacggctccaggttcggcagttaccctgaaggtcggagtcctgctcccttctctggggagccctggaaggtgtgtgtcaatgtgcaaagctttaaacccgaggagctgaccgtgaaaaccaaggacggctacgtggaagtgtcaggcaaacatgaagagcaacaggaagaaggaggaatagtctccaagaacttcaccaagaaaatccaacttccatatg<text:soft-page-break/>aggtggatcctgtcacagtttttgcttccttatcaccagaaggtttgctgatcattgaagcgccacagatacctccctactgccagtacggagacagcagctatggcaacgagatcccaatggacagccaagaagcaacctgtgct<text:span text:style-name="T35">---</text:span></text:p>
      <text:p text:style-name="P14">&gt;127-xm_017746547.1-hspb8-corvus-brachyrhynchos-sauriatestidunes</text:p>
      <text:p text:style-name="P9">atggccgatagccagatgcccttctcctgccattatcccggtaggcgcagcctccgcgacccttttcgggaccccggcctgacctcacgcctgctggatgaagacttcggcttatcgcccttccctggggatctgacggcggactggcccgactgggctcggccccggctcactaccacctggccgggtcccctgcgcgccggtctcggccgcaccccccccatggcccccgcctacggcgcccacttcggggggtaccccgagagccgcagcccagcgccgtttccccgcgagccctggaaggtgtgtgtcaacgtgcatagtttcaaacccgaggagctgacagtcaaaaccaaggacggctacgtcgaggtgtcaggcaaacacgaggagcaacaggtggaaggagggatcgtctccaagaacttcaccaagaaaatccagctgccctacgaggtggatcccatcacggtgttcgcctccttgtccccggaggggctgttgatcatcgaggcgccccagatccccccctaccagcagtatggcgagggcagcagcggcagcgagatccccgtcgagagccaggaggccacctgcacc<text:span text:style-name="T35">---</text:span></text:p>
      <text:p text:style-name="P14">&gt;128-xm_015878358.1-hspb8-coturnix-japonica-sauriatestidunes</text:p>
      <text:p text:style-name="P14">atggccgacagccagctgcccttctcctgccattaccctggccggcggagcctccgcgacccattccgagagcccggtttgacctcacgcctcctggatgatgattttggcctctcacccttccctggggacctgacagcagactggcctgactgggctcggccccggctcacccccacctggccgggcccgctgcgtgcccgcgcttccgccatggcccccggctacagcacccgctttggggggtacccggagagccgcagccctgtgcccacctcccgcgagccctggaaggtgtgcgtcaacgtgcacagcttcaagcctgaggagctgacggtcaaaaccaaggatggatatgtcgaggtgtcaggcaaacacgaggagcagcaggtggaaggaggcatcgtctccaagaacttcaccaagaaaatccagctgccctacgaggtggaccccatcactgtctttgcctccttgtcgccggaggggctgttgatcatcgaggcgccccagatccccccctaccagcagtacggcgagggcagctgtggcagcgagatcccattagagaacccagaggccacctgtgcc<text:span text:style-name="T35">---</text:span></text:p>
      <text:p text:style-name="P6">&gt;129-xm_019539248-hspb8-crocodylus-porosus-sauriatestidunes</text:p>
      <text:p text:style-name="P6">atggccgat<text:bookmark text:name="XM_019539248.1_661"/>ggccagatgcccttttcctgccattatcccaccaggcaccgaagtgtccgggacccattc<text:bookmark text:name="XM_019539248.1_721"/>agagagactggcttgacctctcgcctgctggacgatgactttggcatgtccccgttctct<text:bookmark text:name="XM_019539248.1_781"/>ggggatcttaccgcagactggccagactgggcacgaccacgattgaccacgacatggcca<text:bookmark text:name="XM_019539248.1_841"/>ggccctttgcgatcaggaatgacccgaagcggtggcatgtcccctcctggatatggcacc<text:bookmark text:name="XM_019539248.1_901"/>agattcagcagctaccctgagagccggagccctaccgccttctcgagggagccctggaag<text:bookmark text:name="XM_019539248.1_961"/>gtgtgtgtcaacgtgcacagttttaaacctgaggagctgacggtgaagaccaaggatggc<text:bookmark text:name="XM_019539248.1_1021"/>tatgtggaagtgtcaggcaaacatgaagagcaacaggaagaaggagggattgtctccaag<text:bookmark text:name="XM_019539248.1_1081"/>aacttcaccaagaaaatccaactcccctatgaggtggatcctgtcacagtttttgcttcc<text:bookmark text:name="XM_019539248.1_1141"/>ttatctccagaagggctgctgatcatcgaagctccacagatacctccgtaccagcagtac<text:bookmark text:name="XM_019539248.1_1201"/>ggagacagcagctgtggtaacgagataccaatggacaaccaagaagcaacctgtgct<text:span text:style-name="T35">---</text:span></text:p>
      <text:p text:style-name="P14">&gt;130-xm_009566591.1-hspb8-cuculus-canorus-sauriatestidunes</text:p>
      <text:p text:style-name="P14">atggccgacagccagatgcccttctcctgccattaccccggcaggcgcagcatccgcgaccctttccgggagcccggcttgacctcgcgtctgctggacgatgatttcggcatgtcgcccttccctggggacctgacagcggactggcccgactgggctcggccccggctcaccaccacctggccgggtccgctgcgcaccggcatggcccgtgcctccaccatggcccccggctacggcacccgcttcgcggggtaccccgagaaccgcagccccgtgcccttcccccgcgagccctggaaggtgtgcgtcaacgtgcacagcttcaaacctgaggagctgacggtcaaaaccaaggatggctacgttgaggtgtcaggcaaacacgaggagcagcaggtggaaggagggatcgtctccaagaacttcaccaagaaaatccagctgccctacgaggtggaccccatcacggtcttcgcttccttgtcaccggaggggctgctgatcatcgaggctccccagattcctccctaccagccatatggcgagggcagctgcagcagtgagatccctgttgagagccaggaggccacctgcgcc<text:span text:style-name="T35">---</text:span></text:p>
      <text:p text:style-name="P14">&gt;131-xm_005445283.1-hspb8-falco-cherrug-sauriatestidunes</text:p>
      <text:p text:style-name="P14">atggccgacagccagatgcccttctcctgccattaccccggcaggcgcagtgtccgtgaccctttcagggagcccggcttgacctcgcgcctgctggacgatgatttcggcatgtcacccttccccggggacctgacggcggactggcctggctgggctcggccccggctcaccaccacttggccgggtcccctgcgcaccggcatggcccgtgcctccaccatggcccccggctacggcacccgcttcggggggtaccccgagagccgcagccccgcgccctttccccgcgagccctggaaggtgtgcgtcaacgtgcacagcttcaaacccgaggagctgacggtcaaaaccaaggatggctatgtcgaggtatcaggcaaacacgaggagcagcaggtggaaggagggatcgtctccaagaacttcaccaagaaaatccagctgccctacgaggtggaccccatcactgtctttgcctccttgtcaccggaggggctgctgatcatcgaggcgccccagatccccccctaccagcagtacggcgagggtggctgtggcagcgagatccccgtggagagccaggaggccacctgcgcc<text:span text:style-name="T35">---</text:span></text:p>
      <text:p text:style-name="P14">&gt;132-xm_005233215.1-hspb8-falco-peregrinus-sauriatestidunes</text:p>
      <text:p text:style-name="P14">atggccgacagccagatgcccttctcctgccattaccccggcaggcgcagtgtccgtgaccctttcagggagcccggcttgacctcgcgcctgctggacgatgatttcggcatgtcacccttccccggggacctgacggcagactggcctgactgggctcggccccggctcaccaccacttggccaggtcccctgcgcaccggcatggcccgtgcctccaccatggcccccggctacggcacccgcttcggggggtaccccgagagccgcagccccgcgccctttccccgtgagccctggaaggtgtgcgtcaacgtgcacagcttcaaacccgaggagctgacggtcaaaaccaaggatggctatgtcgaggtatcaggcaaacacgaggagcagcaggtggaaggagggatcgtctccaagaacttcaccaagaaaatccagctgccctacgaggtggaccccatcactgtctttgcctccttgtcaccggaggggctgctgatcatcgaggcgccccagatccccccctaccagcagtacggcgagggtggctgtggcagcgagatccccgtggagagccaggaggccacctgcgcc<text:span text:style-name="T35">---</text:span></text:p>
      <text:p text:style-name="P15">&gt;133-xm_005054867.2-hspb8-ficedula-albicollis-sauriatestidunes</text:p>
      <text:p text:style-name="P15">atggccgatagccagatgcccttctcctgccattatcccggcaggcgcagcctccgcgaccctttccgggagcccggcctcacctcgcgcctgctggacgatgatttcggcttgtcgcccttccccggggatctgacggcggactggcccgactgggctcggccccggctcaccaccacctggccgggccccctgcgcgccgggctgggccgcacgccccccatggcccccgcctacggctcccacttcggggggtaccccgagagccgcagccccgcgcccttcccccgagagccctggaaggtgtgtgtcaacgtgcacagcttcaaacccgaggagctcaccgtcaaaaccaaggatggctacgtcgaggtgtcaggcaaacacgaggagcagcaggtggaaggagggatcgtctccaagaacttcaccaagaaaatccagctgccctacgaggtggatcccatcacggtgttcgcctccttgtccccggaggggctgctgatcatcgaggcgccgcagatccccccctaccagcagtacggcgagggcagcagcggcagcgagatccccgtcgagagccaggaggccacctgcacc<text:span text:style-name="T35">---</text:span></text:p>
      <text:p text:style-name="P2">&gt;134-ensgalt00000011938<text:span text:style-name="T18">-hspb8</text:span>-gallus-gallus<text:span text:style-name="T18">-sauriatestidunes</text:span></text:p>
      <text:p text:style-name="P2"><text:soft-page-break/>atggccgacagccagctgcccttctcctgccattaccccggccggcggagcctccgcgacccattccgagagcccggtttgacctcgcgcctcctggacgatgatttcggcctctcgcccttccctggggacctgacggcggactggcccgactgggctcggccccggctcacccccacctggccgggcccgctgcgtgcccgcgcctccgccatggcccccggctacagcacccgcttcggggggtacccggagagccgcagccccgcgcccacctcccgcgagccgtggaaggtgtgcgtcaacgtgcacagcttcaagcctgaggagctgacggtcaaaaccaaggatggatacgtcgaggtgtcaggcaaacacgaggagcagcaggtggaaggaggcatcgtctccaagaacttcaccaagaaaatccagctgccctacgaggtggaccccatcactgtcttcgcctccttgtcgccggaggggctgctgatcatcgaggctccccagatccccccctaccagcagtacggtgagggcggctgcagcggcgagatcccattggagagcccagaggccacctgtgcc<text:span text:style-name="T35">---</text:span></text:p>
      <text:p text:style-name="P14">&gt;135-xm_015425324.1-hspb8-gekko-japonicus-sauriatestidunes</text:p>
      <text:p text:style-name="P17">atggctgacagccagatgcctttttcctgccattatcccgggcggcaccgaagccttcgagacccattcagagaatccagcttgtcttctcgactgttggacgatgactttggaatgtcgcccttttccggagatctaactgcagactggcctgactgggctcgcccacggctgacaacggcatggccaggcccactgaggtcagggatggtccgcagcactggcctttctccgccaggatacggttccaggtttgggggttacacagaaggggctccctttgggggaagcccttcgtccttgtccggagagccatggaaagtgtgtgtcaatgtgcaaagcttcaaacctgaggagctgacagtgaaaaccaaagatggctatgtggaagtatcaggtaaacacgaagagcaacaagaagaaggaggaatagtctccaagaacttcactaagaaaatccagcttcctggagaggttgatcccaccacagtgtttgcttccttatcaccagaggggctgctgatcattgagggtcctcagatacctccctactaccagtatggagacagtagctatggtaacgagatacctgtggacaaccaagaagccacctgtgcc<text:span text:style-name="T35">---</text:span></text:p>
      <text:p text:style-name="P14">&gt;136-xm_010574425.1-hspb8-haliaeetus-leucocephalus-sauriatestidunes</text:p>
      <text:p text:style-name="P14">atggccgacagccagatgcccttctcctgccattaccccggcaggcgcagcgtccgcgaccctttccgggagcccggcttgacctcgcgcctgctggacgatgatttcggcatgtcgcccttccccggggacctgacggcggactggcccgactgggctcgaccccggcttaccactacctggccgggtcccctacgtgccggcatggcccgagcctccaccatggcccccggttacggttcccgtttcggggggtaccccgagagccgcagccccgtgccttttccccgcgagccctggaaggtgtgcgtcaacgtgcacagcttcaaacccgaggagctgacggtcaaaaccaaggatggctacgttgaggtgtcaggcaaacacgaggagcagcaggtggaaggagggatcgtctccaagaacttcaccaagaaaatccagctgccctacgaggtggaccccatcacggtcttcgcctctttgtcgccagaggggctgctgatcatcgaggcaccccagatccccccctaccagccgtacagcgagggcggctgcagcagcgagatccccgtcgagacccaggagcccacctgcgcc<text:span text:style-name="T35">---</text:span></text:p>
      <text:p text:style-name="P14">&gt;137-xm_017814476.1-hspb8-lepidothrix-coronata-sauriatestidunes</text:p>
      <text:p text:style-name="P14">atggccgacagccagttgcccttctcctgccattatcccggccggcgcagcatccgagaccctttccgggagcccggcctgacctcgcgcctgctggacgatgatttcggcttgtcacccttccccggggacctgacggcggactggcccgactgggctcggccccggctcaccaccacctggccgggccccctgcgcgccgggatgggccgtccctcggccatggcccccggctacggcgcccacttcggggggtaccccgagagccgcagccccgcgccctttccccgcgagccctggaaggtctgtgtcaacgtgcacagcttcaaacccgaggagctgaccgtcaaaaccaaggacggctacgtcgaggtgtcaggcaaacacgaggagcagcaggtggaaggagggattgtctccaagaacttcaccaagaaaatccagctgccctacgaggtcgatcccatcacggtgttcgcctccttgtctccggaggggctgctcatcatcgaggcgccccagatccccccctaccagcagtacggcgagggcggcagcggcagcgagatccccgtcgagagccaggaggccgcctgcacc<text:span text:style-name="T35">---</text:span></text:p>
      <text:p text:style-name="P14">&gt;138-xm_021549813.1-hspb8-lonchura-striata-sauriatestudines</text:p>
      <text:p text:style-name="P14">atggccgatagccagatgcccttctcctgccattatcccggcaggcgcagcctccgcgaccctttccgggagcccggcctgacctcgcgtctgctggacgatgacttcggcttgtcgcccttcccgggggatctgacggcggactggcccgactgggctcggccccggctcaccaccacctggccgggccccctgcgcgccgggctcggccgctcgccgcccatggcccccgcctacggcgcccacttcggggggtaccccgagagccgcagccccgcgcccttcccccgcgagccctggaaggtgtgtgtcaacgtgcacagcttcaaacccgaggagctgacggtcaaaaccaaggatggctacgtcgaggtgtcaggcaagcacgaggagcagcaggtggaaggagggatcgtctccaagaacttcaccaagaaaatccagctgccctacgaggtggatcccatcacggtgttcgcctccttgtccccggaggggctgctgatcatcgaggcgccccagatccctccctaccagcagtacggcgagggcagcagcggcagcgagatccccgtcgagagccaggaggccacctgcacc<text:span text:style-name="T35">---</text:span></text:p>
      <text:p text:style-name="P14">&gt;139-xm_009463728.1-hspb8-nipponia-nippon-sauriatestidunes</text:p>
      <text:p text:style-name="P14">atggccgacagtcagatgcccttctcctgccattaccccggcaggcgcagcatccgcgaccctttccgggagcccggcttgacctcgcgcctgctggacgatgatttcggcatgtcgcccttccccggggacctgacagcggactggcccgactgggctcggccccggctcaccaccacctggccgggtcccctgcgcaccggcatggcccgcgcctccaccatggcccccggctacggcgcccgcttcggggggtaccctgagagccgcagccccgtgccctttcctcgcgagccctggaaggtgtgcgtcaacgtgcacagcttcaaacctgaggagctgacggtcaaaaccaaggatggctacgtcgaggtgtcaggcaaacacgaggagcagcaggtggaaggagggatcgtctccaagaacttcaccaagaaaatccagctgccctacgaggtggaccccatcacggtcttcgcctccttgtcaccggaggggctgctgatcatcgaggcgccccagatccccccctaccagcagtatggcgagggcggctgcagcagcgagatccccgtcgagagccaagaggccacctgtgcc<text:span text:style-name="T35">---</text:span></text:p>
      <text:p text:style-name="P14">&gt;140-xm_006134168.2-hspb8-pelodiscus-sinensis-sauriatestudines</text:p>
      <text:p text:style-name="P14">atggctgatggccagatgcccttttcctgccattaccccaccaggcaccgaagtgtccgagaccgcttcagagagcccggcttgtcctctcgactcctggatgatgactttggcatgtgccctttctctggggacctgactgcagacttgctggactgggctcgcccgcgactgaccagtacatggcctggtccactgcggtcaggaatggcccgagcctcccctggcatgtcccctcctgggtacagctccaggttcggcagttaccctgaagatcggagtcctgctcccttctctggggagccctggaaggtgtgtgtcaacgtgcagagctttaaacctgaggagctgacggtgaaaaccaaggatggctttgtggaagtgtcaggtaaacatgaagagcaacaggtagaaggaggaattgtctccaagaacttcaccaagaaaatccaactcccatatgaggtggatcccaccacagtttttgcttccctatcaccagagggtttgctgatcattgaagctccacaaatacctccctattgtcagtacggagacagcagctatggcgccgagatcccaatggataaccaagaagcaacctgtgct<text:span text:style-name="T35">---</text:span></text:p>
      <text:p text:style-name="P14">&gt;141-xm_015817475.1-hspb8-protobothrops-mucrosquamatus-sauriatestudines</text:p>
      <text:p text:style-name="P9">atggctgacaaccagatccctttctcgtgctaccctggccggcatcggaatctcagagatccctttagggaatccagcttgtcctctcggcttctggacgatgactttaacatgtctccttttcccggcgacctgaccgccaactggccggattgggcccgctcgcccctgaccacaggctgggcgagtccactgaggtcagggatggtccggagcagcggattctcccctccggggtacggctctcgctttggggctcaccctgaaggggatccctttggatccagcccaccgaccttctcgggagagccctggaaagtctgcgtcaacgtccagagttttaaacccgaagagctctcggtcaagaccaaggatggttacgtggaagtgtcaggtaaacatgaagaacaacaagcagaaggagggattgtttccaagaatttcaccaagaaaatacagc<text:soft-page-break/>ttccggtggaagtggaccccaccacggtctttgcctccatgtcccccgaagggctgctgatcatcgaagctccacagatacctccatattgtcagtacggggatggcagctatggcaacgagatccctttggacacccaagaagccacctgtgcc<text:span text:style-name="T35">---</text:span></text:p>
      <text:p text:style-name="P14">&gt;142-xm_005524414.2-hspb8-pseudopodoces-humilis-sauriatestudines</text:p>
      <text:p text:style-name="P14">atggccgatagccagatgcccttctcctgccattatcccggccggcgcagcctccgcgaccctttccgggagcccggcctgacctcgcgcctgctggacgatgacttcggcttgtcgcccttccccggggacctgacggcggactggcccgactgggctcggccccggctcaccaccacctggccgggccccctgcgcgccggcctcggccgcagcccgcccatggcccccgcctacggcgcccacttcggggggtaccccgagagccgcagccccgcgcccttcccccgcgaaccctggaaggtgtgtgtcaacgtgcacagcttcaaacccgaggagctgacggtcaaaaccaaggatggctacgtcgaggtgtcaggcaaacacgaggagcagcaggtggaaggagggatcgtctccaagaacttcaccaagaaaatccagctgccctacgaggtggatcccatcacggtgttcgcctccttgtccccggaggggctgctgatcatcgaggcgccccagatccccccctaccagcagtacggcgagggcagcggcggcagcagcgagatccccgtcgagagccaggaggccacctgcacc<text:span text:style-name="T35">---</text:span></text:p>
      <text:p text:style-name="P14">&gt;143-xm_009092308.2-hspb8-serinus-canaria-sauriatestudines</text:p>
      <text:p text:style-name="P14">atggccgatagccagatgcccttctcctgccattatcccggcaggcgcagcctccgcgaccctttccgggagcccggcctgacctcgcgcctgctggacgatgacttcggcttgtcgcccttccccggggatctgacggcggactggcccgactgggctcggccccggctcaccaccacctggccgggccccctgcgcgccggcctgggccgcacgccccccatggcccccgcctacggcacccacttcggggggtaccccgagagccgcagccccgcgcccttcccccgcgagccctggaaggtgtgtgtcaacgtgcacagcttcaaacccgaggagctgacggtcaaaaccaaggatggctacgtcgaggtgtcaggcaaacacgaggagcagcaggtggaaggagggatcgtctccaagaacttcaccaagaaaatccagctgccctacgaggtggatcccatcacggtgttcgcctccttgtccccggaggggctgctgatcatcgaggcgccccagatccccccctaccagcagtacggcgagggcagcagcggcagcgagatccccgtcgagagccaggaggccacctgcacc<text:span text:style-name="T35">---</text:span></text:p>
      <text:p text:style-name="Standard"><text:span text:style-name="T7">&gt;144-</text:span><text:span text:style-name="T1">xm_002199452.1-hspb8</text:span><text:span text:style-name="T7">-taeniopygia-guttata</text:span><text:span text:style-name="T1">-sauria-testidunes</text:span></text:p>
      <text:p text:style-name="HTML_20_Preformatted"><text:span text:style-name="ff_5f_line"><text:span text:style-name="T7">atggccgatagccagatgcccttctcctgccattatcccggcaggcgcagcctccgcgaccctttccgggagcccggcctgacctcgcgtctgctggacgatgacttcggcttgtcgcccttccccggggatctgacggcggactggcccgactgggctcggccccggctcaccaccacctggccgggcccgctgcgtgccgggctcggccgctcgccgcccatggcccccacctacggcacccacttcggggggtaccccgagagccgcagccccgcgcccttcccccgagagccctggaaggtgtgtgtcaacgtgcacagcttcaaacccgaggagctgacggtcaaaaccaaggatggctacgtcgaggtgtcaggcaaacacgaggagcagcaggtggaaggagggatcgtctccaagaacttcaccaagaaaatccagctgccctacgaggtggatcccatcacggtgttcgcctccttgtccccggaggggctgctgatcatcgaggcgccccagatccccccctacgagggcagcagcggcagcgagatccccgtcgagagccaggaggccacctgcacc</text:span></text:span><text:span text:style-name="ff_5f_line"><text:span text:style-name="T11">---</text:span></text:span></text:p>
      <text:p text:style-name="P11"><text:span text:style-name="T18">&gt;145-xm_005493452.2-hspb8-zonotrichia-albicollis</text:span>-sauriatestudines</text:p>
      <text:p text:style-name="P14">atggccgacagccagatgcccttctcctgccactaccccggcaggcgcagcctccgcgaccctttccgggagcccggcctgacctcgcgcctgctggacgatgacttcggcttgtcgcccttccccggggacctgacggcggactggcccgactgggctcggccccggctcaccaccacctggccgggcccgctgcgcgccgggctgggccgcacgccccccatggcccccgcgtacggcgcccacttcggggggtaccccgagagccgcagccccgcgcccttcccccgcgagccctggaaggtgtgtgtcaacgtgcacagcttcaaacccgaggagctcaccgtcaaaaccaaggatggctacgtcgaggtgtcaggcaaacacgaggagcagcaggtggaaggagggatcgtctccaagaacttcaccaagaaaatccagctgccctacgaggtggatcccatcacggtgttcgcctccttgtccccggaggggctgctgatcatcgaggcgccccagatccccccctaccagcagtacggcgagggcagcagcggcagcgagatccccgtcgagagccaagaggccccctgcacc<text:span text:style-name="T35">---</text:span></text:p>
      <text:p text:style-name="P14">&gt;160-xm_018570531.1-hspb8-nanorana-parkeri-anura</text:p>
      <text:p text:style-name="P14">atggctgacagtcagttacctttcacttgtcattatcctgcaaacagaaatagaggagtccgcgatcctttccgtgaacaaggtctgtcctcccgtctcctggatgatgattttggatttccagaagatttaactatggactggcctgactgggtaaggcccaggctcactgccacctggtctggtcctttaagatcaggcctagcaaggactgctggtatgtctcctcccggatatagtgcccgctacacaggataccctgaaccccgcaatgctgtgcctgcccccagccagccctggaaggtgtgtgttaatgtacaaagtttccagccagaagagctgacagtgaaaaccagagatggatttgtagaggtgtcaggtaaccatgaagaacagcagaaggagggagggatagtctcaaagaactttaccaagaagattcagttgcccccagaggtggatcccgtgacagtgtttgcctcactttctccagaaggtcttctcattatcgaggctccacttgtccctccctaccaccagcaaggagatgaaacatacaactatgagctgcctcttgacccccaagaagtcgtttcttcc<text:span text:style-name="T35">---</text:span></text:p>
      <text:p text:style-name="P2">&gt;161-nm_001086313.1<text:span text:style-name="T18">-hspb8-xenopus-laevis-anura</text:span></text:p>
      <text:p text:style-name="HTML_20_Preformatted"><text:span text:style-name="ff_5f_line"><text:span text:style-name="T7">atggctgacagtcagttgcccttcacctgccattacccatctaacagacacaggggaagtcgtgatccttttcgggaacaaggactgtcatctcgtcttcttgatgatgattttggcattccacctttttcagatgatttaaccatgaactggccagactgggtaaggcccagactgacttcctcctggtcaggccctttgagatcgggcttgatgcgaacgtcgggcatctcccctcccgtatataattttagttacacgggtaatccggaacctcgtaacactgtagcaaatgtcagccaaccgtggaaggtctgcgtaaatgtgcaaactttcatgccagaggaactgacagttaaaacgaaggatggctttgtagaagtttcaggtaaccatgaagagcaacagaaggaaggaggaattgtctctaaaaacttcaccaaaaaaattcagttgcctccagaagtggatgcactgactgtttttgcctcgctgtctcctgaaggccttcttatcattgaagcacctttggtgcctccctataaccagcagggagatgatagttacacatatgagctgcctctagatcctcaagaagtctgtgcttcc</text:span></text:span><text:span text:style-name="ff_5f_line"><text:span text:style-name="T11">---</text:span></text:span></text:p>
      <text:p text:style-name="P2">&gt;162-ett00000054022<text:span text:style-name="T18">-hspb8</text:span>-xenopus-silurana<text:span text:style-name="T18">-anura</text:span></text:p>
      <text:p text:style-name="P2">atggctgacagtcagttacccttcacctgccattacccatctaacagacacaggggaagccgtgatccttttcgagaacaaggactgtcatctcgccttcttgatgaagattttggcattccacctttttcagatgatttaaccatggactggccagattgggcaaggcccagactgacttctgcctggtcgggccctttaagatcaggcttggtgagatcagggatgcccccacccgtatataattccagatacacgggttatcctgacgctcgtaacactgtagcaaatatcagccagccatggaaggtctgcgtaaatgtgcaaactttcaagccagaggagctgacagttaaaacgaaggatggctttgtagaagtttcaggtaaccatgaagagcaacagaaggaaggaggaattgtctctaaaaacttcaccaaaaaatttcagttgcctccggaagtggatgcacaaactgtatttgcctcactgtctccagaaggccttcttatcattgaagcacccgtggtgcccccctacaaccagcagggagatgatagttacacatatgagctgcctcttgatcctcaagaagtctgtgcttcc<text:span text:style-name="T35">---</text:span></text:p>
      <text:p text:style-name="P5"><text:span text:style-name="T7">&gt;170-enslact00000015233</text:span><text:span text:style-name="T28">-</text:span><text:span text:style-name="T29">HspB8</text:span><text:span text:style-name="T7">-</text:span><text:span text:style-name="summary-subhead"><text:span text:style-name="T7">latimeria-chalumnae-</text:span></text:span><text:span text:style-name="T7">coelacanthidae</text:span></text:p>
      <text:p text:style-name="P2"><text:soft-page-break/>atggcagacagtcagatgcccttttcttgccaccactaccccagcagtaggcacaggagcacccgtgaccccttccgggagcccagcctcacctcccgcttgctggatgaggagttcggcatatcgcccttcgctggggatctggcagcgagttggccagattgggcccgaccccggctcacctccagctggccgacgggtccactgcgatcgggggtgccccgcagcgggggagccgcctccccacccagttccagcagctggtcccatggcgcaggggcaatggtgcctggagagccctggaaggtttgtgtcaatgtttacagcttcatcccagaggaactgactgtgaaaaccaaggacggctttgtcgaggtatccggaaaacatgaagaaaagcaagaagaaggtggaattattacaaagaacttcaccaaaaaaattcaactccccgcagaggtggatcccctgaccgtttttgcttccttgtctcctgaaggggtcttgattattgaagcccctcacatgccaccatattacccgtatggggaagaaggcctttgcagtgaaattaaaactgaaagcccagaagcaatagtgtca<text:span text:style-name="T35">---</text:span></text:p>
      <text:p text:style-name="P14">&gt;180-xm_012820350.1-hspb8-clupea-harengus-otomorpha</text:p>
      <text:p text:style-name="P14">atgggagatggggattactatacgttggggagcaggcaaagggcaccgagagatccttttagagagcagtctatggcatctcgctttatggatgaagactttggaatgcccttccccgaagacctctcaatggactggcctggctgggcacggtcacggctgagcacccgacttaccccaccatggacggggggcttgcgcacggggttcccccgtacatcaatgggctcgcccaccgtgtacagctcgatgtacagcgagcctcgcagctcacccacgcctaacccagacgaaccgtggaaagtgtgtgtgaatgtgcacagcttcaaaccggaggagcttaacgtcaaaactaaagacggttttgtagaagtgtcagggaaacacgaagagaagcaggatgagggaggcatcgtgactaaaaacttcacaaagaaaattcagatcccggtagatgttgaccctctcacggtgttcgcctcgctctctcccgagggggtgctcatcatcgaggcgcgccagacgccgccatattacctctacagcagcgagatgcccagggacgagcccgcggcagcggcagcagcagaggcagagcccaaccctcaggaggccaacgtagca<text:span text:style-name="T35">---</text:span></text:p>
      <text:p text:style-name="P14">&gt;181-xm_019104600.1-hspb8-cyprinus-carpio-otomorpha</text:p>
      <text:p text:style-name="P14">atggcagaaggggattactacactatgggcacacggcagaggattccaagggatccgtttggtgaacagtcgctcgcatctcgatttatggacgatgactttggattgccaccttttcatgacgagttatctatggactggcccggctgggcacgacctcgactgagcacccgccttgacgcgccgtggacgggccagttgcgcacaggcttcccgcggggcttcagcgccagatacagcgagggtccgcgccgatccagcgctcccctgaccaacccagacgagccgtggaaagtgtgcgtgaacgtgcacagcttcagacctgaggagcttaatgtcaaaactaaagacggttttgtagaggtgtcagggaagcatgaggaaatgcaagacgagggcggaatcgttaccaaaaacttcacaaagaaaattcaaatcccatccgatgtggaccctctcactgtgttcgcctctctgtctccagaaggggttctcatcattgaagcccggcaaacccctccgtactacctctacagcaacgaaatgcccgcagaacccatggaagaacccgaggccagacctcaggagcccagcatggcttcagccgaagtctatgcagccagggag<text:span text:style-name="T35">---</text:span></text:p>
      <text:p text:style-name="P14">&gt;182-nm_001100957.2-hspb8-danio-rerio-otomorpha</text:p>
      <text:p text:style-name="P14">atggcagagggggattattatactttgggaaaccgacagaggattccgcgggatccgttccgagaacagtcgcttgcgtctcggtttatggacgatgactttggacttccaccctttcccaatgagttgtccatggattggcccgggtgggctcggcctcgcctgagccaccgcctggacgccccgtggacgggctctttgcgctcgggcttcccgcgggcgagtatgagctccccgcagggcttcagctctgtgtacaccgagagcccacgacgagccagcgcgcccccgaccgactcggacgagccgtggaaagtgtgcgtaaacgtgcacagcttcaagcccgaagagcttaatgtcaaaactaaagacggctttgtagaggtgtcagggaaacatgaggaaaagcaagacgagggaggaattgttaccaaaaacttcacaaagaaaattcaaatcccattggatgtggaccctgtcactgtgtttgcctctctatctccggaaggggttctcatcattgaagcccgacaaacccctccgtactacctctacagcaatgaaatgccagcagaatcaatggaagaacctgaggccagacctcaggagcccagcatgacttcaaccacaacctttgaggccagggag<text:span text:style-name="T35">---</text:span></text:p>
      <text:p text:style-name="P14">&gt;183-xm_016444754.1-hspb8-sinocyclocheilus-anshuiensis-otomorpha</text:p>
      <text:p text:style-name="P14">atggcagaaggggattactacactatgggcaaccgacagaggattccaagggatccgtttggtgaacagtcgctcgcttctcgatttatggacgatgactttggactgccaccttttgacgacgagttatctatggactggcccggctgggcaagacctcgactgagcacccgccttgacgcgccgtggacgggcccgttgagcacgggcttcccgcggggcttcagcgccagatgcagcgagggtccgcgccgatccagcgctcccctgaccaacccagacgagtcgtggaaagtgtgcgtgaacgtgcacagcttcagacctgaggagcttaatgtcaaaactaaagacggttttgtagaggtgtcagggaagcatgaggaaaagcaagccgagggcggaattgttaccaaaaacttcacgaagaaaattcaaatcccatccgatgtggaccctctcactgtgtttgcctctctgtctccggaaggggttctcattattgaagcccggcagacccctccgtactacctctacagcaacgaaatgcccgcagaacccatggaagaacccgagaccagacctcaggaacccagtatggcttcagccgaagtctttgcagccagggag<text:span text:style-name="T35">---</text:span></text:p>
      <text:p text:style-name="P14">&gt;184-xm_016528695.1-sinocyclocheilus-rhinocerous-otomorpha</text:p>
      <text:p text:style-name="P14">atggcagaaggggattactacactatgggcaaccgacagaggattccaagggatccgtttggtgaacagtcgctcgcttctcgatttatggacgatgactttggactgccaccttttcacgacgagttatctatggactggcccggctgggcacgacctcgactgagcacccgccttgacgcgccgtggacgggcccgttgagcacgggcttcccgcggggcttcagcgccagatacagcgagggtccgcgccgatccagcgctcccctgaccaacccagacgagccgtggaaagtgtgcgtgaacgtgcacagcttcagacctgaggagcttaatgtcaaaactaaagacggttttgtagaggtgtcagggaagcatgaggaaaagcaagacgagggcggaattgttaccaaaaacttcacgaagaaaattcaaatcccatccgatgtggaccctctcactgtgtttgcctctctgtctccggaaggggttctcatcattgaagcccggcagacccctccgtactacctctacagcaacgaaatgcccgcagaacccatggaagaacccgaggccagacctcaggaacccagtatggcttcagccgaagtctttgcagccagggag<text:span text:style-name="T35">---</text:span></text:p>
      <text:p text:style-name="P9">&gt;190-xm_022208447.1-hspb8-acanthochromis-polyacanthus-euteleosteomorpha</text:p>
      <text:p text:style-name="P9"><text:span text:style-name="T18">atggcagagggagacttttacacgatggga</text:span><text:bookmark text:name="XM_022208447.1_421"/><text:span text:style-name="T18">agccggcagagatttcccagagacccgtttggagaattccgggatcagtcgcctttcagg</text:span><text:bookmark text:name="XM_022208447.1_481"/><text:span text:style-name="T18">gatcagctcgcgtctcggtttatggaagatgagtttgggatgccgcctttccccgacgat</text:span><text:bookmark text:name="XM_022208447.1_541"/><text:span text:style-name="T18">ctggcgatggactggccgggctgggctcggccgggtcggctcagtacgcgcctcagcacg</text:span><text:bookmark text:name="XM_022208447.1_601"/><text:span text:style-name="T18">tcgcccttcagcagcactttacgcacaggtttccccccgcgccagtccaccggaggcccc</text:span><text:bookmark text:name="XM_022208447.1_661"/><text:span text:style-name="T18">gcgctgtacaccagcaggtacggcgagccctcctcccgcagctcccccaccaccacggcc</text:span><text:bookmark text:name="XM_022208447.1_721"/><text:span text:style-name="T18">tcctccaccggcggggagccctggaaggtctgcgtgaacgttcacagcttcaaaccagag</text:span><text:bookmark text:name="XM_022208447.1_781"/><text:span text:style-name="T18">gagctgaacgtaaagacgagagatggatttgtagaagtgtcaggaaaacacgaagagaaa</text:span><text:bookmark text:name="XM_022208447.1_841"/><text:span text:style-name="T18">caagaagaaggaggcatagtgacaaagaatttcacaaagaagatacagatccccatagac</text:span><text:bookmark text:name="XM_022208447.1_901"/><text:span text:style-name="T18">gtggaccctctgacggttttcgcctctttgtccccggagggcgtcctcatcatcgaagct</text:span><text:bookmark text:name="XM_022208447.1_961"/><text:span text:style-name="T18">cgccagacgcctccatattacctgttcagcagcgacagctctccgggtggagaaatgcag</text:span><text:bookmark text:name="XM_022208447.1_1021"/><text:span text:style-name="T18">gaagtggaggctcccaaacccccggaggccccgatggtc</text:span><text:span text:style-name="T23">---</text:span></text:p>
      <text:p text:style-name="P18"><text:bookmark text:name="XM_023277314.1_181"/>&gt;191-xm_023277314.1-hspb8-isoform-x1-amphiprion-ocellaris-euteleosteomorpha</text:p>
      <text:p text:style-name="P20"><text:span text:style-name="T18">atggcagaggg</text:span><text:bookmark text:name="XM_023277314.1_241"/>agacttttacacgatgggaagccggcagagatttcccagagacccgtttggagaattccg<text:bookmark text:name="XM_023277314.1_301"/>ggatcagtcaccgttcagggatcagctcgcctctcggtttatggaagatgagtttgggat<text:bookmark text:name="XM_023277314.1_361"/>gccacctttccccgacgatctggcgatggactggccaggctgggctcggccgggccggct<text:bookmark text:name="XM_023277314.1_421"/>cagtacgcgcctcagcacgtcgcccttcagcagcactttacgcacaggtttccccccgcg<text:bookmark text:name="XM_023277314.1_481"/>tcagtccaccggaggccccgcgctgtacaccagcaggtacggcgagccctcctcccgcag<text:bookmark text:name="XM_023277314.1_541"/>ctcccccaccaccaccgcctcctccaccggcggggagccctggaaggtctgcgtgaacgt<text:bookmark text:name="XM_023277314.1_601"/>ccacagcttcaaaccagaggagctgaacgtaaagacgagagacggatttgtagaagtgtc<text:bookmark text:name="XM_023277314.1_661"/>aggaaaacatgaagagaaacaagaagaag<text:soft-page-break/>gaggcatagtgacaaagaatttcacaaagaa<text:bookmark text:name="XM_023277314.1_721"/>gatacagatccccatagatgtggaccctctgacggttttcgcctctttgtccccggaggg<text:bookmark text:name="XM_023277314.1_781"/>cgtcctcatcatcgaagctcggcaaacgcctccatattacctgttcagcagcgacgactc<text:bookmark text:name="XM_023277314.1_841"/>tccgggtggagaaatgcaggaagtggaggcccccaaacccccggaggccccgatggtc<text:span text:style-name="T36">---</text:span></text:p>
      <text:p text:style-name="P18"><text:bookmark text:name="XM_026344341.1_481"/>&gt;192-xm_026344341.1-hspb8-anabas-testudineus-euteleosteomorpha</text:p>
      <text:p text:style-name="P20"><text:span text:style-name="T18">atggcagagggagatttctacactatgggaaaccggcagaggtttcccaggg</text:span><text:bookmark text:name="XM_026344341.1_541"/>atccatttggagagtcgccgttcagggatcagtctccgttcagtgagcagatggcctctc<text:bookmark text:name="XM_026344341.1_601"/>ggtttatagatgatgactttgggatgccacctttccccgatgatctgtcgatggactggc<text:bookmark text:name="XM_026344341.1_661"/>cgggctgggctcggccgggccggctaagcacacgcctcggttcctcgcccttcagcagca<text:bookmark text:name="XM_026344341.1_721"/>gtttacgcacaggtttccccccgcgtcagtccacaggaggcccctcgctgtacaccagca<text:bookmark text:name="XM_026344341.1_781"/>gatacgcggagccttcctctcggagctcccccattaccaccgggggggagccctggaaag<text:bookmark text:name="XM_026344341.1_841"/>tttgcgtgaacgtccacagcttcaaagcagaggaattacacgtgaaaacgagagacggat<text:bookmark text:name="XM_026344341.1_901"/>ttgtagaagtgtcagggacacatgaagaaaagcaggaaacaggagggatagtgacaaaaa<text:bookmark text:name="XM_026344341.1_961"/>atttcacaaagaagatacagatcccagtagatgtggaccctctgacagtctttgcgtctc<text:bookmark text:name="XM_026344341.1_1021"/>tgtcccccgagggtgtccttatcatcgaagcccggcagacgcctccttattacctcttca<text:bookmark text:name="XM_026344341.1_1081"/>gcagcgagggctcccagggtggtgaaatgcaggaggtggaggctcctaaaccacaagaag<text:bookmark text:name="XM_026344341.1_1141"/>tgcccatggtc<text:span text:style-name="T36">---</text:span></text:p>
      <text:p text:style-name="P19">&gt;193-xm_014011157.1-hspb8-austrofundulus-limnaeus-euteleosteomorpha</text:p>
      <text:p text:style-name="P21"><text:span text:style-name="T18">atggcagagggagacttttacgcgtc</text:span><text:bookmark text:name="XM_014011157.1_241"/>gggaaaccggcagcggtttccccgggatccgttcagagaatctccgttccgggaccagtc<text:bookmark text:name="XM_014011157.1_301"/>cccgttccgggaccagcttccgtctcggttcatgggcgatgacttcgggatgccgcactt<text:bookmark text:name="XM_014011157.1_361"/>ccccgacgagctggagctggactggcccgggtgggctcggccgggtcggctcagcacgcg<text:bookmark text:name="XM_014011157.1_421"/>cctggacgcgtcgcccttcggcggcgctttacgcacaggcttccccctgcgtcactccac<text:bookmark text:name="XM_014011157.1_481"/>gggaggccccgggctttacaccagcaggtacggcgagccgccctcgcggagcccccctgc<text:bookmark text:name="XM_014011157.1_541"/>gaccaccgacggggagccctggaaggtctgcgtgaacgtgcacagcttcagagccgagga<text:bookmark text:name="XM_014011157.1_601"/>gctgcacgtcaagaccagggacgggttcgtggaggtgtcaggaaaacacgaagagaaaca<text:bookmark text:name="XM_014011157.1_661"/>agaggaaggaggaatcgtgacgaagaatttcacaaagaaaatccagatccccgccgacgt<text:bookmark text:name="XM_014011157.1_721"/>ggaccccctgacagtctttgcctccctgtcgcccgagggggtcctgatcatcgaggctcg<text:bookmark text:name="XM_014011157.1_781"/>gcagacgcctccgtactacctttttagcagcgaaggctcccagggaggtgaaacgcagga<text:bookmark text:name="XM_014011157.1_841"/>ggcggaggccccagaggtccaggaggcccccgtggtc<text:span text:style-name="T36">---</text:span></text:p>
      <text:p text:style-name="P7"><text:bookmark text:name="feature_XP_015259161.1_CDS_0"/>&gt;194-xm_015403675.1-hspb8-cyprinodon-variegatus-euteleosteomorpha</text:p>
      <text:p text:style-name="P9"><text:span text:style-name="T18">atggcagaaggagacttttacaccatggggaaccggcagcggtttcccagggac</text:span><text:bookmark text:name="XM_015403675.1_301"/>ccgtttggagaatcaccgttcagggaccagtctccgttccgggatcagctctcatcccgg<text:bookmark text:name="XM_015403675.1_361"/>ttcatggaggatgatttcgggatgccgcctttccccgacgatctcggcatggactggccc<text:bookmark text:name="XM_015403675.1_421"/>ggctgggctcggcccggccggttaagcacgcgccttggtacgtcgccctttgccggtcct<text:bookmark text:name="XM_015403675.1_481"/>ttacgcacaggtttcccagctcgccactccacgggaggcccagcgctgtacaccagcagg<text:bookmark text:name="XM_015403675.1_541"/>tacggcgagccgtccccacgcagctcccccacgaccacgggcggggaaccctggaaagta<text:bookmark text:name="XM_015403675.1_601"/>tgcgtgaacgtccacagcttcaaaccagaggagttaaacgtgaagaccagagacgggttt<text:bookmark text:name="XM_015403675.1_661"/>gtagaagtttcaggcaaacatgaagaaaaacaggaggagggaggcattgtgacaaaaaat<text:bookmark text:name="XM_015403675.1_721"/>ttcacaaagaagatacagatcccaaccgatgtggatccattgacggtctttgcctccttg<text:bookmark text:name="XM_015403675.1_781"/>tcgcctgaaggggtcctcatcatcgaggctcggcagacacccccatactgcctgtttagc<text:bookmark text:name="XM_015403675.1_841"/>aatgaagactcccagggaggtgaaactcaggagctggagacccagaaaccccaggaggct<text:bookmark text:name="XM_015403675.1_901"/>ccggcagtc<text:span text:style-name="T36">---</text:span></text:p>
      <text:p text:style-name="P14">&gt;195-xm_013136582.2-hspb8-esox-lucius-euteleosteomorpha</text:p>
      <text:p text:style-name="P9"><text:span text:style-name="T18">atggcagaaggagacttctacacgcttggaagtaggcagagggcaccccgagatccgttcagagagagtccgtctctcgcttcccggtttatggacgatgactttggaatgtccacttttcccgaagacttgtcaatggactggcctggttgggctcggcctagtcggcttagctcgcggctttccgcgccgtttacgggctctctgcgcactgggtttccaccaacgcgcgcatcgaccgggcagccgcaggtatacagcacgagatacagcgagtctccccgcagctctccgacccagacacctggagagccatggaaagtctgcgtaaacgtccatagcttcaaaccagaggaacttaacgtcaaaaccaaagatggttttgtagaagtatcagggaaacacgaagagaagcaggaagaaggaggaatagtgacaaagaacttcacaaaaaagatacagattccaactgatgtggaccctctgacagtcttcgcctccttgtcgccagagggggtgttgattatcgaggcgcggcagagtcccccctactacctcttcagta</text:span><text:span text:style-name="T26">acgaaagtccccaggcagagatggatgccagtcaaagccaggaggccaggccccaggaagccaccatggtc</text:span><text:span text:style-name="T27">---</text:span></text:p>
      <text:h text:style-name="P24" text:outline-level="1">&gt;196-ensgact00000018865.1-hspb8-gasterosteus-aculeatus-euteleosteomorpha</text:h>
      <text:p text:style-name="P9"><text:span text:style-name="T24">atggccgagggagacttcttcccggggaaccgccagaggtttccccgggatccgttcggagaatcgccgttcagggaccagctggggtctcgcttcatggaggacgacttcgggatgccg</text:span>cctttccccgacgagctggcaatggactggccgggctgggctcggcccggccggctcggcacgcgtctcggcacgtcgccgttcggcggcggtttacgcgcgggcttcccggcctcgcggcagtccgcggggggccccgcggtgtacaccagccggtacggcgagccctcctcccggggctcgccgaccggcaccgtcagcgccaccgccaccgggggggagccctggaaggtgtgcgtgaacgtccacagcttcaagccggaggagttgaccatcaggacgagggacggatttgtagatgtgtcagcagggaaacacgaagagaagcaggaagaaggaggaatagtcacaaagaatttcacaaagaagatccacagatccccgattgacgtggaccccgtgaccgtcttcgcctccttgtcccccgagggcgtcctcatcatcgaagcccggcagacgcctccgtactacctcttcagcaacgaggactccccgcaggggggagacgcacaggaggtggaggccctcaagacccaagaggcccccgccgtc<text:span text:style-name="T36">---</text:span></text:p>
      <text:p text:style-name="P22"><text:bookmark text:name="XM_017427754.2_181"/><text:span text:style-name="summary-subhead"><text:span text:style-name="T1">&gt;197-xm_017427754.2-hspb8-kryptolebias-marmoratus-euteleosteomorpha</text:span></text:span></text:p>
      <text:p text:style-name="P22"><text:span text:style-name="summary-subhead"><text:span text:style-name="T1">atggcagagggcgacttttac</text:span></text:span><text:bookmark text:name="XM_017427754.2_241"/><text:span text:style-name="T7">acgacggggaaccggcagcggtttcccagagatccgtttggagaatctccgttccgggac</text:span><text:bookmark text:name="XM_017427754.2_301"/><text:span text:style-name="T7">cagtctccgttccgggaccagcttccatctcggtttatgaacgatgactttgggatgccg</text:span><text:bookmark text:name="XM_017427754.2_361"/><text:span text:style-name="T7">cacttccccgacgacctggagctggactggcccgggtgggctcggccgggccggctcagc</text:span><text:bookmark text:name="XM_017427754.2_421"/><text:span text:style-name="T7">acgcgcctcggcacgtcgccctttggcggcgctttgctcacaggtttcccagcgcgtcat</text:span><text:bookmark text:name="XM_017427754.2_481"/><text:span text:style-name="T7">tccacgggaggccccgcgctgtacaccagcaggtacggagagccgccctcacggagcccc</text:span><text:bookmark text:name="XM_017427754.2_541"/><text:span text:style-name="T7">cccgccacctccgggggggagccctggaaggtgtgcgtgaacgtgcacagcttcagacca</text:span><text:bookmark text:name="XM_017427754.2_601"/><text:span text:style-name="T7">gaggagctgaacgtcaagaccagggacgggttcgtggaggtgtcaggaaaacatgaagag</text:span><text:bookmark text:name="XM_017427754.2_661"/><text:span text:style-name="T7">aaacaagaggagggaggcatcgtgacaaagaatttcacaaagaagatccagatccccact</text:span><text:bookmark text:name="XM_017427754.2_721"/><text:span text:style-name="T7">gatgtggaccccctgacggtctttgcctccttgtcacctgagggcgtcctcatcatcgag</text:span><text:bookmark text:name="XM_017427754.2_781"/><text:span text:style-name="T7">gctcggcagacgcctccgtattacctttttagcactgaaagctcccagggtggcgaaacg</text:span><text:bookmark text:name="XM_017427754.2_841"/><text:span text:style-name="T7">caggaggtggaggccccggaggaacctgcggtc</text:span><text:span text:style-name="T12">---</text:span></text:p>
      <text:p text:style-name="Standard"><text:bookmark text:name="feature_XP_010731271.1_CDS_0"/><text:span text:style-name="summary-subhead"><text:span text:style-name="T1">&gt;198-xm_010732969.2-hspb8-larimichthys</text:span></text:span><text:span text:style-name="summary-subhead"><text:span text:style-name="T6">-</text:span></text:span><text:span text:style-name="summary-subhead"><text:span text:style-name="T1">crocea-euteleosteomorpha</text:span></text:span></text:p>
      <text:p text:style-name="Standard"><text:span text:style-name="summary-subhead"><text:span text:style-name="T1">atggcagagggagacttctac</text:span></text:span><text:bookmark text:name="XM_010732969.2_301"/><text:span text:style-name="T7">actatgggaagccggcagaggtttcccagggacccgtttggagaatcaccgttcagagac</text:span><text:bookmark text:name="XM_010732969.2_361"/><text:span text:style-name="T7">cagtctccgttcagggatcagctcgcatctcggtttatagacgatgactttgggatgcca</text:span><text:bookmark text:name="XM_010732969.2_421"/><text:span text:style-name="T7">cccttccctgatgatttggcaatggactggcccggttgggctcggccgggtcggctcagc</text:span><text:bookmark text:name="XM_010732969.2_481"/><text:span text:style-name="T7">acgcgaatcggtacctcgcctttcagcagcagtttacgcacaggtttccccgcgcgtcag</text:span><text:bookmark text:name="XM_010732969.2_541"/><text:span text:style-name="T7">tcaacgggaggccctacactgtacaccagcaggtacggcgagccttcctcccggagctca</text:span><text:bookmark text:name="XM_010732969.2_601"/><text:span text:style-name="T7">cccatcaccactggcggagagccctggaaagtttgtgtgaacgtccacagcttcaaacca</text:span><text:bookmark text:name="XM_010732969.2_661"/><text:span text:style-name="T7">gaggaattaaacgtcaaaacgagagacggatttgtagaagtgtcaggaaaacatgaagag</text:span><text:bookmark text:name="XM_010732969.2_721"/><text:span text:style-name="T7">aagcaggaagaaggaggcatagtgacaaagaatttcacaaagaagatacagatcccagta</text:span><text:bookmark text:name="XM_010732969.2_781"/><text:span text:style-name="T7">gatgtggaccctctgaccgttttcgcctccttgtctcctgaaggcgtccttatcattgaa</text:span><text:bookmark text:name="XM_010732969.2_841"/><text:span text:style-name="T7">gctcggcagacgcctccatattacctcttcagcaatgagggctcccaaggtggtgacgta</text:span><text:bookmark text:name="XM_010732969.2_901"/><text:span text:style-name="T7">ctggaggtggaggcacccaagccccaagaggcccctatggtc</text:span><text:span text:style-name="T12">---</text:span></text:p>
      <text:p text:style-name="Standard"><text:span text:style-name="summary-subhead"><text:span text:style-name="T1">&gt;199-xm_018703469.1-hspb8-lates-calcarifer-euteleosteomorpha</text:span></text:span></text:p>
      <text:p text:style-name="Standard"><text:soft-page-break/><text:span text:style-name="summary-subhead"><text:span text:style-name="T1">atggcagagggagactt</text:span></text:span><text:bookmark text:name="XM_018703469.1_241"/><text:span text:style-name="T7">ctacaccatgggaaaccggcagaggtttcccagggatccgtttggtgaatcgccgttcag</text:span><text:bookmark text:name="XM_018703469.1_301"/><text:span text:style-name="T7">ggatcagtctccgttcagggatcagctcgcgtctcggtttatggaagacgagtttgggat</text:span><text:bookmark text:name="XM_018703469.1_361"/><text:span text:style-name="T7">gccgcctttccccgacgatctggcgatggactggccgggctgggctcggcctggccgcct</text:span><text:bookmark text:name="XM_018703469.1_421"/><text:span text:style-name="T7">aagcacgcgcctcagcccctcgcctttcggcagcagtttacgctcagcgggtttcgcccc</text:span><text:bookmark text:name="XM_018703469.1_481"/><text:span text:style-name="T7">gcgccagtccacaggaggccccgcgctctacactagcaggtacggggagccctcctcccg</text:span><text:bookmark text:name="XM_018703469.1_541"/><text:span text:style-name="T7">gagctccccgatcaccaccgggggggagccctggaaagtttgcgtgaacgtccacagctt</text:span><text:bookmark text:name="XM_018703469.1_601"/><text:span text:style-name="T7">caaaccagaggaattacacgtcaaaacgagagacggatttgtagaagtgtcagggaaaca</text:span><text:bookmark text:name="XM_018703469.1_661"/><text:span text:style-name="T7">tgaagagaagcaggaagaaggaggcatagtgacaaagaatttcacaaagaagatacagat</text:span><text:bookmark text:name="XM_018703469.1_721"/><text:span text:style-name="T7">cccgatagacgtggaccctctgacggtctttgcctctttgtcccctgagggagtcctcat</text:span><text:bookmark text:name="XM_018703469.1_781"/><text:span text:style-name="T7">catcgaagctcggcagacgcctccatattacctcttcagcaacgaggactcccagggcgg</text:span><text:bookmark text:name="XM_018703469.1_841"/><text:span text:style-name="T7">agagatgcaggaggtggaggtccctaagccccaggaggcacccatggtc</text:span><text:span text:style-name="T12">---</text:span></text:p>
      <text:p text:style-name="Standard"><text:span text:style-name="summary-subhead"><text:span text:style-name="T1">&gt;200-xm_004566676.5-hspb8-maylandia-zebra-euteleosteomorpha</text:span></text:span></text:p>
      <text:p text:style-name="P9">atggcagagggagacttttacacgacgggaaaccgacagaggtttcccagagatccatttggagaatcgccattcattgatcagtctccattcagagaccagtctcctttcagggatcagttagcgtctcggtttatggaagatgaatttgggatgccacctttccccgatgatctgtcgatggactggccggggtgggctcgtccgggccggctaagcacgcgtctcagctcctcgccctttagcagcagtttacgcacaggttttcccccgcgtcagaccacgggaggcccccagctgtataccagcagatacggcgagccctcctcccggagttcacccaccactacttgtggggaaccctggaaagtctgcgtgaacgtccacagcttcaaaccagaagagttgcacgtaaaaacgagagacggatttgtagaagtgtcaggaaagcacgaagagaaacaggaagaaggtggaatagtgacaaagaatttcacaaagaagatacagatccccacagacgtggaccccctgacagtcttcgcctctttgtctcctgagggcgtcctcatcatcgaagctcggcagacacctccatattaccttttcagcgacgagggatcccaaggtggtgaaaagcaggaggtggaagcctccaagccccagatggctcctatggtc<text:span text:style-name="T36">---</text:span></text:p>
      <text:p text:style-name="Standard"><text:bookmark text:name="XM_006803878.1_181"/><text:span text:style-name="summary-subhead"><text:span text:style-name="T1">&gt;201-xm_006803878.1-hspb8-neolamprologus-brichardi-euteleosteomorpha</text:span></text:span></text:p>
      <text:p text:style-name="Standard"><text:span text:style-name="summary-subhead"><text:span text:style-name="T1">atggcagaggga</text:span></text:span><text:bookmark text:name="XM_006803878.1_241"/><text:span text:style-name="T7">gacttttacacgacgggaaaccgacagaggtttcccagagatccatttggagaatcgcca</text:span><text:bookmark text:name="XM_006803878.1_301"/><text:span text:style-name="T7">ttcattgatcagtctccattcagagaccagtctcctttcagggatcagttagcgtctcgg</text:span><text:bookmark text:name="XM_006803878.1_361"/><text:span text:style-name="T7">tttatggaagatgaatttgggatgccacctttccccgatgatctgtcgatggactggccg</text:span><text:bookmark text:name="XM_006803878.1_421"/><text:span text:style-name="T7">gggtgggctcgtccgggccggctaagcacgcgtctcagctcctcgccctttagcagcagt</text:span><text:bookmark text:name="XM_006803878.1_481"/><text:span text:style-name="T7">ttacgcacaggttttcccccgcgtcagtccacgggaggcccccagctatataccagcaga</text:span><text:bookmark text:name="XM_006803878.1_541"/><text:span text:style-name="T7">tacggcgagccctcctcccggaattcacccaccaccacttgtggggaaccctggaaagtc</text:span><text:bookmark text:name="XM_006803878.1_601"/><text:span text:style-name="T7">tgcgtgaacgtccacagcttcaaaccagaagagttgcacgtaaaaacgagagacggattt</text:span><text:bookmark text:name="XM_006803878.1_661"/><text:span text:style-name="T7">gtagaagtgtcaggaaagcacgaagagaaacaggaagaaggtggaatagtaacaaagaat</text:span><text:bookmark text:name="XM_006803878.1_721"/><text:span text:style-name="T7">ttcacaaagaagatacagatccccacagacgtggaccccctgacagtcttcgcctctttg</text:span><text:bookmark text:name="XM_006803878.1_781"/><text:span text:style-name="T7">tctcctgagggcgtcctcatcatcgaagctcggcaaacacctccatattaccttttcagc</text:span><text:bookmark text:name="XM_006803878.1_841"/><text:span text:style-name="T7">gacgagggatcccaaggtggtgaaaagcacgaggtggaagcctccaagccccagatggct</text:span><text:bookmark text:name="XM_006803878.1_901"/><text:span text:style-name="T7">cctatggtc</text:span><text:span text:style-name="T12">---</text:span></text:p>
      <text:p text:style-name="P9">&gt;201a-notfu17573-hspb8-nothobranchius<text:span text:style-name="T37">-</text:span>furzeri<text:span text:style-name="T18">-euteleosteomorpha</text:span></text:p>
      <text:p text:style-name="Standard"><text:span text:style-name="summary-subhead"><text:span text:style-name="T1">atggcagagggagacttttacacgatggggaaccggcagcggtttcctagagatccctttggagagtctccgttcggggaccagcttgcttcccggtttatgggcgatgactttgggatgccgccttttcccgatgacctggcgttggattggcccgggtgggctcgaccaggccggctgagcacgcgcctgggcccgtcgcccttcagcggcggtttacgcgcaggtttccccgcgcgccattccacgggaggccccgcgctgtacaccagcaggtacggagagccgccctcccgcagcccgcccaccaccaccggcggggagccctggaaggtctgcgtgaacgtccacagcttccgggcggcggagctgaacgtcaaaaccagagacgggttcgtggaggtgtcaggaaaacacgaagagaagcaagaggagggaggcatcgtgaccaagaactttaccaagaagatccagatccccgcagaggtggaccccctgacggtcttcgcctccttgtcgcctgagggcgtcctgatcatcgaggctcggcagactcctccatattacctttttagcagcgaaagctcccagggaggtgacacgcgggaggaggggcaggaggaggccatggcccccgaggcccccgaggccccggtgctc</text:span></text:span><text:span text:style-name="summary-subhead"><text:span text:style-name="T4">---</text:span></text:span></text:p>
      <text:p text:style-name="P14">&gt;202-xm_021606608.1-hspb8-oncorhynchus-mykiss-euteleosteomorpha</text:p>
      <text:p text:style-name="P14">atggcagaaggagacttctacactcttggaagtaggcagagggtcccccgagatccgttcagagagagtccgtcaatcgcctcccgatttatggacgatgactttgggatgtcccctttccccgaagacttgtcaatggactggcccggctgggctcggcctagccggctcagcacgcggctttccgcaccgtttacaggcactctgcgcactgggtttcagccaacgcgcgcatcgactgggcagacgccggtgtattgcacgagatacagcgagtccccccgcagctctccgacccaaacaccgggagagccctggaaagtgtgtgtgaacgtccacagctttaacccagaggaacttaatgtcaaaaccaaagatgggtttgtagaagtgtcaggaaaacatgaagagaagcaagaggaaggaggtatagtgacaaagaatttcacaaagaagatacagattccaatcgacgtggaccctctgacggtcttcgcctccttgtcgccagagggtgtgttgatcatcgaggcacggcagagccctccatactacctcttcagtaacgaaggtcctcagggagagaggcaggaggccaccatggtc<text:span text:style-name="T36">---</text:span></text:p>
      <text:p text:style-name="P14">&gt;203-xm_021622152.1-hspb8-oncorhynchus-mykiss-euteleosteomorpha</text:p>
      <text:p text:style-name="P14">atggcagaagacttctacactctgggaacgctggggagtaggcagagggccccccgagaccctttcagagagagtccgtcactggcctctcggtttatggacgatgactttgggatgtcccctttccctgaagacatgtcaatggactggcccggttgggcccggcctagccggctcagcacgcggctttccgcaccattcacgggcactctgcgcacagggtttccaccaacgcgtgcatcaactgggcagccgcctgtgtacagcacgagatacagcgagtccccccgcagctctccgacccagacgccgggagagccgtggaaagtttgtgtgaacgtccacagcttcaaaccagaggaacttaacatcaaaaccaaagatgggtttgtagaagtatcaggtaaacatgaagagaagcaggaggaaggaggcatcgtgacaaagaacttcacaaagaagatacagattccaaccgacgttgaccctgtgacggtcttcgcctccttgtcgccagagggggtgttgatcatcgaggcgcggcagagccctccatactacctcttcagtaacgaaggtccccagggagagatggaggaggccagccagagccaagaggccaggccccaggaggccgccatggtc<text:span text:style-name="T36">---</text:span></text:p>
      <text:p text:style-name="P14">&gt;204-xm_020490486.1-hspb8-oncorhynchus-kisutch-euteleosteomorpha</text:p>
      <text:p text:style-name="P14">atggcagaagacttctacactctgggaacgctggggagtaggcagagggtcccccgagaccctttcagagagagtccgtcactggcctctcggtttatggacgatgactttgggatgtcccctttccctgaagacatgtcaatggactggcccggttgggcccggcctagccggctcagcacgcgcctttccgcaccattcacgggcactctgcgcacagggtttccaccaacgcgtgcatcaactgggcagccgcctgtgtacagcacgagatacagcgagtccccccgcagctctccgacccagacgccgggagagccgtggaaagtttgtgtgaacgtccacagcttcaaaccagaggaacttaacatcaaaaccaaagatgggtttgtagaagtatcagggaaacatgaagagaagcaggacgaaggaggcatcgtgacaaagaacttcacaaagaagatacagattccaaccgacgttgaccctgtgacggtcttcgcctccttgtcgccagagggggtgttgatcatcgaggcgcggcagagccctccctactacctcttcagtaacgaaggtccccagggagagatggaggaggccatccagagccaagaggccaggccccaggaggccgccatggtc<text:span text:style-name="T36">---</text:span></text:p>
      <text:p text:style-name="P14">&gt;205-xm_020475741.1-hspb8-oncorhynchus-kisutch-euteleosteomorpha</text:p>
      <text:p text:style-name="P1">atggcagaaggagacttctacactcttggaagtaggcagagggtcccccgagatccgttcagagagagtccgtcaatcgcctcccgatttatggacgatgactttgggatgtcccctttccccgaagacttgtcaatggactggcccggctgggctcggcctagccggctcagcacgcggctttccgcaccgtttactggcactctgcgcactgggtttcagccaacgcgcgcatcgactgggaagacgccggtgtattgcacgagatacagcgagtccccccgcagctctccgacccaaacaccgggagagccctggaaagtgtgtgtgaacgtccacagctttaacccagaggaacttaatgtcaaaaccaaagatgggtttgtagaagtgtcaggaaaacatgaagagaagcaagaggaaggaggtatagtgacaaagaatttcacaaagaagatac<text:soft-page-break/>agattccaatcgacgtggaccctctgacggtcttcgcctccttgtcgccagagggtgtgttgatcatcgaggcacggcagagccctccctactacctcttcagtaacgaaggtcctcagggagagatggaagaggccagccagagccaggaggccaccatggtc<text:span text:style-name="T36">---</text:span></text:p>
      <text:p text:style-name="P14">&gt;206-xm_024402897.1-hspb8-oncorhynchus-tshawytscha-euteleosteomorpha</text:p>
      <text:p text:style-name="P14">atggcagaagacttctacactctgggaacgctggggaataggcagagggtcccccgagaccctttcagagagagtccgtcactggcctctcggtttatggacgatgactttgggatgtcccctttccctgaagacatgtcaatggactggcctggttgggcccggcctagccggctcagcacgcgcctttccgcaccattcacgggcactctgcgcacagggtttccaccaacgcgtgcatcaactgggcagccgcctgtgtacagcacgagatacagcgagtccccccgcagctctccgacccagacgccgggagaaccgtggaaagtgtgtgtgaacgtccacagcttcaaaccagaggaacttaacatcaaaaccaaagatgggtttgtagaagtatcagggaaacatgaagagaagcaggaggaaggaggcatcgtgacaaagaacttcacaaagaagatacagattccaaccgacgttgaccctgtgacggtcttcgcctccttgtcgccagagggtgtgttgatcatcgaggcgcggcagagccctccctactacctcttcagtaacgaaggtccccagggagagatggaggaggccagccagagccaagaggccaggccccaggaggccgccatggtc<text:span text:style-name="T36">---</text:span></text:p>
      <text:p text:style-name="P14">&gt;207-xm_024418238.1-hspb8-oncorhynchus-tshawytscha-euteleosteomorpha</text:p>
      <text:p text:style-name="P14">atggcagaaggagacttctacactcttggaagtaggcagagggtcccccgagatccgttcagagagagtccgtcaatcgcctcccgatttatggacgatgactttgggatgtcccctttccccgaagacttgtcaatggactggcccggctgggctcggcctagccggctcagcacgcggctttccgcaccgtttactggcactctgcgcactgggtttcagccaacgcgcgcatcgactgggcagacgccagtgtattgcacgagatacagcgagtccccccgcagctctccgacccaaacaccgggagagccctggaaagtgtgtgtgaacgtccacagctttaacccagaggaacttaatgtcaaaaccaaagatgggtttgtagaagtgtcaggaaaacatgaagagaagcaagaggaaggaggtatagtgacaaagaatttcacaaagaagatacagattccaatcgacgtggaccctctgatggtcttcgcctccttgtcgccagagggtgtgttgatcatcgaggcacggcagagccctccctactacctcttcagtaacgaaggtcctcatggagagatggaagaggccagccagagccaggaggccaccatggtc<text:span text:style-name="T36">---</text:span></text:p>
      <text:p text:style-name="HTML_20_Preformatted"><text:span text:style-name="T7">&gt;207a-m_003454160-</text:span><text:span text:style-name="ff_5f_line"><text:span text:style-name="T7">hspb8-</text:span></text:span><text:span text:style-name="T7">oreochromis-niloticus</text:span><text:span text:style-name="T1">-euteleosteomorpha</text:span></text:p>
      <text:p text:style-name="Standard"><text:span text:style-name="ff_5f_line"><text:span text:style-name="T1">atggcagagggagacttttacacgatgggaaaccgacagaggtttcccagagatccatttggagaatcgccattcattgatcagtctccattcagagaccagtctcctttcagggatcagttagcgtctcggtttatggaagatgaatttgggatgccacctttccccgatgatctgtcgatggactggccggggtgggctcgtccgggccggctaagcacgcgtctcagctcctcgccctttagcagcactttacgcacaggtttccccccgcgtcagtccacgggagccccccagctgtataccagcagatacggcgagccctcctcccggagttcacccaccaccacctgtggggaaccctggaaagtctgcgtgaacgtccacagcttcaaaccagaagagttgcacgtaaaaacgagagacggatttgtagaagtgtcaggaaagcacgaagagaaacaggaagaaggtggaatagtgacaaagaatttcacaaagaagatacagatccccacagacgtggatcccctgacagtcttcgcctctttgtcccctgagggtgtcctcatcatcgaagctcggcagacacctccatattaccttttcagcaacgagggctcccaaagtggtgaaaagcaggaggtggaagcctccaagccccaggaggctcctatggtc</text:span></text:span><text:span text:style-name="ff_5f_line"><text:span text:style-name="T4">---</text:span></text:span></text:p>
      <text:p text:style-name="P14">&gt;208-xm_004072074.4-hspb8-oryzias-latipes-euteleosteomorpha</text:p>
      <text:p text:style-name="P14">atggcagagggagacttttacaccatgggaaaccggcagcgcttccccagagatccgtttgagtctccgttcagggatcagtctcccttcagagatcaactggcgtcccgttttatggacgatgactttgggatgcctcctttccccgaggatctgggcatggactggcccgggtgggctcggccgggcaggttaagctcgcgcctcggcgcctcgccgtttggcaccggtttacgcacaggcttccccgcgcgtcagtcgacggggggccccgcggtttacaccagcagccggtacggagagccccagtcccggggctcccccaccagctgcggcggggagccgtggaaagtgtgcgtgaacgtgcacagctttaaagcagaggagctaaacgtgaagaccagggacgggttcgtggaggtgtcaggaaaacatgaagagaagcaagaggagggcggcatcgtgacgaagaacttcacaaagaagatacagatccccacagatgtagaccccctgacagtgtttgcctccttatcccctgagggcgtcctcatcatcgaggcaagacagacgcctccatactaccttgtcagcggcgaggactccaaggaaggcgaaaaaccagagatggaggcccccaatcccgaagactctcctgtcgtc<text:span text:style-name="T36">---</text:span></text:p>
      <text:p text:style-name="Standard"><text:span text:style-name="summary-subhead"><text:span text:style-name="T1">&gt;209-xm_020099324.1-hspb8-isoform-x1-paralichthys-olivaceus-euteleosteomorpha</text:span></text:span></text:p>
      <text:p text:style-name="Standard"><text:span text:style-name="summary-subhead"><text:span text:style-name="T1">atggcagagggagacttctacacgatggggagccggcagaggt</text:span></text:span><text:span text:style-name="T7">ttcctcgggatccatttggagagtctccgttccgggatcagtctccgttcagggagcagctcgcctcccggttcatggaggatgacttcgggatccctccgttccccgacgacctggcgatggactggccgggctgggctcgaccgggccggctcagcacccgcctgagctcgtcgcccttcagctccacgttacgctccggtttccccgcgcgtcattccaccggaggccccgcggtctacacgagccggtacggagaggcctccccccggagctcacccacctccccggccgcggcaggagccggcagcgccgggggggagccgtggaaagtgtgcgtgaacgtgcacagcttcaaaccagaggaactaaacgtgaaaacgagagacgggtttgttgaagtgtcagggaaacacgaggagaagcaggaagaaggaggaatagtgacaaagaatttcacaaagaagatacagatcccgctagacgtggaccctctggcagtgttcgcctctctgtcccccgagggcgtcctcatcatcgaagcccgacagacgccgccgtatcacctcttctgtggcgagggcccccagggtggcgaaacgccggaggtggagatctccaggccccaagaggcccccgtggtc</text:span><text:span text:style-name="T12">---</text:span></text:p>
      <text:p text:style-name="P9">&gt;210-xm_014999665.1-hspb8-poecilia-mexicana-euteleosteomorpha</text:p>
      <text:p text:style-name="P9">at<text:bookmark text:name="XM_014999665.1_241"/>ggcagaaggtgacttttacacgatgggaaaccggcagcggtttcctagagacccgtttgg<text:bookmark text:name="XM_014999665.1_301"/>agaatcgccattccgggatcagtcgccgttccgggatcagctcggatcccgattcatgga<text:bookmark text:name="XM_014999665.1_361"/>ggatgaattcgggatgccgcctttccccgacgacctcgggatggactggcccggttgggc<text:bookmark text:name="XM_014999665.1_421"/>tcgacccggccggcttagcacgcgcctcggcccgtcgccctttggcggcggtttacgcac<text:bookmark text:name="XM_014999665.1_481"/>agggttccccacgcgtcactccacgggaggccccgctctttacaccagcaggtacggcga<text:bookmark text:name="XM_014999665.1_541"/>gccgtccccacgcagctcccccacgaccacaggtggcgagccctggaaggtgtgcgtgaa<text:bookmark text:name="XM_014999665.1_601"/>cgtccacagcttcaagccagaggagttaaacgttaagaccagagacggttttgtagaggt<text:bookmark text:name="XM_014999665.1_661"/>ctcaggaaaacatgaagaaaaacaggaggaaggagggattgtgacgaagaatttcacaaa<text:bookmark text:name="XM_014999665.1_721"/>gaagatacagatccccaccgatgtggaccccctgacagtcttcgcttccttgtcgcctga<text:bookmark text:name="XM_014999665.1_781"/>gggtgtcctcatcatcgaggctcggcagaccccaccgtactacctctttagcagcgaaga<text:bookmark text:name="XM_014999665.1_841"/>gtccccaggaggggaagttcaggaagtagaggctccgaaaccccaagaggccccagcagt<text:bookmark text:name="XM_014999665.1_901"/>c<text:span text:style-name="T36">---</text:span></text:p>
      <text:p text:style-name="P6">&gt;211-xm_015059347-hspb8-poecilia-latipinna-euteleosteomorpha</text:p>
      <text:p text:style-name="P17">atggcagaaggtgacttttacacgatgggaaaccggcagcggtttcctagagacccgtttggagaatcgccgttccgggatcagtcgccgttccgggatcagctcgcatcccgattcatggaggatgaattcgggatgccgcctttccccgacgacctcgggatggactggcccggttgggctcgacccggccggcttagcacgcgcctcggccagtcgccctttggcggcggtttacgcacagggttccccacgcgtcactccacgggaggccccgctctttacaccagcaggtacggcgagccgtccccacgcagctcccccacgaccacaggtggcgagccctggaaggtgtgcgtgaacgtccacagcttcaagccagaggagttaaacgttaagaccagagacggttttgtagaggtctcaggaaaacatgaagaaaaacaggaggaaggagggattgtgacaaagaatttcacaaagaagatacagatccccaccgatgtggaccccctgacagtcttcgcttccttatcgcctgagggtgtcctcatcatcgaggctcggcagaccccaccgtactacctctttagcagcgaagagtccccaggaggagaaattcaggaagtagaggctccgaaaccccaagaggccccagcagtc<text:span text:style-name="T36">---</text:span></text:p>
      <text:p text:style-name="P9"><text:span text:style-name="T18">&gt;211a-</text:span>enspfot00000014634.1<text:span text:style-name="T18">-hspb8-poecilia</text:span><text:span text:style-name="T19">-</text:span><text:span text:style-name="T18">formosa-euteleosteomorpha</text:span></text:p>
      <text:p text:style-name="P9"><text:soft-page-break/><text:span text:style-name="T18">atggcagaaggtgacttttacacgatgggaaaccggcagcgg</text:span>tttcctagagacccgtttggagaatcgccattccgggatcagtcgccgttccgggatcagctcgcatcccgattcatggaggatgaattcgggatgccgcctttccccgacgacctcgggatggactggcccggttgggctcgacccggccggcttagcacgcgcctcggcccgtcgccctttggcggcggtttacgcacagggttccccacgcgtcactccacgggaggccccgctctttacaccagcaggtacggcgagccgtccccacgcagctcccccacgaccacaggtggcgagccctggaaggtgtgcgtgaacgtccacagcttcaagccagaggagttaaacgttaagaccagagacggttttgtagaggtctcaggaaaacatgaagaaaaacaggaggaaggagggattgtcacaaagaatttcacaaagaagatacagatccccaccgatgtggaccccctgacagtcttcgcttccttgtcgcctgagggtgtcctcatcatcgaggctcggcagaccccaccgtactacctctttagcagcgaagagtccccaggaggagaaattcaggaagtagaggctccgaaaccccaagaggccccagcagtc<text:span text:style-name="T36">---</text:span></text:p>
      <text:p text:style-name="P14">&gt;213-xm_014170575.1-hspb8-salmo-salar-euteleosteomorpha</text:p>
      <text:p text:style-name="P14">atggcagaaggagacttctacactcttggaagtaggcagagggtcccacgagatccgttcagagagagtccgtctctcgcctcccgatttatggacgatgactttgggatgtcccctttccccgaagacttgtcaatggactggcccggctgggctcggcctagccggctcagcacgcggctttccgcaccgtttactggcactctgcacactgggtttcagccaacgcgcgcatcgactgggcagacgccggtgtattgcacgagatacagcgagtccccccgcagctctccgacccagacacccggagagccctggaaagtgtgtgtgaacgtccacagctttaacccagaggaacttaatgtcaaaaccaaagatgggtttgtagaagtgtcagggaaacatgaagagaagcaaaaggaaggaggtatagtgacaaagaatttcacaaagaagatacagattccaaccgacgtggaccctctgagggtcttcgcctccttgtcgccagagggtgtgttgatcatcgaggtacggcagagccctccctactacctcttcagtaacgaatgtcctcagggagagatggaagaggccagccagagccaggaggccaccatggtc<text:span text:style-name="T36">---</text:span></text:p>
      <text:p text:style-name="P14">&gt;214-xm_014160033.1-hspb8-salmo-salar-euteleosteomorpha</text:p>
      <text:p text:style-name="P14">atggcagaagacttctacactctgggaacgctgggaagtaggcagagggccccccgagaccctttcagagagagtccgtcactggcctctcggtttatggacgatgactttgggatgtcccctttccctgaagacttgtcaatggactggcccggttgggctcggcctagccggctcagcacgcggctttccgcaccattcacgggcactctgcgcacagggtttccaccaacgcgtgcatcgactgggcagccgcctgtgtacagcacgagatacagcgagtccccccgcagctctccgacccagacgccgggagagccgtggaaagtttgtgtgaacgtccacagcttcaaaccagaggaacttaacatcaaaaccaaagatgggtttgtagaagtatcagggaaacatgaagagaagcaggaggaaggaggcatcgtgacaaagaacttcacaaagaagatacagattccaaccgacgttgaccctgtgacggtcttcgcctccttgtcgccagagggggtgttgatcatcgaggcgcggcagagccctccctactacctcttcagtaacgaaggtccccagggagagatggaggaggccagccagagccaagaggccaggccccaggaggccgccatggtc<text:span text:style-name="T36">---</text:span></text:p>
      <text:p text:style-name="P14">&gt;215-xm_024141472.1-hspb8-salvelinus-alpinus-euteleosteomorpha</text:p>
      <text:p text:style-name="P14">atggcagaagacttctacactctgggaacgctgggtagtaggcagagggtcccccgagaccctttcagagagagtccgtcactggcctctcggtttatggacgatgactttgggatgtcccctttccctgaagacttgtcaatggactggcccggttgggctcggcctagccggctcagcacgcggctttccgcaccattcacgggcactctgcgcacagggtttccaccaacgcgtgcatcgactgggcagccgcctgtgtacagcacgagatacagcgagtccccccgcagctctccgacccagacgccgggagagccgtggaaagtttgtgtgaacgtccacagtttcaaaccagaggaacttaacatcaaaaccaaagatgggtttgtagaagtatcagggaaacatgaagagaagcaggaggaaggaggcaccgtgacaaagaacttcacaaagaagatacagattccaaccgacgttgaccctgtgacggtcttcgcctccttgtcgccagagggggtgttgatcatcgaggcgcggcagagccctccctactacctcttcagtaacgaaggtccccagggagagatggaggaggccagccagagccaggaggccaccatggtc<text:span text:style-name="T36">---</text:span></text:p>
      <text:p text:style-name="P14">&gt;216-xm_024001519.2-hspb8-salvelinus-alpinus-euteleosteomorpha</text:p>
      <text:p text:style-name="P14">atggcagaaggagacttctacactcttggaagtaggcagagggccccccgagatcctttcagagagagtccgtctctcgcctcccgatttatggacgatgactttgggatgtcccctttccccgaagacttgtcaatggactggcccggctgggctcggcctagccggctcagcacgcggctttccgcaccgtttactggcactctgcgcactgggtttcagccaacgcgcacatcgactgggcagacgccggtgtattgcacgagatacagcgagtccccccgcagctctccgacccaaacaccgggagagccatggaaagtgtgtgtgaacgtccacagctttaacccagaggaacttaatgtcaaaaccayagatgggtttgtagaagtgtcagggaaacatgaagagaagcaagaggaaggaggtatagtgacaaagaatttcacaaagaagatacagattccaatcgacgtggaccctctgacggtcttcgcctccttgtcgccagagggtgtgttgatcatcgaggcacggcagagccctccctactacctcttcagtaacgaaggtcctcagggagaggtggaagaggccagccagagccaggaggccaccatggtc<text:span text:style-name="T36">---</text:span></text:p>
      <text:p text:style-name="P9">&gt;217-xm_008279881.1<text:span text:style-name="T18">-hspb8-stegastes-partitus-euteleosteomorpha</text:span></text:p>
      <text:p text:style-name="P9">atggcagagggagacttttacacg<text:bookmark text:name="XM_008279881.1_241"/>atgggaagccggcagagatttcccagagatccgtttggagaattccgggatcagtcaccg<text:bookmark text:name="XM_008279881.1_301"/>ttcagggatcagctcgcctctcggtttatggaagatgactttgggatgccacctttcccc<text:bookmark text:name="XM_008279881.1_361"/>gacgacctggcgatggactggccgggctgggctcggccgggccggctaagcacgcgcctc<text:bookmark text:name="XM_008279881.1_421"/>agcccgtcgccgttcagcagcactttacgcacaggtttcccccagcgtcagtccaccgga<text:bookmark text:name="XM_008279881.1_481"/>ggccccgcgctgtacaccagcaggtacggagagccctcctcccgcagctcccccaccggc<text:bookmark text:name="XM_008279881.1_541"/>accgtctccaccaccggcggggagccctggaaggtctgcgtgaacgtccacagcttcaaa<text:bookmark text:name="XM_008279881.1_601"/>ccagaggagctgaacgtaaagacgagagacggatttgtagaagtgtcaggaaaacacgaa<text:bookmark text:name="XM_008279881.1_661"/>gagaaacaagaagaaggaggcatagtgacaaagaatttcacaaagaagatccagatcccc<text:bookmark text:name="XM_008279881.1_721"/>gtagacgtggaccctctgacggtgttcgcctctttgtccccggagggcgtcctcatcatc<text:bookmark text:name="XM_008279881.1_781"/>gaagctcggcagacgcctccgtactacctgttcagcagcgacggctccccggctggagaa<text:bookmark text:name="XM_008279881.1_841"/>acgcaggaagtggattcccccaaaccccaggaggcctccatggcc<text:span text:style-name="T36">---</text:span></text:p>
      <text:p text:style-name="P17">&gt;218-xm_003975186.2-hspb8-takifugu-rubripes-euteleosteomorpha</text:p>
      <text:p text:style-name="P9"><text:span text:style-name="T18">atggccgagggggacttctacaccatgggcagccggcagaggtttccgagggacccg</text:span>tttggagaatccccgttcatggatcagtctcctttcagggagcagctcgcatctcgcttcatggacgatgattttggaatcagcagaagtcagcgggccatggccggccttccgtgatgacctggcgatggactggccgggctgggctcggccgggtcggctcactacgcgtctcagcccctcgccctttggcggcgggttgcgcgccggcttccccgcgcgtcagtccacgggaggccccgcgctgtacggcggcaggtacggcgagccttcctccaggagctcgcccgtcacggcggggggagaaccctggaaggtgtgcgtgaacgtgcacagcttcaaaccagaagaactaaatgtcaaaaccaaagacggatttgtagaagtgtcaggaaaacacgaagagaagcaggaagaaggaggcatcgtgacgaagaatttcacaaagaagatacagatcccagtcgacgtggacccgctgactgtgttcgcctcgctgtccccagagggcgtcctcatcatcgaagcccggcagacgcctccctatcacctgttcagcagcgagagcctgcaggccggcgacgcgccggagcccgacccccccaaaccgcaagaggcccc<text:span text:style-name="T24">gatggcc</text:span><text:span text:style-name="T25">---</text:span></text:p>
      <text:h text:style-name="P8" text:outline-level="1">&gt;218a-enstnit00000018920.1-hspb8-tetraodon-nigroviridis<text:span text:style-name="T18">-euteleosteomorpha</text:span></text:h>
      <text:p text:style-name="P9"><text:span text:style-name="T24">atggccgagggggacttctacaccatgggcagccgacagaggtttccgcgggacccgtttggagagtctccgttcagggatcagctcgcctctcgcttcatggacgatgattttgga</text:span>atgccggccttccgcgacgatctggcgatggactggcctgactgggctcggccgggtcggctcagcacgcgtctcagcccctcgccctttggcggtgcgttgcgcaccggcttccccgcgcgtcagtccacgggaggccctgcgctgtacggaggccggtacggggagccttcttccaggagctctcccgtcaccacagggggagaaccctggaaagtgtgcgtgaacgtgcacagcttcaaaccagaagaactcaatgtcaaaaccagagacggatttgtagaagtgtcaggaaaacatgaggagaagcaggaagaaggaggcatcatgacaaagaatttca<text:soft-page-break/>caaagaagatacagatccctgttgatgtggaccctctgaccgtgttcgcctcactgtcgcctgagggcgtcctcatcatcgaagcccggcagacaccaccctatcacctgttcagcaaagagagcctgcagggcgacgacgcgacagagtcggagtcccccaaagcgcaagaggccccgctggcc<text:span text:style-name="T36">---</text:span></text:p>
      <text:p text:style-name="P17">&gt;219-xm_005803859.2-hspb8-xiphophorus-maculatus-euteleosteomorpha</text:p>
      <text:p text:style-name="P9">atggcagaaggtgacttttacacgatgggaaaccggcagcggtttcctagagacccgtttggagaatcgccgttccgggatcagtcgccgttccgggatcagctcgcatcccggttcatggaggatgaattcgggatgccgcctttccccgacgacctcgggatggactggcccggttgggctcggcccggccgactgagcacgcgcctcggccagtcgccctttggcggcggtttacgcacagggttccccacgcgtcactccacgggaggccccgcactttacaccagcaggtacggcgagccgtccccaagcagctcccccacgaccacaggtggcgagccctggaaggtgtgcgtgaacgtccacagcttcaagccagaggagttaaacgttaagaccagagacggttttgtagaggtctcaggaaaacatgaagaaaaacaggaggaaggcgggattgtgacgaagaatttcacaaagaagatacagatccccaccgatgtggaccccctgacagtcttcgcttccttgtcgcctgagggtgtcctcatcatcgaggctcggcagactccaccgtactacctcttcagcagtgaagactccccaggaggggaaattcaggaagtcgaggctcctaaaccccaagaggccccagcagtc<text:span text:style-name="T36">---</text:span></text:p>
      <text:p text:style-name="P9">&gt;230-lepoc08055-hspb8-lepisosteus-oculatus</text:p>
      <text:p text:style-name="P9">atggcggatggacacttttatactactggaagcagacagaggactccaagagacccattcagagatcagtcgctcagctcccggttcctggatgacgattttggaatgagctctttttcagatgacctgtcaatggactggcctgactgggttcgaccccgtctaagctctgcttggccgggcactctgcggtccggattctctcgctcatccacaggtacccctcccacgtacagttcgaggtacagcgaacctcgcagtgcgcccgtggccagaggggagccgtggaaagtgtgcgtcaacgtgcacaactttaaacccgaggagctgaacgtaaaaaccaaagatgggtttgtagaagtgtcgggcaagcatgaagaaaagcaggaagaggggagcattgtttccaaaaatttcactaagaaaatccagatacctggagatgtggatcccctcacagttttcgcttccttgtctcctgagggagttctcataatcgaagctcctcagaccccgccctactacctctttggcagtgattacacagggaacgagggagaggaaaccgagtttaaaactcaggaaacaactgtggcc<text:span text:style-name="T36">---</text:span></text:p>
      <text:p text:style-name="P12"><text:span text:style-name="T18">&gt;240-xm_007899064.1</text:span><text:span text:style-name="T38">-hspb8</text:span><text:span text:style-name="T18">-callorhinchus-milii-</text:span>chondrichthyes</text:p>
      <text:p text:style-name="P14">atggcagaaagtcaagctcctttctcttgtcagatcccggggagacataggagcaatagagaccctttcagggaacctggcttgacctctcgttttttggatgatgagttcgctttccccgaccacttcacagccgactggcccgactgggctcgacccaggctcacctccacctggccaggacccttgagaacttccttcaatggtcccaacagagaaccgcaagccacctattccccgtcgcctcctcagtactcggctcgctacatgggttacccagagtccaagagccagaccagcctcaccccaggggaaccttggaaagtgtgtgtcaacgtgcagagcttcagacccgaggagatcacagtgaaaaccagagacggttttgtggagatctcagggaaacacgaagagaaacaggaggaaggcgggatcgtgtcaaaaaacttcaccaaaaagatccagctgccgatggaagtgaacgctgtgactgtctttgcgtccttgtcccccgaaggagttttaatcatcgaagccccccctgtgagaccaccctcctacctgtacggggatgaatgcatggccgtggaccgagaaggaagtgagttcgaaaaccaggaacagaccgtttcatct<text:span text:style-name="T36">---</text:span></text:p>
      <text:p text:style-name="P12"><text:span text:style-name="T18">&gt;241-xm_020525166.1</text:span><text:span text:style-name="T38">-hspb8</text:span><text:span text:style-name="T18">-rhincodon-typus-</text:span>chondrichthyes</text:p>
      <text:p text:style-name="P14">atggctgagagtcaggtcccattttcctgccagatgcctgggaggcacaggagtagcagggaccctttccgagagccggccttatcttctcgcttcctggacgatgagttcggcatgccaactttttccgagcacttcacggccgactggccggactgggcgagacccaggctcacctccacttggccggggcccctgagatcatcctttaacggggcggctcgggactctgcgggtatctacggcccggcgcctcctcattacacggctcgttacaccggctaccccgaggccaagaacccgcccagcatcaacccgggggaaccctggaaggtgtgcgttaacgtgaagagcttcgcccccgaggagctgaccatcaaaaccaaggatgggttcgtggagatatcgggaaaacacgaagaaaaacaagaagaaggaggaatcgtttcgaaaaacttcaccaaaaaaatccagttacccatcgaagttgaccccgtgacagtttttgcatccttgtctcctgaaggagtcttaattattgaagctccccctgtaagaccaccttgctatttctatggtgatgacagcatgagcattgatgcagaagaaaatggattgagaggccaagaacagattgtttct<text:span text:style-name="T36">---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Überschrift_20_1" style:display-name="Überschrift 1" style:family="paragraph" style:parent-style-name="Standard" style:default-outline-level="1" style:list-style-name="">
      <style:paragraph-properties fo:margin-top="0.1945in" fo:margin-bottom="0.1945in" loext:contextual-spacing="false"/>
      <style:text-properties fo:font-size="24pt" fo:font-weight="bold" style:font-size-asian="24pt" style:font-weight-asian="bold" style:font-size-complex="24pt" style:font-weight-complex="bold"/>
    </style:style>
    <style:style style:name="Überschrift_20_2" style:display-name="Überschrift 2" style:family="paragraph" style:parent-style-name="Standard" style:next-style-name="Standard" style:default-outline-level="2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Überschrift_20_3" style:display-name="Überschrift 3" style:family="paragraph" style:parent-style-name="Standard" style:next-style-name="Standard" style:default-outline-level="3" style:list-style-name="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Überschrift_20_4" style:display-name="Überschrift 4" style:family="paragraph" style:parent-style-name="Standard" style:next-style-name="Standard" style:default-outline-level="4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" style:family="paragraph" style:parent-style-name="Standard" style:next-style-name="Textkörper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körper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e" style:family="paragraph" style:parent-style-name="Textkörper" style:default-outline-level="">
      <style:text-properties style:font-name-complex="Arial" style:font-family-complex="Arial" style:font-family-generic-complex="system" style:font-pitch-complex="variable"/>
    </style:style>
    <style:style style:name="Beschriftung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visible" style:family="paragraph" style:parent-style-name="Standard" style:default-outline-level="">
      <style:paragraph-properties fo:margin-top="0.1945in" fo:margin-bottom="0.1945in" loext:contextual-spacing="false"/>
    </style:style>
    <style:style style:name="Vorformatierter_20_Text" style:display-name="Vorformatierter Text" style:family="paragraph" style:parent-style-name="Standard" style:default-outline-level="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link" style:family="text">
      <style:text-properties fo:color="#0000ff" style:text-underline-style="solid" style:text-underline-width="auto" style:text-underline-color="font-color"/>
    </style:style>
    <style:style style:name="ff_5f_line" style:display-name="ff_line" style:family="text"/>
    <style:style style:name="Strong" style:family="text">
      <style:text-properties fo:font-weight="bold" style:font-weight-asian="bold" style:font-weight-complex="bold"/>
    </style:style>
    <style:style style:name="summary-subhead" style:family="text">
      <style:text-properties fo:font-size="12pt" style:font-size-asian="12pt" style:font-size-complex="12pt"/>
    </style:style>
    <style:style style:name="feat_5f_h" style:display-name="feat_h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eature" style:family="text" style:parent-style-name="Default_20_Paragraph_20_Font"/>
    <style:style style:name="adorn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pecies" style:family="text" style:parent-style-name="Default_20_Paragraph_20_Font"/>
    <style:style style:name="coltab-tab" style:family="text" style:parent-style-name="Default_20_Paragraph_20_Font"/>
    <style:style style:name="h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" style:display-name="ListLabel 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8" style:display-name="ListLabel 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9" style:display-name="ListLabel 9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0033cc" fo:background-color="#ffffff"/>
    </style:style>
    <style:style style:name="ListLabel_20_12" style:display-name="ListLabel 12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14" style:display-name="ListLabel 14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15" style:display-name="ListLabel 1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0" style:display-name="ListLabel 2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1" style:display-name="ListLabel 21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color="#0033cc" fo:background-color="#ffffff"/>
    </style:style>
    <style:style style:name="ListLabel_20_24" style:display-name="ListLabel 24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26" style:display-name="ListLabel 26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27" style:display-name="ListLabel 2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2" style:display-name="ListLabel 3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3" style:display-name="ListLabel 33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0033cc" fo:background-color="#ffffff"/>
    </style:style>
    <style:style style:name="ListLabel_20_36" style:display-name="ListLabel 36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38" style:display-name="ListLabel 38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9" style:display-name="ListLabel 3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4" style:display-name="ListLabel 4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5" style:display-name="ListLabel 45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33cc" fo:background-color="#ffffff"/>
    </style:style>
    <style:style style:name="ListLabel_20_48" style:display-name="ListLabel 48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50" style:display-name="ListLabel 50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51" style:display-name="ListLabel 5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6" style:display-name="ListLabel 5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7" style:display-name="ListLabel 57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fo:color="#0033cc" fo:background-color="#ffffff"/>
    </style:style>
    <style:style style:name="ListLabel_20_60" style:display-name="ListLabel 60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.8in" fo:margin-right="0.572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1:16:00</meta:creation-date>
    <meta:initial-creator>Rainer Benndorf</meta:initial-creator>
    <dc:language>de-DE</dc:language>
    <dc:date>2019-01-28T14:47:59.314000000</dc:date>
    <meta:editing-cycles>382</meta:editing-cycles>
    <meta:editing-duration>PT8H24M52S</meta:editing-duration>
    <meta:generator>LibreOffice/6.1.3.2$Windows_X86_64 LibreOffice_project/86daf60bf00efa86ad547e59e09d6bb77c699acb</meta:generator>
    <dc:title>Neuropathy- and myopathy-associated mutations in human small heat shock proteins: Characteristics and evolutionary history of the mutation sites</dc:title>
    <dc:subject>Mutation Research-Reviews in Mutation Research, 761 (2014) 15-30. doi:10.1016/j.mrrev.2014.02.004</dc:subject>
    <meta:document-statistic meta:table-count="0" meta:image-count="0" meta:object-count="0" meta:page-count="20" meta:paragraph-count="294" meta:word-count="294" meta:character-count="98554" meta:non-whitespace-character-count="98547"/>
    <meta:user-defined meta:name="AppVersion">15.0000</meta:user-defined>
    <meta:user-defined meta:name="Company">NC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